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95cm"/>
    </style:style>
    <style:style style:name="co2" style:family="table-column">
      <style:table-column-properties fo:break-before="auto" style:column-width="0.746cm"/>
    </style:style>
    <style:style style:name="co3" style:family="table-column">
      <style:table-column-properties fo:break-before="auto" style:column-width="1.187cm"/>
    </style:style>
    <style:style style:name="co4" style:family="table-column">
      <style:table-column-properties fo:break-before="auto" style:column-width="6.385cm"/>
    </style:style>
    <style:style style:name="co5" style:family="table-column">
      <style:table-column-properties fo:break-before="auto" style:column-width="1.409cm"/>
    </style:style>
    <style:style style:name="co6" style:family="table-column">
      <style:table-column-properties fo:break-before="auto" style:column-width="2.985cm"/>
    </style:style>
    <style:style style:name="co7" style:family="table-column">
      <style:table-column-properties fo:break-before="auto" style:column-width="6.856cm"/>
    </style:style>
    <style:style style:name="co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3.731cm"/>
    </style:style>
    <style:style style:name="co20" style:family="table-column">
      <style:table-column-properties fo:break-before="auto" style:column-width="12.218cm"/>
    </style:style>
    <style:style style:name="co21" style:family="table-column">
      <style:table-column-properties fo:break-before="auto" style:column-width="1.353cm"/>
    </style:style>
    <style:style style:name="co22" style:family="table-column">
      <style:table-column-properties fo:break-before="auto" style:column-width="5.971cm"/>
    </style:style>
    <style:style style:name="co23" style:family="table-column">
      <style:table-column-properties fo:break-before="auto" style:column-width="13.296cm"/>
    </style:style>
    <style:style style:name="co14" style:family="table-column">
      <style:table-column-properties fo:break-before="auto" style:column-width="0.69cm"/>
    </style:style>
    <style:style style:name="co15" style:family="table-column">
      <style:table-column-properties fo:break-before="auto" style:column-width="2.127cm"/>
    </style:style>
    <style:style style:name="co16" style:family="table-column">
      <style:table-column-properties fo:break-before="auto" style:column-width="2.321cm"/>
    </style:style>
    <style:style style:name="co17" style:family="table-column">
      <style:table-column-properties fo:break-before="auto" style:column-width="4.284cm"/>
    </style:style>
    <style:style style:name="co18" style:family="table-column">
      <style:table-column-properties fo:break-before="auto" style:column-width="2.238cm"/>
    </style:style>
    <style:style style:name="co24" style:family="table-column">
      <style:table-column-properties fo:break-before="auto" style:column-width="2.155cm"/>
    </style:style>
    <style:style style:name="co25" style:family="table-column">
      <style:table-column-properties fo:break-before="auto" style:column-width="1.741cm"/>
    </style:style>
    <style:style style:name="co26" style:family="table-column">
      <style:table-column-properties fo:break-before="auto" style:column-width="2.625cm"/>
    </style:style>
    <style:style style:name="co27" style:family="table-column">
      <style:table-column-properties fo:break-before="auto" style:column-width="1.547cm"/>
    </style:style>
    <style:style style:name="co28" style:family="table-column">
      <style:table-column-properties fo:break-before="auto" style:column-width="2.70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0" style:family="table-cell" style:parent-style-name="Default">
      <style:table-cell-properties fo:background-color="#000000"/>
      <style:text-properties style:text-position="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  <style:text-properties style:text-position="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15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6" style:family="table-cell" style:parent-style-name="Default">
      <style:table-cell-properties fo:background-color="#e6e6e6" style:text-align-source="fix" style:repeat-content="false"/>
      <style:paragraph-properties fo:text-align="start" fo:margin-left="0cm"/>
      <style:text-properties style:text-position=""/>
    </style:style>
    <style:style style:name="ce17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start" fo:margin-left="0cm"/>
      <style:text-properties style:text-position=""/>
    </style:style>
    <style:style style:name="ce18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  <style:text-properties style:text-position="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text-position="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text-position="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text-position=""/>
    </style:style>
    <style:style style:name="ce22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23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style:text-position="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style:shadow="#808080 0.176cm 0.176cm" fo:border-top="0.06pt solid #000000"/>
      <style:paragraph-properties fo:text-align="center" fo:margin-left="0cm"/>
      <style:text-properties style:text-position=""/>
    </style:style>
    <style:style style:name="ce26" style:family="table-cell" style:parent-style-name="Default" style:data-style-name="N100">
      <style:table-cell-properties fo:border-bottom="none" style:text-align-source="fix" style:repeat-content="false" fo:border-left="0.06pt solid #000000" fo:border-right="none" style:shadow="#808080 0.176cm 0.176cm" fo:border-top="none"/>
      <style:paragraph-properties fo:text-align="center" fo:margin-left="0cm"/>
      <style:text-properties style:text-position=""/>
    </style:style>
    <style:style style:name="ce27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style:shadow="#808080 0.176cm 0.176cm" fo:border-top="none"/>
      <style:paragraph-properties fo:text-align="center" fo:margin-left="0cm"/>
      <style:text-properties style:text-position="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9" style:family="table-cell" style:parent-style-name="Default" style:data-style-name="N100">
      <style:table-cell-properties fo:border-bottom="none" style:text-align-source="fix" style:repeat-content="false" fo:border-left="0.06pt solid #000000" fo:border-right="none" style:shadow="#808080 0.176cm 0.176cm" fo:border-top="0.06pt solid #000000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style:text-position="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none" style:shadow="#808080 0.176cm 0.176cm" fo:border-top="none"/>
      <style:paragraph-properties fo:text-align="center" fo:margin-left="0cm"/>
      <style:text-properties style:text-position="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none" style:shadow="#808080 0.176cm 0.176cm" fo:border-top="none"/>
      <style:paragraph-properties fo:text-align="center" fo:margin-left="0cm"/>
      <style:text-properties style:text-position=""/>
    </style:style>
    <style:style style:name="ce32" style:family="table-cell" style:parent-style-name="Default">
      <style:table-cell-properties fo:border-bottom="none" fo:border-left="0.06pt solid #000000" fo:border-right="none" style:shadow="#808080 0.176cm 0.176cm" fo:border-top="0.06pt solid #000000"/>
      <style:text-properties style:text-position=""/>
    </style:style>
    <style:style style:name="ce33" style:family="table-cell" style:parent-style-name="Default" style:data-style-name="N37">
      <style:table-cell-properties fo:border-bottom="none" style:text-align-source="fix" style:repeat-content="false" fo:border-left="0.06pt solid #000000" fo:border-right="none" style:shadow="#808080 0.176cm 0.176cm" fo:border-top="none"/>
      <style:paragraph-properties fo:text-align="center" fo:margin-left="0cm"/>
      <style:text-properties style:text-position="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style:shadow="#808080 0.176cm 0.176cm" fo:border-top="0.06pt solid #000000"/>
      <style:paragraph-properties fo:text-align="start" fo:margin-left="0cm"/>
      <style:text-properties style:text-position=""/>
    </style:style>
    <style:style style:name="ce35" style:family="table-cell" style:parent-style-name="Default">
      <style:table-cell-properties fo:border-bottom="none" style:text-align-source="fix" style:repeat-content="false" fo:border-left="none" fo:border-right="0.06pt solid #000000" style:shadow="#808080 0.176cm 0.176cm" fo:border-top="none"/>
      <style:paragraph-properties fo:text-align="start" fo:margin-left="0cm"/>
      <style:text-properties style:text-position="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0.06pt solid #000000" style:shadow="#808080 0.176cm 0.176cm" fo:border-top="none"/>
      <style:paragraph-properties fo:text-align="start" fo:margin-left="0cm"/>
      <style:text-properties style:text-position="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style:shadow="#808080 0.176cm 0.176cm" fo:border-top="0.06pt solid #000000"/>
      <style:paragraph-properties fo:text-align="start" fo:margin-left="0cm"/>
      <style:text-properties style:text-position=""/>
    </style:style>
    <style:style style:name="ce38" style:family="table-cell" style:parent-style-name="Default">
      <style:table-cell-properties style:text-align-source="fix" style:repeat-content="false" fo:border="none" style:shadow="#808080 0.176cm 0.176cm"/>
      <style:paragraph-properties fo:text-align="start" fo:margin-left="0cm"/>
      <style:text-properties style:text-position=""/>
    </style:style>
    <style:style style:name="ce39" style:family="table-cell" style:parent-style-name="Default">
      <style:table-cell-properties style:text-align-source="fix" style:repeat-content="false" style:shadow="#808080 0.176cm 0.176cm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style:shadow="#808080 0.176cm 0.176cm" fo:border-top="none"/>
      <style:paragraph-properties fo:text-align="start" fo:margin-left="0cm"/>
      <style:text-properties style:text-position=""/>
    </style:style>
    <style:style style:name="ce41" style:family="table-cell" style:parent-style-name="Default">
      <style:table-cell-properties fo:border-bottom="none" fo:border-left="none" fo:border-right="none" style:shadow="#808080 0.176cm 0.176cm" fo:border-top="0.06pt solid #000000"/>
      <style:text-properties style:text-position=""/>
    </style:style>
    <style:style style:name="ce42" style:family="table-cell" style:parent-style-name="Default">
      <style:table-cell-properties fo:border-bottom="none" style:text-align-source="fix" style:repeat-content="false" fo:border-left="none" fo:border-right="0.06pt solid #000000" style:shadow="#808080 0.176cm 0.176cm" fo:border-top="0.06pt solid #000000"/>
      <style:paragraph-properties fo:text-align="center" fo:margin-left="0cm"/>
      <style:text-properties style:text-position=""/>
    </style:style>
    <style:style style:name="ce43" style:family="table-cell" style:parent-style-name="Default">
      <style:table-cell-properties fo:border-bottom="none" style:text-align-source="fix" style:repeat-content="false" fo:border-left="none" fo:border-right="0.06pt solid #000000" style:shadow="#808080 0.176cm 0.176cm" fo:border-top="none"/>
      <style:paragraph-properties fo:text-align="center" fo:margin-left="0cm"/>
      <style:text-properties style:text-position="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0.06pt solid #000000" style:shadow="#808080 0.176cm 0.176cm" fo:border-top="none"/>
      <style:paragraph-properties fo:text-align="center" fo:margin-left="0cm"/>
      <style:text-properties style:text-position=""/>
    </style:style>
    <style:style style:name="ce45" style:family="table-cell" style:parent-style-name="Default">
      <style:table-cell-properties fo:border-bottom="none" fo:border-left="none" fo:border-right="0.06pt solid #000000" style:shadow="#808080 0.176cm 0.176cm" fo:border-top="0.06pt solid #000000"/>
      <style:text-properties style:text-position=""/>
    </style:style>
    <style:style style:name="ce5" style:family="table-cell" style:parent-style-name="Default">
      <style:table-cell-properties fo:background-color="#e6e6e6"/>
      <style:text-properties style:text-position=""/>
    </style:style>
    <style:style style:name="ce6" style:family="table-cell" style:parent-style-name="Default">
      <style:table-cell-properties fo:border-bottom="none" fo:background-color="#e6e6e6" fo:border-left="0.06pt solid #000000" fo:border-right="none" fo:border-top="none"/>
      <style:text-properties style:text-position=""/>
    </style:style>
    <style:style style:name="ce7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8" style:family="table-cell" style:parent-style-name="Default">
      <style:table-cell-properties fo:border-bottom="none" fo:background-color="#e6e6e6" fo:border-left="none" fo:border-right="0.06pt solid #000000" fo:border-top="none"/>
      <style:text-properties style:text-position="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66" style:family="table-cell" style:parent-style-name="Default">
      <style:text-properties style:text-outline="false" style:text-line-through-style="none" style:text-position="" style:font-name="Monospace" fo:font-size="10pt" fo:language="en" fo:country="US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ext-properties style:use-window-font-color="true" style:text-outline="false" style:text-line-through-styl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ext-properties style:text-outline="false" style:text-line-through-styl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ext-properties style:text-outline="false" style:text-line-through-style="none" style:text-position="" style:font-name="Monospace" fo:font-size="10pt" fo:language="en" fo:country="US" fo:text-shadow="none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/>
      <style:text-properties style:text-position=""/>
    </style:style>
    <style:style style:name="ce71" style:family="table-cell" style:parent-style-name="Default">
      <style:table-cell-properties fo:wrap-option="wrap"/>
      <style:text-properties style:text-outline="false" style:text-line-through-styl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wrap-option="wrap"/>
      <style:text-properties style:text-outline="false" style:text-line-through-style="none" style:text-position="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3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Default">
      <style:text-properties fo:font-weight="normal" style:font-weight-asian="normal" style:font-weight-complex="normal"/>
    </style:style>
    <style:style style:name="ce65" style:family="table-cell" style:parent-style-name="Default">
      <style:table-cell-properties fo:border-bottom="none" fo:border-left="0.06pt solid #000000" fo:border-right="none" fo:border-top="0.06pt solid #000000"/>
    </style:style>
    <style:style style:name="ce74" style:family="table-cell" style:parent-style-name="Default">
      <style:table-cell-properties fo:border-bottom="none" fo:border-left="0.06pt solid #000000" fo:border-right="none" fo:border-top="none"/>
    </style:style>
    <style:style style:name="ce75" style:family="table-cell" style:parent-style-name="Default">
      <style:table-cell-properties fo:border-bottom="0.06pt solid #000000" fo:border-left="0.06pt solid #000000" fo:border-right="none" fo:border-top="none"/>
    </style:style>
    <style:style style:name="ce76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7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8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8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83" style:family="table-cell" style:parent-style-name="Default">
      <style:table-cell-properties fo:border-bottom="0.06pt solid #000000" fo:border-left="none" fo:border-right="none" fo:border-top="0.06pt solid #000000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5" style:family="table-cell" style:parent-style-name="Default">
      <style:table-cell-properties fo:border-bottom="0.06pt solid #000000" fo:border-left="none" fo:border-right="none" fo:border-top="none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</style:style>
    <style:style style:name="ce89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9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1" style:family="table-cell" style:parent-style-name="Default">
      <style:table-cell-properties fo:border-bottom="0.06pt solid #000000" fo:border-left="none" fo:border-right="0.06pt solid #000000" fo:border-top="none"/>
    </style:style>
    <style:style style:name="ce92" style:family="table-cell" style:parent-style-name="Default">
      <style:table-cell-properties fo:border-bottom="none" fo:border-left="none" fo:border-right="0.06pt solid #000000" fo:border-top="none"/>
    </style:style>
    <style:style style:name="ce93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94" style:family="table-cell" style:parent-style-name="Default" style:data-style-name="N1">
      <style:table-cell-properties fo:border-bottom="0.06pt solid #000000" fo:border-left="none" fo:border-right="0.06pt solid #000000" fo:border-top="0.06pt solid #000000"/>
    </style:style>
    <style:style style:name="ce95" style:family="table-cell" style:parent-style-name="Default">
      <style:table-cell-properties fo:border="non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true" draw:auto-grow-width="false" fo:min-height="6.321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Arrowheads_20_1" draw:marker-start-width="0.2cm" draw:marker-start-center="false" draw:fill="solid" draw:fill-color="#ffffc0" draw:auto-grow-height="true" draw:auto-grow-width="false" fo:min-height="5.531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Arrowheads_20_1" draw:marker-start-width="0.2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Arrowheads_20_1" draw:marker-start-width="0.2cm" draw:marker-start-center="false" draw:fill="solid" draw:fill-color="#ffffc0" draw:auto-grow-height="true" draw:auto-grow-width="false" fo:min-height="5.136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Arrowheads_20_1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Arrowheads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15" style:family="graphic">
      <style:graphic-properties draw:marker-start="Arrowheads_20_1" draw:marker-start-width="0.2cm" draw:marker-start-center="false" draw:fill="solid" draw:fill-color="#ffffc0" draw:auto-grow-height="true" draw:auto-grow-width="false" fo:min-height="6.716cm" fo:padding-top="0.1cm" fo:padding-bottom="0.1cm" fo:padding-left="0.1cm" fo:padding-right="0.1cm" draw:shadow="hidden" draw:shadow-offset-x="0.1cm" draw:shadow-offset-y="0.1cm" draw:caption-escape-direction="auto"/>
    </style:style>
    <style:style style:name="gr16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2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ce3"/>
        <table:table-column table:style-name="co2" table:number-columns-repeated="4" table:default-cell-style-name="ce1"/>
        <table:table-column table:style-name="co2" table:number-columns-repeated="4" table:default-cell-style-name="ce3"/>
        <table:table-column table:style-name="co2" table:number-columns-repeated="4" table:default-cell-style-name="ce1"/>
        <table:table-column table:style-name="co2" table:number-columns-repeated="4" table:default-cell-style-name="ce3"/>
        <table:table-column table:style-name="co2" table:number-columns-repeated="4" table:default-cell-style-name="ce1"/>
        <table:table-column table:style-name="co2" table:number-columns-repeated="4" table:default-cell-style-name="ce3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20"/>
        <table:table-column table:style-name="co5" table:default-cell-style-name="ce20"/>
        <table:table-column table:style-name="co5" table:number-columns-repeated="2" table:default-cell-style-name="ce1"/>
        <table:table-column table:style-name="co6" table:default-cell-style-name="ce20"/>
        <table:table-column table:style-name="co7" table:default-cell-style-name="ce1"/>
        <table:table-column table:style-name="co8" table:number-columns-repeated="984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>
            <text:p>ARM Ref page</text:p>
          </table:table-cell>
          <table:table-cell office:value-type="float" office:value="31">
            <text:p>31</text:p>
          </table:table-cell>
          <table:table-cell table:formula="of:=[.B2]-1" office:value-type="float" office:value="30">
            <text:p>30</text:p>
          </table:table-cell>
          <table:table-cell table:formula="of:=[.C2]-1" office:value-type="float" office:value="29">
            <text:p>29</text:p>
          </table:table-cell>
          <table:table-cell table:formula="of:=[.D2]-1" office:value-type="float" office:value="28">
            <text:p>28</text:p>
          </table:table-cell>
          <table:table-cell table:formula="of:=[.E2]-1" office:value-type="float" office:value="27">
            <text:p>27</text:p>
          </table:table-cell>
          <table:table-cell table:formula="of:=[.F2]-1" office:value-type="float" office:value="26">
            <text:p>26</text:p>
          </table:table-cell>
          <table:table-cell table:formula="of:=[.G2]-1" office:value-type="float" office:value="25">
            <text:p>25</text:p>
          </table:table-cell>
          <table:table-cell table:formula="of:=[.H2]-1" office:value-type="float" office:value="24">
            <text:p>24</text:p>
          </table:table-cell>
          <table:table-cell table:formula="of:=[.I2]-1" office:value-type="float" office:value="23">
            <text:p>23</text:p>
          </table:table-cell>
          <table:table-cell table:formula="of:=[.J2]-1" office:value-type="float" office:value="22">
            <text:p>22</text:p>
          </table:table-cell>
          <table:table-cell table:formula="of:=[.K2]-1" office:value-type="float" office:value="21">
            <text:p>21</text:p>
          </table:table-cell>
          <table:table-cell table:formula="of:=[.L2]-1" office:value-type="float" office:value="20">
            <text:p>20</text:p>
          </table:table-cell>
          <table:table-cell table:formula="of:=[.M2]-1" office:value-type="float" office:value="19">
            <text:p>19</text:p>
          </table:table-cell>
          <table:table-cell table:formula="of:=[.N2]-1" office:value-type="float" office:value="18">
            <text:p>18</text:p>
          </table:table-cell>
          <table:table-cell table:formula="of:=[.O2]-1" office:value-type="float" office:value="17">
            <text:p>17</text:p>
          </table:table-cell>
          <table:table-cell table:formula="of:=[.P2]-1" office:value-type="float" office:value="16">
            <text:p>16</text:p>
          </table:table-cell>
          <table:table-cell table:formula="of:=[.Q2]-1" office:value-type="float" office:value="15">
            <text:p>15</text:p>
          </table:table-cell>
          <table:table-cell table:formula="of:=[.R2]-1" office:value-type="float" office:value="14">
            <text:p>14</text:p>
          </table:table-cell>
          <table:table-cell table:formula="of:=[.S2]-1" office:value-type="float" office:value="13">
            <text:p>13</text:p>
          </table:table-cell>
          <table:table-cell table:formula="of:=[.T2]-1" office:value-type="float" office:value="12">
            <text:p>12</text:p>
          </table:table-cell>
          <table:table-cell table:formula="of:=[.U2]-1" office:value-type="float" office:value="11">
            <text:p>11</text:p>
          </table:table-cell>
          <table:table-cell table:formula="of:=[.V2]-1" office:value-type="float" office:value="10">
            <text:p>10</text:p>
          </table:table-cell>
          <table:table-cell table:formula="of:=[.W2]-1" office:value-type="float" office:value="9">
            <text:p>9</text:p>
          </table:table-cell>
          <table:table-cell table:formula="of:=[.X2]-1" office:value-type="float" office:value="8">
            <text:p>8</text:p>
          </table:table-cell>
          <table:table-cell table:formula="of:=[.Y2]-1" office:value-type="float" office:value="7">
            <text:p>7</text:p>
          </table:table-cell>
          <table:table-cell table:formula="of:=[.Z2]-1" office:value-type="float" office:value="6">
            <text:p>6</text:p>
          </table:table-cell>
          <table:table-cell table:formula="of:=[.AA2]-1" office:value-type="float" office:value="5">
            <text:p>5</text:p>
          </table:table-cell>
          <table:table-cell table:formula="of:=[.AB2]-1" office:value-type="float" office:value="4">
            <text:p>4</text:p>
          </table:table-cell>
          <table:table-cell table:formula="of:=[.AC2]-1" office:value-type="float" office:value="3">
            <text:p>3</text:p>
          </table:table-cell>
          <table:table-cell table:formula="of:=[.AD2]-1" office:value-type="float" office:value="2">
            <text:p>2</text:p>
          </table:table-cell>
          <table:table-cell table:formula="of:=[.AE2]-1" office:value-type="float" office:value="1">
            <text:p>1</text:p>
          </table:table-cell>
          <table:table-cell table:formula="of:=[.AF2]-1" office:value-type="float" office:value="0">
            <text:p>0</text:p>
          </table:table-cell>
          <table:table-cell table:number-columns-repeated="2"/>
          <table:table-cell office:value-type="string">
            <text:p>Arch</text:p>
          </table:table-cell>
          <table:table-cell/>
          <table:table-cell table:style-name="Default" table:number-columns-repeated="3"/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number-columns-repeated="2" office:value-type="float" office:value="0">
            <text:p>0</text:p>
          </table:table-cell>
          <table:table-cell office:value-type="float" office:value="1">
            <office:annotation draw:style-name="gr1" draw:text-style-name="P1" svg:width="2.899cm" svg:height="0.596cm" svg:x="6.817cm" svg:y="0cm" draw:caption-point-x="-0.61cm" draw:caption-point-y="0.863cm">
              <dc:date>2014-06-23T00:00:00</dc:date>
              <text:p text:style-name="P1"><text:span text:style-name="T1">I</text:span></text:p>
            </office:annotation>
            <text:p>1</text:p>
          </table:table-cell>
          <table:table-cell table:style-name="ce12" office:value-type="string">
            <text:p>Opcode</text:p>
          </table:table-cell>
          <table:table-cell table:number-columns-repeated="2"/>
          <table:table-cell table:style-name="ce7"/>
          <table:table-cell table:style-name="ce15" office:value-type="string">
            <text:p>S</text:p>
          </table:table-cell>
          <table:table-cell/>
          <table:table-cell office:value-type="string">
            <text:p>Rn</text:p>
          </table:table-cell>
          <table:table-cell/>
          <table:table-cell table:style-name="ce11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style-name="ce20" office:value-type="string">
            <text:p>Rotate</text:p>
          </table:table-cell>
          <table:table-cell table:number-columns-repeated="2"/>
          <table:table-cell table:style-name="ce11"/>
          <table:table-cell/>
          <table:table-cell table:style-name="ce16" office:value-type="string">
            <text:p>Immediate</text:p>
          </table:table-cell>
          <table:table-cell table:number-columns-repeated="5"/>
          <table:table-cell table:style-name="ce11"/>
          <table:table-cell/>
          <table:table-cell office:value-type="string">
            <text:p>ALU immediate</text:p>
          </table:table-cell>
          <table:table-cell table:number-columns-repeated="2"/>
          <table:table-cell table:style-name="Default" table:number-columns-repeated="3"/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number-columns-repeated="3" office:value-type="float" office:value="0">
            <text:p>0</text:p>
          </table:table-cell>
          <table:table-cell table:style-name="ce12" office:value-type="string">
            <text:p>Opcode</text:p>
          </table:table-cell>
          <table:table-cell table:number-columns-repeated="2"/>
          <table:table-cell table:style-name="ce7"/>
          <table:table-cell table:style-name="ce15" office:value-type="string">
            <text:p>S</text:p>
          </table:table-cell>
          <table:table-cell/>
          <table:table-cell office:value-type="string">
            <text:p>Rn</text:p>
          </table:table-cell>
          <table:table-cell/>
          <table:table-cell table:style-name="ce11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/>
          <table:table-cell table:style-name="ce20" office:value-type="string">
            <text:p>Shift Immediate</text:p>
          </table:table-cell>
          <table:table-cell table:number-columns-repeated="3"/>
          <table:table-cell table:style-name="ce17" office:value-type="string">
            <text:p>Type</text:p>
          </table:table-cell>
          <table:table-cell table:style-name="ce7"/>
          <table:table-cell table:style-name="ce15" office:value-type="float" office:value="0">
            <text:p>0</text:p>
          </table:table-cell>
          <table:table-cell/>
          <table:table-cell office:value-type="string">
            <text:p>Rm</text:p>
          </table:table-cell>
          <table:table-cell/>
          <table:table-cell table:style-name="ce11"/>
          <table:table-cell/>
          <table:table-cell office:value-type="string">
            <text:p>ALU Shift I</text:p>
          </table:table-cell>
          <table:table-cell table:number-columns-repeated="2"/>
          <table:table-cell table:style-name="Default" table:number-columns-repeated="3"/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number-columns-repeated="3" office:value-type="float" office:value="0">
            <text:p>0</text:p>
          </table:table-cell>
          <table:table-cell table:style-name="ce12" office:value-type="string">
            <text:p>Opcode</text:p>
          </table:table-cell>
          <table:table-cell table:number-columns-repeated="2"/>
          <table:table-cell table:style-name="ce7"/>
          <table:table-cell table:style-name="ce15" office:value-type="string">
            <text:p>S</text:p>
          </table:table-cell>
          <table:table-cell/>
          <table:table-cell office:value-type="string">
            <text:p>Rn</text:p>
          </table:table-cell>
          <table:table-cell/>
          <table:table-cell table:style-name="ce11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/>
          <table:table-cell office:value-type="string">
            <text:p>Rs</text:p>
          </table:table-cell>
          <table:table-cell table:number-columns-repeated="2"/>
          <table:table-cell table:style-name="ce4" office:value-type="float" office:value="0">
            <text:p>0</text:p>
          </table:table-cell>
          <table:table-cell table:style-name="ce17" office:value-type="string">
            <text:p>Type</text:p>
          </table:table-cell>
          <table:table-cell table:style-name="ce7"/>
          <table:table-cell table:style-name="ce15" office:value-type="float" office:value="1">
            <text:p>1</text:p>
          </table:table-cell>
          <table:table-cell/>
          <table:table-cell office:value-type="string">
            <text:p>Rm</text:p>
          </table:table-cell>
          <table:table-cell/>
          <table:table-cell table:style-name="ce11"/>
          <table:table-cell/>
          <table:table-cell office:value-type="string">
            <text:p>ALU Shift R</text:p>
          </table:table-cell>
          <table:table-cell table:number-columns-repeated="2"/>
          <table:table-cell table:style-name="ce25" office:value-type="string">
            <text:p>Type</text:p>
          </table:table-cell>
          <table:table-cell table:style-name="ce34"/>
          <table:table-cell table:number-columns-repeated="985"/>
        </table:table-row>
        <table:table-row table:style-name="ro1">
          <table:table-cell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6"/>
          <table:table-cell table:number-columns-repeated="2"/>
          <table:table-cell table:style-name="ce26" office:value-type="string">
            <text:p>00</text:p>
          </table:table-cell>
          <table:table-cell table:style-name="ce35" office:value-type="string">
            <text:p>Logical Left</text:p>
          </table:table-cell>
          <table:table-cell table:number-columns-repeated="985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"/>
          <table:table-cell office:value-type="string">
            <text:p>msb</text:p>
          </table:table-cell>
          <table:table-cell table:number-columns-repeated="3"/>
          <table:table-cell table:style-name="ce4"/>
          <table:table-cell office:value-type="string">
            <text:p>Rd</text:p>
          </table:table-cell>
          <table:table-cell table:number-columns-repeated="2"/>
          <table:table-cell table:style-name="ce9"/>
          <table:table-cell office:value-type="string">
            <text:p>lsb</text:p>
          </table:table-cell>
          <table:table-cell table:number-columns-repeated="2"/>
          <table:table-cell table:style-name="ce7"/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/>
          <table:table-cell office:value-type="string">
            <text:p>BFC</text:p>
          </table:table-cell>
          <table:table-cell office:value-type="string">
            <text:p>v6T2</text:p>
          </table:table-cell>
          <table:table-cell/>
          <table:table-cell table:style-name="ce26" office:value-type="string">
            <text:p>01</text:p>
          </table:table-cell>
          <table:table-cell table:style-name="ce35" office:value-type="string">
            <text:p>Logical Right</text:p>
          </table:table-cell>
          <table:table-cell table:number-columns-repeated="985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office:value-type="string">
            <text:p>R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"/>
          <table:table-cell office:value-type="string">
            <text:p>msb</text:p>
          </table:table-cell>
          <table:table-cell table:number-columns-repeated="3"/>
          <table:table-cell table:style-name="ce4"/>
          <table:table-cell office:value-type="string">
            <text:p>Rd</text:p>
          </table:table-cell>
          <table:table-cell table:number-columns-repeated="2"/>
          <table:table-cell table:style-name="ce9"/>
          <table:table-cell office:value-type="string">
            <text:p>lsb</text:p>
          </table:table-cell>
          <table:table-cell table:number-columns-repeated="2"/>
          <table:table-cell table:style-name="ce7"/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office:annotation draw:style-name="gr1" draw:text-style-name="P1" svg:width="2.899cm" svg:height="4.941cm" svg:x="33.043cm" svg:y="1.488cm" draw:caption-point-x="-0.61cm" draw:caption-point-y="1.51cm">
              <dc:date>2014-06-23T00:00:00</dc:date>
              <text:p text:style-name="P1"><text:span text:style-name="T1">Bit Field Insert copies any number of low order bits from a register into the same number of adjacent bits at any</text:span></text:p>
              <text:p text:style-name="P1"><text:span text:style-name="T1">position in the destination register.</text:span></text:p>
              <text:p text:style-name="P1"><text:span text:style-name="T1"/></text:p>
            </office:annotation>
            <text:p>BFI</text:p>
          </table:table-cell>
          <table:table-cell office:value-type="string">
            <text:p>v6T2</text:p>
          </table:table-cell>
          <table:table-cell/>
          <table:table-cell table:style-name="ce26" office:value-type="float" office:value="10">
            <text:p>10</text:p>
          </table:table-cell>
          <table:table-cell table:style-name="ce35" office:value-type="string">
            <text:p>Arithmetic Right</text:p>
          </table:table-cell>
          <table:table-cell table:number-columns-repeated="985"/>
        </table:table-row>
        <table:table-row table:style-name="ro1">
          <table:table-cell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7"/>
          <table:table-cell/>
          <table:table-cell table:style-name="ce27" office:value-type="float" office:value="11">
            <text:p>11</text:p>
          </table:table-cell>
          <table:table-cell table:style-name="ce36" office:value-type="string">
            <text:p>Rotate Right</text:p>
          </table:table-cell>
          <table:table-cell table:number-columns-repeated="985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Rm</text:p>
          </table:table-cell>
          <table:table-cell/>
          <table:table-cell table:style-name="ce11"/>
          <table:table-cell/>
          <table:table-cell office:value-type="string">
            <office:annotation draw:style-name="gr1" draw:text-style-name="P1" svg:width="2.899cm" svg:height="0.596cm" svg:x="33.043cm" svg:y="2.341cm" draw:caption-point-x="-0.61cm" draw:caption-point-y="1.51cm">
              <dc:date>2014-06-23T00:00:00</dc:date>
              <text:p text:style-name="P1"><text:span text:style-name="T1">Rd =CLZ of Rm</text:span></text:p>
            </office:annotation>
            <text:p>CLZ</text:p>
          </table:table-cell>
          <table:table-cell table:number-columns-repeated="989"/>
        </table:table-row>
        <table:table-row table:style-name="ro1">
          <table:table-cell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number-columns-repeated="991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string">
            <text:p>S</text:p>
          </table:table-cell>
          <table:table-cell/>
          <table:table-cell office:value-type="string">
            <text:p>Rd</text:p>
          </table:table-cell>
          <table:table-cell table:number-columns-repeated="2"/>
          <table:table-cell table:style-name="ce4"/>
          <table:table-cell office:value-type="string">
            <text:p>Ra</text:p>
          </table:table-cell>
          <table:table-cell/>
          <table:table-cell table:style-name="ce7"/>
          <table:table-cell/>
          <table:table-cell office:value-type="string">
            <text:p>Rm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1" draw:text-style-name="P1" svg:width="2.899cm" svg:height="0.991cm" svg:x="33.043cm" svg:y="3.195cm" draw:caption-point-x="-0.61cm" draw:caption-point-y="1.51cm">
              <dc:date>2014-06-23T00:00:00</dc:date>
              <text:p text:style-name="P1"><text:span text:style-name="T1">Rd&lt;31:0&gt;= Rn*Rm + Ra</text:span></text:p>
            </office:annotation>
            <text:p>MLA</text:p>
          </table:table-cell>
          <table:table-cell table:number-columns-repeated="2"/>
          <table:table-cell table:style-name="ce25" office:value-type="string">
            <text:p>Opcode</text:p>
          </table:table-cell>
          <table:table-cell table:style-name="ce37"/>
          <table:table-cell table:style-name="ce34" office:value-type="string">
            <text:p>Description</text:p>
          </table:table-cell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/>
          <table:table-cell office:value-type="string">
            <text:p>Rd</text:p>
          </table:table-cell>
          <table:table-cell table:number-columns-repeated="2"/>
          <table:table-cell table:style-name="ce4"/>
          <table:table-cell office:value-type="string">
            <text:p>Ra</text:p>
          </table:table-cell>
          <table:table-cell/>
          <table:table-cell table:style-name="ce7"/>
          <table:table-cell/>
          <table:table-cell office:value-type="string">
            <text:p>Rm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office:annotation draw:style-name="gr1" draw:text-style-name="P1" svg:width="2.899cm" svg:height="0.991cm" svg:x="33.043cm" svg:y="3.622cm" draw:caption-point-x="-0.61cm" draw:caption-point-y="1.51cm">
              <dc:date>2014-06-23T00:00:00</dc:date>
              <text:p text:style-name="P1"><text:span text:style-name="T1">Rd = Ra – Rn * Rm</text:span></text:p>
            </office:annotation>
            <text:p>MLS</text:p>
          </table:table-cell>
          <table:table-cell table:number-columns-repeated="2"/>
          <table:table-cell table:style-name="ce26" office:value-type="string">
            <text:p>0000</text:p>
          </table:table-cell>
          <table:table-cell table:style-name="ce38" office:value-type="string">
            <text:p>AND</text:p>
          </table:table-cell>
          <table:table-cell table:style-name="ce35" office:value-type="string">
            <text:p>Rd = RN &amp; Op2</text:p>
          </table:table-cell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number-columns-repeated="27"/>
          <table:table-cell table:style-name="ce11"/>
          <table:table-cell table:style-name="Default" table:number-columns-repeated="3"/>
          <table:table-cell/>
          <table:table-cell table:style-name="ce26" office:value-type="string">
            <text:p>0001</text:p>
          </table:table-cell>
          <table:table-cell table:style-name="ce39" office:value-type="string">
            <text:p>EOR</text:p>
          </table:table-cell>
          <table:table-cell table:style-name="ce35" office:value-type="string">
            <text:p>Rd = RN ^ Op2</text:p>
          </table:table-cell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number-columns-repeated="7" office:value-type="float" office:value="0">
            <text:p>0</text:p>
          </table:table-cell>
          <table:table-cell table:style-name="ce15" office:value-type="string">
            <text:p>S</text:p>
          </table:table-cell>
          <table:table-cell/>
          <table:table-cell office:value-type="string">
            <text:p>Rd</text:p>
          </table:table-cell>
          <table:table-cell table:number-columns-repeated="2"/>
          <table:table-cell table:style-name="ce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/>
          <table:table-cell office:value-type="string">
            <text:p>Rm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MUL</text:p>
          </table:table-cell>
          <table:table-cell table:number-columns-repeated="2"/>
          <table:table-cell table:style-name="ce26" office:value-type="string">
            <text:p>0010</text:p>
          </table:table-cell>
          <table:table-cell table:style-name="ce39" office:value-type="string">
            <text:p>SUB</text:p>
          </table:table-cell>
          <table:table-cell table:style-name="ce35" office:value-type="string">
            <text:p>Rd = RN - Op2</text:p>
          </table:table-cell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number-columns-repeated="27"/>
          <table:table-cell table:style-name="ce11"/>
          <table:table-cell table:style-name="Default" table:number-columns-repeated="2"/>
          <table:table-cell table:number-columns-repeated="2"/>
          <table:table-cell table:style-name="ce26" office:value-type="string">
            <text:p>0011</text:p>
          </table:table-cell>
          <table:table-cell table:style-name="ce39" office:value-type="string">
            <text:p>RSB</text:p>
          </table:table-cell>
          <table:table-cell table:style-name="ce35" office:value-type="string">
            <text:p>Rd = Op2 – Rn</text:p>
          </table:table-cell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9"/>
          <table:table-cell office:value-type="string">
            <text:p>Rd</text:p>
          </table:table-cell>
          <table:table-cell/>
          <table:table-cell table:style-name="ce11"/>
          <table:table-cell/>
          <table:table-cell office:value-type="string">
            <text:p>Ra</text:p>
          </table:table-cell>
          <table:table-cell table:number-columns-repeated="2"/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office:value-type="float" office:value="1">
            <text:p>1</text:p>
          </table:table-cell>
          <table:table-cell table:style-name="ce15" office:value-type="string">
            <text:p>M</text:p>
          </table:table-cell>
          <table:table-cell table:style-name="ce15" office:value-type="string">
            <text:p>N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2" draw:text-style-name="P1" svg:width="11.007cm" svg:height="2.966cm" svg:x="33.043cm" svg:y="5.329cm" draw:caption-point-x="-0.61cm" draw:caption-point-y="1.51cm">
              <dc:date>2014-06-23T00:00:00</dc:date>
              <text:p text:style-name="P1"><text:span text:style-name="T1">operand1 = if n_high then R[n]&lt;31:16&gt; else R[n]&lt;15:0&gt;;</text:span></text:p>
              <text:p text:style-name="P1"><text:span text:style-name="T1">operand2 = if m_high then R[m]&lt;31:16&gt; else R[m]&lt;15:0&gt;;</text:span></text:p>
              <text:p text:style-name="P1"><text:span text:style-name="T1">result = SInt(operand1) * SInt(operand2) + SInt(R[a]);</text:span></text:p>
              <text:p text:style-name="P1"><text:span text:style-name="T1">R[d] = result&lt;31:0&gt;;</text:span></text:p>
              <text:p text:style-name="P1"><text:span text:style-name="T1">if result != SInt(result&lt;31:0&gt;) then // Signed overflow</text:span></text:p>
              <text:p text:style-name="P1"><text:span text:style-name="T1">APSR.Q = ‘1’;</text:span></text:p>
              <text:p text:style-name="P1"><text:span text:style-name="T1"/></text:p>
            </office:annotation>
            <text:p>SMLA(BB/BT/TB/TT)</text:p>
          </table:table-cell>
          <table:table-cell table:style-name="Default"/>
          <table:table-cell/>
          <table:table-cell table:style-name="ce26" office:value-type="string">
            <text:p>0100</text:p>
          </table:table-cell>
          <table:table-cell table:style-name="ce39" office:value-type="string">
            <text:p>ADD (ADR)</text:p>
          </table:table-cell>
          <table:table-cell table:style-name="ce35" office:value-type="string">
            <text:p>Rd = RN + Op2 </text:p>
          </table:table-cell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9"/>
          <table:table-cell office:value-type="string">
            <text:p>Rd</text:p>
          </table:table-cell>
          <table:table-cell/>
          <table:table-cell table:style-name="ce11"/>
          <table:table-cell/>
          <table:table-cell office:value-type="string">
            <text:p>Ra</text:p>
          </table:table-cell>
          <table:table-cell table:number-columns-repeated="2"/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M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3" draw:text-style-name="P1" svg:width="9.556cm" svg:height="3.361cm" svg:x="33.043cm" svg:y="5.756cm" draw:caption-point-x="-0.61cm" draw:caption-point-y="1.51cm">
              <dc:date>2014-06-23T00:00:00</dc:date>
              <text:p text:style-name="P1"><text:span text:style-name="T1">operand2 = if m_swap then ROR(R[m],16) else R[m];</text:span></text:p>
              <text:p text:style-name="P1"><text:span text:style-name="T1">product1 = SInt(R[n]&lt;15:0&gt;) * SInt(operand2&lt;15:0&gt;);</text:span></text:p>
              <text:p text:style-name="P1"><text:span text:style-name="T1">product2 = SInt(R[n]&lt;31:16&gt;) * SInt(operand2&lt;31:16&gt;);</text:span></text:p>
              <text:p text:style-name="P1"><text:span text:style-name="T1">result = product1 + product2 + SInt(R[a]);</text:span></text:p>
              <text:p text:style-name="P1"><text:span text:style-name="T1">R[d] = result&lt;31:0&gt;;</text:span></text:p>
              <text:p text:style-name="P1"><text:span text:style-name="T1">if result != SInt(result&lt;31:0&gt;) then // Signed overflow</text:span></text:p>
              <text:p text:style-name="P1"><text:span text:style-name="T1">APSR.Q = ‘1’;</text:span></text:p>
              <text:p text:style-name="P1"><text:span text:style-name="T1"/></text:p>
            </office:annotation>
            <text:p>SMLAD</text:p>
          </table:table-cell>
          <table:table-cell table:style-name="Default"/>
          <table:table-cell/>
          <table:table-cell table:style-name="ce26" office:value-type="string">
            <text:p>0101</text:p>
          </table:table-cell>
          <table:table-cell table:style-name="ce39" office:value-type="string">
            <text:p>ADC</text:p>
          </table:table-cell>
          <table:table-cell table:style-name="ce35" office:value-type="string">
            <text:p>Rd = RN + Op2 + C</text:p>
          </table:table-cell>
          <table:table-cell table:number-columns-repeated="984"/>
        </table:table-row>
        <table:table-row table:style-name="ro1">
          <table:table-cell/>
          <table:table-cell table:style-name="ce5" table:number-columns-repeated="4"/>
          <table:table-cell table:style-name="ce9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office:value-type="string">
            <text:p>S</text:p>
          </table:table-cell>
          <table:table-cell table:style-name="ce9"/>
          <table:table-cell office:value-type="string">
            <text:p>RdHi</text:p>
          </table:table-cell>
          <table:table-cell/>
          <table:table-cell table:style-name="ce11"/>
          <table:table-cell/>
          <table:table-cell office:value-type="string">
            <text:p>RdLo</text:p>
          </table:table-cell>
          <table:table-cell table:number-columns-repeated="2"/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2" draw:text-style-name="P1" svg:width="10.551cm" svg:height="2.966cm" svg:x="33.043cm" svg:y="6.183cm" draw:caption-point-x="-0.61cm" draw:caption-point-y="1.51cm">
              <dc:date>2014-06-23T00:00:00</dc:date>
              <text:p text:style-name="P1"><text:span text:style-name="T1">result = SInt(R[n]) * SInt(R[m]) + SInt(R[dHi]:R[dLo]);</text:span></text:p>
              <text:p text:style-name="P1"><text:span text:style-name="T1">R[dHi] = result&lt;63:32&gt;;</text:span></text:p>
              <text:p text:style-name="P1"><text:span text:style-name="T1">R[dLo] = result&lt;31:0&gt;;</text:span></text:p>
              <text:p text:style-name="P1"><text:span text:style-name="T1">if setflags then</text:span></text:p>
              <text:p text:style-name="P1"><text:span text:style-name="T1">APSR.N = result&lt;63&gt;;</text:span></text:p>
              <text:p text:style-name="P1"><text:span text:style-name="T1">APSR.Z = IsZeroBit(result&lt;63:0&gt;);</text:span></text:p>
              <text:p text:style-name="P1"><text:span text:style-name="T1"/></text:p>
            </office:annotation>
            <text:p>SMLAL</text:p>
          </table:table-cell>
          <table:table-cell table:style-name="Default"/>
          <table:table-cell/>
          <table:table-cell table:style-name="ce26" office:value-type="string">
            <text:p>0110</text:p>
          </table:table-cell>
          <table:table-cell table:style-name="ce39" office:value-type="string">
            <text:p>SBC</text:p>
          </table:table-cell>
          <table:table-cell table:style-name="ce35" office:value-type="string">
            <text:p>Rd = RN – Op2 + -1</text:p>
          </table:table-cell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"/>
          <table:table-cell office:value-type="string">
            <text:p>RdHi</text:p>
          </table:table-cell>
          <table:table-cell/>
          <table:table-cell table:style-name="ce11"/>
          <table:table-cell/>
          <table:table-cell office:value-type="string">
            <text:p>RdLo</text:p>
          </table:table-cell>
          <table:table-cell table:number-columns-repeated="2"/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office:value-type="float" office:value="1">
            <text:p>1</text:p>
          </table:table-cell>
          <table:table-cell table:style-name="ce15" office:value-type="string">
            <text:p>M</text:p>
          </table:table-cell>
          <table:table-cell table:style-name="ce15" office:value-type="string">
            <text:p>N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2" draw:text-style-name="P1" svg:width="11.007cm" svg:height="2.966cm" svg:x="33.043cm" svg:y="6.61cm" draw:caption-point-x="-0.61cm" draw:caption-point-y="1.51cm">
              <dc:date>2014-06-23T00:00:00</dc:date>
              <text:p text:style-name="P1"><text:span text:style-name="T1">operand1 = if n_high then R[n]&lt;31:16&gt; else R[n]&lt;15:0&gt;;</text:span></text:p>
              <text:p text:style-name="P1"><text:span text:style-name="T1">operand2 = if m_high then R[m]&lt;31:16&gt; else R[m]&lt;15:0&gt;;</text:span></text:p>
              <text:p text:style-name="P1"><text:span text:style-name="T1">result = SInt(operand1) * SInt(operand2) + SInt(R[a]);</text:span></text:p>
              <text:p text:style-name="P1"><text:span text:style-name="T1">R[d] = result&lt;31:0&gt;;</text:span></text:p>
              <text:p text:style-name="P1"><text:span text:style-name="T1">if result != SInt(result&lt;31:0&gt;) then // Signed overflow</text:span></text:p>
              <text:p text:style-name="P1"><text:span text:style-name="T1">APSR.Q = ‘1’;</text:span></text:p>
              <text:p text:style-name="P1"><text:span text:style-name="T1"/></text:p>
            </office:annotation>
            <text:p>SMLAL(BB/BT/TB/TT)</text:p>
          </table:table-cell>
          <table:table-cell table:style-name="Default"/>
          <table:table-cell/>
          <table:table-cell table:style-name="ce26" office:value-type="string">
            <text:p>0111</text:p>
          </table:table-cell>
          <table:table-cell table:style-name="ce39" office:value-type="string">
            <text:p>RSC</text:p>
          </table:table-cell>
          <table:table-cell table:style-name="ce35" office:value-type="string">
            <text:p>Rd = Op2 – Rn + C -1</text:p>
          </table:table-cell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"/>
          <table:table-cell office:value-type="string">
            <text:p>RdHi</text:p>
          </table:table-cell>
          <table:table-cell/>
          <table:table-cell table:style-name="ce11"/>
          <table:table-cell/>
          <table:table-cell office:value-type="string">
            <text:p>RdLo</text:p>
          </table:table-cell>
          <table:table-cell table:number-columns-repeated="2"/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M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3" draw:text-style-name="P1" svg:width="9.556cm" svg:height="3.361cm" svg:x="33.043cm" svg:y="7.037cm" draw:caption-point-x="-0.61cm" draw:caption-point-y="1.51cm">
              <dc:date>2014-06-23T00:00:00</dc:date>
              <text:p text:style-name="P1"><text:span text:style-name="T1">operand2 = if m_swap then ROR(R[m],16) else R[m];</text:span></text:p>
              <text:p text:style-name="P1"><text:span text:style-name="T1">product1 = SInt(R[n]&lt;15:0&gt;) * SInt(operand2&lt;15:0&gt;);</text:span></text:p>
              <text:p text:style-name="P1"><text:span text:style-name="T1">product2 = SInt(R[n]&lt;31:16&gt;) * SInt(operand2&lt;31:16&gt;);</text:span></text:p>
              <text:p text:style-name="P1"><text:span text:style-name="T1">result = product1 + product2 + SInt(R[dHi]:R[dLo]);</text:span></text:p>
              <text:p text:style-name="P1"><text:span text:style-name="T1">R[dHi] = result&lt;63:32&gt;;</text:span></text:p>
              <text:p text:style-name="P1"><text:span text:style-name="T1">R[dLo] = result&lt;31:0&gt;;</text:span></text:p>
              <text:p text:style-name="P1"><text:span text:style-name="T1"/></text:p>
              <text:p text:style-name="P1"><text:span text:style-name="T1"/></text:p>
            </office:annotation>
            <text:p>SMLALD</text:p>
          </table:table-cell>
          <table:table-cell table:style-name="Default"/>
          <table:table-cell/>
          <table:table-cell table:style-name="ce26" office:value-type="string">
            <text:p>1000</text:p>
          </table:table-cell>
          <table:table-cell table:style-name="ce39" office:value-type="string">
            <text:p>TST</text:p>
          </table:table-cell>
          <table:table-cell table:style-name="ce35" office:value-type="string">
            <text:p>RN &amp; Op2</text:p>
          </table:table-cell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d</text:p>
          </table:table-cell>
          <table:table-cell/>
          <table:table-cell table:style-name="ce11"/>
          <table:table-cell/>
          <table:table-cell office:value-type="string">
            <text:p>Ra</text:p>
          </table:table-cell>
          <table:table-cell table:number-columns-repeated="2"/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office:value-type="float" office:value="1">
            <text:p>1</text:p>
          </table:table-cell>
          <table:table-cell table:style-name="ce15"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4" draw:text-style-name="P1" svg:width="10.039cm" svg:height="2.571cm" svg:x="33.043cm" svg:y="7.464cm" draw:caption-point-x="-0.61cm" draw:caption-point-y="1.51cm">
              <dc:date>2014-06-23T00:00:00</dc:date>
              <text:p text:style-name="P1"><text:span text:style-name="T1">operand2 = if m_high then R[m]&lt;31:16&gt; else R[m]&lt;15:0&gt;;</text:span></text:p>
              <text:p text:style-name="P1"><text:span text:style-name="T1">result = SInt(R[n]) * SInt(operand2) + (SInt(R[a]) &lt;&lt; 16);</text:span></text:p>
              <text:p text:style-name="P1"><text:span text:style-name="T1">R[d] = result&lt;47:16&gt;;</text:span></text:p>
              <text:p text:style-name="P1"><text:span text:style-name="T1">if (result &gt;&gt; 16) != SInt(R[d]) then // Signed overflow</text:span></text:p>
              <text:p text:style-name="P1"><text:span text:style-name="T1">APSR.Q = ‘1’;</text:span></text:p>
              <text:p text:style-name="P1"><text:span text:style-name="T1"/></text:p>
            </office:annotation>
            <text:p>SMLAW(B/T)</text:p>
          </table:table-cell>
          <table:table-cell table:style-name="Default"/>
          <table:table-cell/>
          <table:table-cell table:style-name="ce26" office:value-type="string">
            <text:p>1001</text:p>
          </table:table-cell>
          <table:table-cell table:style-name="ce39" office:value-type="string">
            <text:p>TEQ</text:p>
          </table:table-cell>
          <table:table-cell table:style-name="ce35" office:value-type="string">
            <text:p>RN | Op2</text:p>
          </table:table-cell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9"/>
          <table:table-cell office:value-type="string">
            <text:p>Rd</text:p>
          </table:table-cell>
          <table:table-cell/>
          <table:table-cell table:style-name="ce11"/>
          <table:table-cell/>
          <table:table-cell office:value-type="string">
            <text:p>Ra</text:p>
          </table:table-cell>
          <table:table-cell table:number-columns-repeated="2"/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7" office:value-type="string">
            <text:p>M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5" draw:text-style-name="P1" svg:width="8.646cm" svg:height="3.756cm" svg:x="33.043cm" svg:y="7.89cm" draw:caption-point-x="-0.61cm" draw:caption-point-y="1.51cm">
              <dc:date>2014-06-23T00:00:00</dc:date>
              <text:p text:style-name="P1"><text:span text:style-name="T1">operand2 = if m_swap then ROR(R[m],16) else R[m];</text:span></text:p>
              <text:p text:style-name="P1"><text:span text:style-name="T1">product1 = SInt(R[n]&lt;15:0&gt;) * SInt(operand2&lt;15:0&gt;);</text:span></text:p>
              <text:p text:style-name="P1"><text:span text:style-name="T1">product2 = SInt(R[n]&lt;31:16&gt;) * SInt(operand2&lt;31:16&gt;);</text:span></text:p>
              <text:p text:style-name="P1"><text:span text:style-name="T1">result = product1 - product2 + SInt(R[a]);</text:span></text:p>
              <text:p text:style-name="P1"><text:span text:style-name="T1">R[d] = result&lt;31:0&gt;;</text:span></text:p>
              <text:p text:style-name="P1"><text:span text:style-name="T1">if result != SInt(result&lt;31:0&gt;) then // Signed overflow</text:span></text:p>
              <text:p text:style-name="P1"><text:span text:style-name="T1">APSR.Q = ‘1’;</text:span></text:p>
              <text:p text:style-name="P1"><text:span text:style-name="T1"/></text:p>
            </office:annotation>
            <text:p>SMLSD</text:p>
          </table:table-cell>
          <table:table-cell table:style-name="Default"/>
          <table:table-cell/>
          <table:table-cell table:style-name="ce26" office:value-type="string">
            <text:p>1010</text:p>
          </table:table-cell>
          <table:table-cell table:style-name="ce39" office:value-type="string">
            <text:p>CMP</text:p>
          </table:table-cell>
          <table:table-cell table:style-name="ce35" office:value-type="string">
            <text:p>RN - Op2</text:p>
          </table:table-cell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"/>
          <table:table-cell office:value-type="string">
            <text:p>RdHi</text:p>
          </table:table-cell>
          <table:table-cell/>
          <table:table-cell table:style-name="ce11"/>
          <table:table-cell/>
          <table:table-cell office:value-type="string">
            <text:p>RdLo</text:p>
          </table:table-cell>
          <table:table-cell table:number-columns-repeated="2"/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7" office:value-type="string">
            <text:p>M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2" draw:text-style-name="P1" svg:width="10.551cm" svg:height="2.966cm" svg:x="33.043cm" svg:y="8.317cm" draw:caption-point-x="-0.61cm" draw:caption-point-y="1.51cm">
              <dc:date>2014-06-23T00:00:00</dc:date>
              <text:p text:style-name="P1"><text:span text:style-name="T1">operand2 = if m_swap then ROR(R[m],16) else R[m];</text:span></text:p>
              <text:p text:style-name="P1"><text:span text:style-name="T1">product1 = SInt(R[n]&lt;15:0&gt;) * SInt(operand2&lt;15:0&gt;);</text:span></text:p>
              <text:p text:style-name="P1"><text:span text:style-name="T1">product2 = SInt(R[n]&lt;31:16&gt;) * SInt(operand2&lt;31:16&gt;);</text:span></text:p>
              <text:p text:style-name="P1"><text:span text:style-name="T1">result = product1 - product2 + SInt(R[dHi]:R[dLo]);</text:span></text:p>
              <text:p text:style-name="P1"><text:span text:style-name="T1">R[dHi] = result&lt;63:32&gt;;</text:span></text:p>
              <text:p text:style-name="P1"><text:span text:style-name="T1">R[dLo] = result&lt;31:0&gt;;</text:span></text:p>
              <text:p text:style-name="P1"><text:span text:style-name="T1"/></text:p>
            </office:annotation>
            <text:p>SMLSLD</text:p>
          </table:table-cell>
          <table:table-cell table:style-name="Default"/>
          <table:table-cell/>
          <table:table-cell table:style-name="ce26" office:value-type="string">
            <text:p>1011</text:p>
          </table:table-cell>
          <table:table-cell table:style-name="ce39" office:value-type="string">
            <text:p>CMN</text:p>
          </table:table-cell>
          <table:table-cell table:style-name="ce35" office:value-type="string">
            <text:p>Rn + Op2</text:p>
          </table:table-cell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d</text:p>
          </table:table-cell>
          <table:table-cell/>
          <table:table-cell table:style-name="ce11"/>
          <table:table-cell/>
          <table:table-cell office:value-type="string">
            <text:p>Ra</text:p>
          </table:table-cell>
          <table:table-cell table:number-columns-repeated="2"/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7" office:value-type="string">
            <text:p>R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6" draw:text-style-name="P1" svg:width="10.21cm" svg:height="1.781cm" svg:x="33.043cm" svg:y="8.744cm" draw:caption-point-x="-0.61cm" draw:caption-point-y="1.51cm">
              <dc:date>2014-06-23T00:00:00</dc:date>
              <text:p text:style-name="P1"><text:span text:style-name="T1">result = (SInt(R[a]) &lt;&lt; 32) + SInt(R[n]) * SInt(R[m]);</text:span></text:p>
              <text:p text:style-name="P1"><text:span text:style-name="T1">if round then result = result + 0x80000000;</text:span></text:p>
              <text:p text:style-name="P1"><text:span text:style-name="T1">R[d] = result&lt;63:32&gt;;</text:span></text:p>
              <text:p text:style-name="P1"><text:span text:style-name="T1"/></text:p>
            </office:annotation>
            <text:p>SMMLA</text:p>
          </table:table-cell>
          <table:table-cell table:style-name="Default"/>
          <table:table-cell/>
          <table:table-cell table:style-name="ce26" office:value-type="string">
            <text:p>1100</text:p>
          </table:table-cell>
          <table:table-cell table:style-name="ce39" office:value-type="string">
            <text:p>ORR</text:p>
          </table:table-cell>
          <table:table-cell table:style-name="ce35" office:value-type="string">
            <text:p>Rd = RN | Op2</text:p>
          </table:table-cell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d</text:p>
          </table:table-cell>
          <table:table-cell/>
          <table:table-cell table:style-name="ce11"/>
          <table:table-cell/>
          <table:table-cell office:value-type="string">
            <text:p>Ra</text:p>
          </table:table-cell>
          <table:table-cell table:number-columns-repeated="2"/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7" office:value-type="string">
            <text:p>R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6" draw:text-style-name="P1" svg:width="8.347cm" svg:height="1.781cm" svg:x="33.043cm" svg:y="9.171cm" draw:caption-point-x="-0.61cm" draw:caption-point-y="1.51cm">
              <dc:date>2014-06-26T00:00:00</dc:date>
              <text:p text:style-name="P1"><text:span text:style-name="T1">result = (SInt(R[a]) &lt;&lt; 32) - SInt(R[n]) * SInt(R[m]);</text:span></text:p>
              <text:p text:style-name="P1"><text:span text:style-name="T1">if round then result = result + 0x80000000;</text:span></text:p>
              <text:p text:style-name="P1"><text:span text:style-name="T1">R[d] = result&lt;63:32&gt;;</text:span></text:p>
              <text:p text:style-name="P1"><text:span text:style-name="T1"/></text:p>
            </office:annotation>
            <text:p>SMMLS</text:p>
          </table:table-cell>
          <table:table-cell table:style-name="Default"/>
          <table:table-cell/>
          <table:table-cell table:style-name="ce26" office:value-type="string">
            <text:p>1101</text:p>
          </table:table-cell>
          <table:table-cell table:style-name="ce39" office:value-type="string">
            <text:p>MOV</text:p>
          </table:table-cell>
          <table:table-cell table:style-name="ce35" office:value-type="string">
            <text:p>Rd = Op2</text:p>
          </table:table-cell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d</text:p>
          </table:table-cell>
          <table:table-cell/>
          <table:table-cell table:style-name="ce11"/>
          <table:table-cell/>
          <table:table-cell office:value-type="string">
            <text:p>Ra</text:p>
          </table:table-cell>
          <table:table-cell table:number-columns-repeated="2"/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7" office:value-type="string">
            <text:p>R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5" draw:text-style-name="P1" svg:width="14.234cm" svg:height="3.756cm" svg:x="33.043cm" svg:y="9.598cm" draw:caption-point-x="-0.61cm" draw:caption-point-y="1.51cm">
              <dc:date>2014-06-26T00:00:00</dc:date>
              <text:p text:style-name="P1"><text:span text:style-name="T1">Signed Most Significant Word Multiply multiplies two signed 32-bit values, extracts the most significant 32 bits of</text:span></text:p>
              <text:p text:style-name="P1"><text:span text:style-name="T1">the result, and writes those bits to the destination register.</text:span></text:p>
              <text:p text:style-name="P1"><text:span text:style-name="T1"/></text:p>
              <text:p text:style-name="P1"><text:span text:style-name="T1">result = SInt(R[n]) * SInt(R[m]);</text:span></text:p>
              <text:p text:style-name="P1"><text:span text:style-name="T1">if round then result = result + 0x80000000;</text:span></text:p>
              <text:p text:style-name="P1"><text:span text:style-name="T1">R[d] = result&lt;63:32&gt;;</text:span></text:p>
              <text:p text:style-name="P1"><text:span text:style-name="T1"/></text:p>
              <text:p text:style-name="P1"><text:span text:style-name="T1"/></text:p>
            </office:annotation>
            <text:p>SMMUL</text:p>
          </table:table-cell>
          <table:table-cell table:style-name="Default"/>
          <table:table-cell/>
          <table:table-cell table:style-name="ce26" office:value-type="string">
            <text:p>1110</text:p>
          </table:table-cell>
          <table:table-cell table:style-name="ce39" office:value-type="string">
            <text:p>BIC</text:p>
          </table:table-cell>
          <table:table-cell table:style-name="ce35" office:value-type="string">
            <text:p>Rd = RN &amp; ~Op2</text:p>
          </table:table-cell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9"/>
          <table:table-cell office:value-type="string">
            <text:p>Rd</text:p>
          </table:table-cell>
          <table:table-cell/>
          <table:table-cell table:style-name="ce11"/>
          <table:table-cell table:number-columns-repeated="4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7" office:value-type="string">
            <text:p>M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7" draw:text-style-name="P1" svg:width="15.428cm" svg:height="6.521cm" svg:x="33.043cm" svg:y="10.025cm" draw:caption-point-x="-0.61cm" draw:caption-point-y="1.51cm">
              <dc:date>2014-06-26T00:00:00</dc:date>
              <text:p text:style-name="P1"><text:span text:style-name="T1">Signed Dual Multiply Add performs two signed 16 × 16-bit multiplications. It adds the products together, and writes</text:span></text:p>
              <text:p text:style-name="P1"><text:span text:style-name="T1">the result to the destination register.</text:span></text:p>
              <text:p text:style-name="P1"><text:span text:style-name="T1">Optionally, the instruction can exchange the halfwords of the second operand before performing the arithmetic. This</text:span></text:p>
              <text:p text:style-name="P1"><text:span text:style-name="T1">produces top × bottom and bottom × top multiplication.</text:span></text:p>
              <text:p text:style-name="P1"><text:span text:style-name="T1">This instruction sets the Q flag if the addition overflows. The multiplications cannot overflow.</text:span></text:p>
              <text:p text:style-name="P1"><text:span text:style-name="T1"/></text:p>
              <text:p text:style-name="P1"><text:span text:style-name="T1">perand2 = if m_swap then ROR(R[m],16) else R[m];</text:span></text:p>
              <text:p text:style-name="P1"><text:span text:style-name="T1">product1 = SInt(R[n]&lt;15:0&gt;) * SInt(operand2&lt;15:0&gt;);</text:span></text:p>
              <text:p text:style-name="P1"><text:span text:style-name="T1">product2 = SInt(R[n]&lt;31:16&gt;) * SInt(operand2&lt;31:16&gt;);</text:span></text:p>
              <text:p text:style-name="P1"><text:span text:style-name="T1">result = product1 + product2;</text:span></text:p>
              <text:p text:style-name="P1"><text:span text:style-name="T1">R[d] = result&lt;31:0&gt;;</text:span></text:p>
              <text:p text:style-name="P1"><text:span text:style-name="T1">if result != SInt(result&lt;31:0&gt;) then // Signed overflow</text:span></text:p>
              <text:p text:style-name="P1"><text:span text:style-name="T1">APSR.Q = ‘1’;</text:span></text:p>
              <text:p text:style-name="P1"><text:span text:style-name="T1"/></text:p>
            </office:annotation>
            <text:p>SMUAD</text:p>
          </table:table-cell>
          <table:table-cell table:style-name="Default"/>
          <table:table-cell/>
          <table:table-cell table:style-name="ce27" office:value-type="string">
            <text:p>1111</text:p>
          </table:table-cell>
          <table:table-cell table:style-name="ce40" office:value-type="string">
            <text:p>MVN</text:p>
          </table:table-cell>
          <table:table-cell table:style-name="ce36" office:value-type="string">
            <text:p>Rd = ~Op2</text:p>
          </table:table-cell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d</text:p>
          </table:table-cell>
          <table:table-cell/>
          <table:table-cell table:style-name="ce11"/>
          <table:table-cell table:number-columns-repeated="4" office:value-type="float" office:value="0">
            <text:p>0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office:value-type="float" office:value="1">
            <text:p>1</text:p>
          </table:table-cell>
          <table:table-cell table:style-name="ce15" office:value-type="string">
            <text:p>M</text:p>
          </table:table-cell>
          <table:table-cell table:style-name="ce15" office:value-type="string">
            <text:p>N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8" draw:text-style-name="P1" svg:width="11.39cm" svg:height="2.176cm" svg:x="33.043cm" svg:y="10.452cm" draw:caption-point-x="-0.61cm" draw:caption-point-y="1.51cm">
              <dc:date>2014-06-26T00:00:00</dc:date>
              <text:p text:style-name="P1"><text:span text:style-name="T1">operand1 = if n_high then R[n]&lt;31:16&gt; else R[n]&lt;15:0&gt;;</text:span></text:p>
              <text:p text:style-name="P1"><text:span text:style-name="T1">operand2 = if m_high then R[m]&lt;31:16&gt; else R[m]&lt;15:0&gt;;</text:span></text:p>
              <text:p text:style-name="P1"><text:span text:style-name="T1">result = SInt(operand1) * SInt(operand2);</text:span></text:p>
              <text:p text:style-name="P1"><text:span text:style-name="T1">R[d] = result&lt;31:0&gt;;</text:span></text:p>
              <text:p text:style-name="P1"><text:span text:style-name="T1"/></text:p>
            </office:annotation>
            <text:p>SMUL(BB/BT/TB/TT)</text:p>
          </table:table-cell>
          <table:table-cell table:style-name="Default"/>
          <table:table-cell/>
          <table:table-cell table:style-name="ce28"/>
          <table:table-cell table:number-columns-repeated="986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" office:value-type="string">
            <text:p>S</text:p>
          </table:table-cell>
          <table:table-cell table:style-name="ce9"/>
          <table:table-cell office:value-type="string">
            <text:p>RdHi</text:p>
          </table:table-cell>
          <table:table-cell/>
          <table:table-cell table:style-name="ce11"/>
          <table:table-cell/>
          <table:table-cell office:value-type="string">
            <text:p>RdLo</text:p>
          </table:table-cell>
          <table:table-cell table:number-columns-repeated="2"/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3" draw:text-style-name="P1" svg:width="7.409cm" svg:height="3.361cm" svg:x="33.043cm" svg:y="10.878cm" draw:caption-point-x="-0.61cm" draw:caption-point-y="1.51cm">
              <dc:date>2014-06-26T00:00:00</dc:date>
              <text:p text:style-name="P1"><text:span text:style-name="T1">Signed Multiply Long multiplies two 32-bit signed values to produce a 64-bit result.</text:span></text:p>
              <text:p text:style-name="P1"><text:span text:style-name="T1">In ARM instructions, the condition flags can optionally be updated based on the result. Use of this option adversely</text:span></text:p>
              <text:p text:style-name="P1"><text:span text:style-name="T1">affects performance on many processor implementations.</text:span></text:p>
              <text:p text:style-name="P1"><text:span text:style-name="T1"/></text:p>
            </office:annotation>
            <text:p>SMULL</text:p>
          </table:table-cell>
          <table:table-cell table:style-name="Default"/>
          <table:table-cell/>
          <table:table-cell table:style-name="ce29" office:value-type="string">
            <text:p>Misc.</text:p>
          </table:table-cell>
          <table:table-cell table:style-name="ce37"/>
          <table:table-cell table:style-name="ce42"/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d</text:p>
          </table:table-cell>
          <table:table-cell/>
          <table:table-cell table:style-name="ce11"/>
          <table:table-cell table:number-columns-repeated="4" office:value-type="float" office:value="0">
            <text:p>0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office:value-type="float" office:value="1">
            <text:p>1</text:p>
          </table:table-cell>
          <table:table-cell table:style-name="ce15" office:value-type="string">
            <text:p>M</text:p>
          </table:table-cell>
          <table:table-cell table:style-name="ce15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6" draw:text-style-name="P1" svg:width="9.428cm" svg:height="1.781cm" svg:x="33.043cm" svg:y="11.305cm" draw:caption-point-x="-0.61cm" draw:caption-point-y="1.51cm">
              <dc:date>2014-06-26T00:00:00</dc:date>
              <text:p text:style-name="P1"><text:span text:style-name="T1">operand2 = if m_high then R[m]&lt;31:16&gt; else R[m]&lt;15:0&gt;;</text:span></text:p>
              <text:p text:style-name="P1"><text:span text:style-name="T1">product = SInt(R[n]) * SInt(operand2);</text:span></text:p>
              <text:p text:style-name="P1"><text:span text:style-name="T1">R[d] = product&lt;47:16&gt;;</text:span></text:p>
              <text:p text:style-name="P1"><text:span text:style-name="T1"/></text:p>
            </office:annotation>
            <text:p>SMULW(B/T)</text:p>
          </table:table-cell>
          <table:table-cell table:style-name="Default"/>
          <table:table-cell/>
          <table:table-cell table:style-name="ce26" office:value-type="string">
            <text:p>B</text:p>
          </table:table-cell>
          <table:table-cell table:style-name="ce39" office:value-type="string">
            <text:p>Byte(1), Word(0)</text:p>
          </table:table-cell>
          <table:table-cell table:style-name="ce43"/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9"/>
          <table:table-cell office:value-type="string">
            <text:p>Rd</text:p>
          </table:table-cell>
          <table:table-cell/>
          <table:table-cell table:style-name="ce11"/>
          <table:table-cell table:number-columns-repeated="4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M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9" draw:text-style-name="P1" svg:width="11.646cm" svg:height="5.731cm" svg:x="32.674cm" svg:y="11.785cm" draw:caption-point-x="-0.241cm" draw:caption-point-y="1.457cm">
              <dc:date>2014-06-26T00:00:00</dc:date>
              <text:p text:style-name="P1"><text:span text:style-name="T1">Signed Multiply Subtract Dual performs two signed 16 × 16-bit multiplications. It subtracts one of the products from</text:span></text:p>
              <text:p text:style-name="P1"><text:span text:style-name="T1">the other, and writes the result to the destination register.</text:span></text:p>
              <text:p text:style-name="P1"><text:span text:style-name="T1">Optionally, the instruction can exchange the halfwords of the second operand before performing the arithmetic. This</text:span></text:p>
              <text:p text:style-name="P1"><text:span text:style-name="T1">produces top × bottom and bottom × top multiplication.</text:span></text:p>
              <text:p text:style-name="P1"><text:span text:style-name="T1"/></text:p>
              <text:p text:style-name="P1"><text:span text:style-name="T1">operand2 = if m_swap then ROR(R[m],16) else R[m];</text:span></text:p>
              <text:p text:style-name="P1"><text:span text:style-name="T1">product1 = SInt(R[n]&lt;15:0&gt;) * SInt(operand2&lt;15:0&gt;);</text:span></text:p>
              <text:p text:style-name="P1"><text:span text:style-name="T1">product2 = SInt(R[n]&lt;31:16&gt;) * SInt(operand2&lt;31:16&gt;);</text:span></text:p>
              <text:p text:style-name="P1"><text:span text:style-name="T1">result = product1 - product2;</text:span></text:p>
              <text:p text:style-name="P1"><text:span text:style-name="T1">R[d] = result&lt;31:0&gt;;</text:span></text:p>
              <text:p text:style-name="P1"><text:span text:style-name="T1"/></text:p>
              <text:p text:style-name="P1"><text:span text:style-name="T1"/></text:p>
            </office:annotation>
            <text:p>SMUSD</text:p>
          </table:table-cell>
          <table:table-cell table:style-name="Default"/>
          <table:table-cell/>
          <table:table-cell table:style-name="ce26" office:value-type="string">
            <text:p>D</text:p>
          </table:table-cell>
          <table:table-cell table:style-name="ce38" office:value-type="string">
            <text:p>Double (1)</text:p>
          </table:table-cell>
          <table:table-cell table:style-name="ce43"/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/>
          <table:table-cell table:style-name="ce19" office:value-type="string">
            <text:p>sat_imm</text:p>
          </table:table-cell>
          <table:table-cell table:number-columns-repeated="2"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9"/>
          <table:table-cell office:value-type="string">
            <text:p>imm5</text:p>
          </table:table-cell>
          <table:table-cell/>
          <table:table-cell table:style-name="ce14"/>
          <table:table-cell/>
          <table:table-cell table:style-name="ce15" office:value-type="string">
            <text:p>sh</text:p>
          </table:table-cell>
          <table:table-cell table:style-name="ce1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d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10" draw:text-style-name="P1" svg:width="11.646cm" svg:height="4.151cm" svg:x="33.043cm" svg:y="12.159cm" draw:caption-point-x="-0.61cm" draw:caption-point-y="1.51cm">
              <dc:date>2014-06-26T00:00:00</dc:date>
              <text:p text:style-name="P1"><text:span text:style-name="T1">d = UInt(Rd); n = UInt(Rn); saturate_to = UInt(sat_imm)+1;</text:span></text:p>
              <text:p text:style-name="P1"><text:span text:style-name="T1">(shift_t, shift_n) = DecodeImmShift(sh:’0’, imm5);</text:span></text:p>
              <text:p text:style-name="P1"><text:span text:style-name="T1">if d == 15 || n == 15 then UNPREDICTABLE;</text:span></text:p>
              <text:p text:style-name="P1"><text:span text:style-name="T1"/></text:p>
              <text:p text:style-name="P1"><text:span text:style-name="T1">operand = Shift(R[n], shift_t, shift_n, APSR.C); // APSR.C ignored</text:span></text:p>
              <text:p text:style-name="P1"><text:span text:style-name="T1">(result, sat) = SignedSatQ(SInt(operand), saturate_to);</text:span></text:p>
              <text:p text:style-name="P1"><text:span text:style-name="T1">R[d] = SignExtend(result, 32);</text:span></text:p>
              <text:p text:style-name="P1"><text:span text:style-name="T1">if sat then</text:span></text:p>
              <text:p text:style-name="P1"><text:span text:style-name="T1">APSR.Q = ‘1’;</text:span></text:p>
              <text:p text:style-name="P1"><text:span text:style-name="T1"/></text:p>
            </office:annotation>
            <text:p>SSAT</text:p>
          </table:table-cell>
          <table:table-cell table:style-name="Default"/>
          <table:table-cell/>
          <table:table-cell table:style-name="ce26" office:value-type="string">
            <text:p>E</text:p>
          </table:table-cell>
          <table:table-cell table:style-name="ce38" office:value-type="string">
            <text:p>Little Endian (0), Big Endian (1)</text:p>
          </table:table-cell>
          <table:table-cell table:style-name="ce43"/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sat_imm</text:p>
          </table:table-cell>
          <table:table-cell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2" draw:text-style-name="P1" svg:width="11.674cm" svg:height="2.966cm" svg:x="33.043cm" svg:y="12.586cm" draw:caption-point-x="-0.61cm" draw:caption-point-y="1.51cm">
              <dc:date>2014-06-26T00:00:00</dc:date>
              <text:p text:style-name="P1"><text:span text:style-name="T1">(result1, sat1) = SignedSatQ(SInt(R[n]&lt;15:0&gt;), saturate_to);</text:span></text:p>
              <text:p text:style-name="P1"><text:span text:style-name="T1">(result2, sat2) = SignedSatQ(SInt(R[n]&lt;31:16&gt;), saturate_to);</text:span></text:p>
              <text:p text:style-name="P1"><text:span text:style-name="T1">R[d]&lt;15:0&gt; = SignExtend(result1, 16);</text:span></text:p>
              <text:p text:style-name="P1"><text:span text:style-name="T1">R[d]&lt;31:16&gt; = SignExtend(result2, 16);</text:span></text:p>
              <text:p text:style-name="P1"><text:span text:style-name="T1">if sat1 || sat2 then</text:span></text:p>
              <text:p text:style-name="P1"><text:span text:style-name="T1">APSR.Q = ‘1’;</text:span></text:p>
              <text:p text:style-name="P1"><text:span text:style-name="T1"/></text:p>
            </office:annotation>
            <text:p>SSAT16</text:p>
          </table:table-cell>
          <table:table-cell table:style-name="Default"/>
          <table:table-cell/>
          <table:table-cell table:style-name="ce26" office:value-type="string">
            <text:p>I</text:p>
          </table:table-cell>
          <table:table-cell table:style-name="ce39" office:value-type="string">
            <text:p>Immediate</text:p>
          </table:table-cell>
          <table:table-cell table:style-name="ce43"/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2" draw:text-style-name="P1" svg:width="10.167cm" svg:height="2.966cm" svg:x="33.043cm" svg:y="13.013cm" draw:caption-point-x="-0.61cm" draw:caption-point-y="1.51cm">
              <dc:date>2014-06-26T00:00:00</dc:date>
              <text:p text:style-name="P1"><text:span text:style-name="T1">sum = SInt(R[n]&lt;15:0&gt;) + SInt(R[m]&lt;31:16&gt;);</text:span></text:p>
              <text:p text:style-name="P1"><text:span text:style-name="T1">diff = SInt(R[n]&lt;31:16&gt;) - SInt(R[m]&lt;15:0&gt;);</text:span></text:p>
              <text:p text:style-name="P1"><text:span text:style-name="T1">R[d]&lt;15:0&gt; = sum&lt;15:0&gt;;</text:span></text:p>
              <text:p text:style-name="P1"><text:span text:style-name="T1">R[d]&lt;31:16&gt; = diff&lt;15:0&gt;;</text:span></text:p>
              <text:p text:style-name="P1"><text:span text:style-name="T1">APSR.GE&lt;1:0&gt; = if sum &gt;= 0 then ‘11’ else ‘00’;</text:span></text:p>
              <text:p text:style-name="P1"><text:span text:style-name="T1">APSR.GE&lt;3:2&gt; = if diff &gt;= 0 then ‘11’ else ‘00’;</text:span></text:p>
              <text:p text:style-name="P1"><text:span text:style-name="T1"/></text:p>
            </office:annotation>
            <text:p>SSAX</text:p>
          </table:table-cell>
          <table:table-cell table:style-name="Default"/>
          <table:table-cell/>
          <table:table-cell table:style-name="ce30" office:value-type="string">
            <text:p>L</text:p>
          </table:table-cell>
          <table:table-cell table:style-name="ce39" office:value-type="string">
            <text:p>Link (1)</text:p>
          </table:table-cell>
          <table:table-cell table:style-name="ce43"/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2" draw:text-style-name="P1" svg:width="9.542cm" svg:height="2.966cm" svg:x="33.043cm" svg:y="13.44cm" draw:caption-point-x="-0.61cm" draw:caption-point-y="1.51cm">
              <dc:date>2014-06-26T00:00:00</dc:date>
              <text:p text:style-name="P1"><text:span text:style-name="T1">diff1 = SInt(R[n]&lt;15:0&gt;) - SInt(R[m]&lt;15:0&gt;);</text:span></text:p>
              <text:p text:style-name="P1"><text:span text:style-name="T1">diff2 = SInt(R[n]&lt;31:16&gt;) - SInt(R[m]&lt;31:16&gt;);</text:span></text:p>
              <text:p text:style-name="P1"><text:span text:style-name="T1">R[d]&lt;15:0&gt; = diff1&lt;15:0&gt;;</text:span></text:p>
              <text:p text:style-name="P1"><text:span text:style-name="T1">R[d]&lt;31:16&gt; = diff2&lt;15:0&gt;;</text:span></text:p>
              <text:p text:style-name="P1"><text:span text:style-name="T1">APSR.GE&lt;1:0&gt; = if diff1 &gt;= 0 then ‘11’ else ‘00’;</text:span></text:p>
              <text:p text:style-name="P1"><text:span text:style-name="T1">APSR.GE&lt;3:2&gt; = if diff2 &gt;= 0 then ‘11’ else ‘00’;</text:span></text:p>
              <text:p text:style-name="P1"><text:span text:style-name="T1"/></text:p>
            </office:annotation>
            <text:p>SSUB16</text:p>
          </table:table-cell>
          <table:table-cell table:style-name="Default"/>
          <table:table-cell/>
          <table:table-cell table:style-name="ce30" office:value-type="string">
            <text:p>M</text:p>
          </table:table-cell>
          <table:table-cell table:style-name="ce39" office:value-type="string">
            <text:p>Lower HW (0), Upper HW (1)</text:p>
          </table:table-cell>
          <table:table-cell table:style-name="ce43"/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table:style-name="ce18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9" draw:text-style-name="P1" svg:width="7.693cm" svg:height="5.731cm" svg:x="33.043cm" svg:y="13.866cm" draw:caption-point-x="-0.61cm" draw:caption-point-y="1.51cm">
              <dc:date>2014-06-26T00:00:00</dc:date>
              <text:p text:style-name="P1"><text:span text:style-name="T1">diff1 = SInt(R[n]&lt;7:0&gt;) - SInt(R[m]&lt;7:0&gt;);</text:span></text:p>
              <text:p text:style-name="P1"><text:span text:style-name="T1">diff2 = SInt(R[n]&lt;15:8&gt;) - SInt(R[m]&lt;15:8&gt;);</text:span></text:p>
              <text:p text:style-name="P1"><text:span text:style-name="T1">diff3 = SInt(R[n]&lt;23:16&gt;) - SInt(R[m]&lt;23:16&gt;);</text:span></text:p>
              <text:p text:style-name="P1"><text:span text:style-name="T1">diff4 = SInt(R[n]&lt;31:24&gt;) - SInt(R[m]&lt;31:24&gt;);</text:span></text:p>
              <text:p text:style-name="P1"><text:span text:style-name="T1">R[d]&lt;7:0&gt;</text:span></text:p>
              <text:p text:style-name="P1"><text:span text:style-name="T1">= diff1&lt;7:0&gt;;</text:span></text:p>
              <text:p text:style-name="P1"><text:span text:style-name="T1">R[d]&lt;15:8&gt; = diff2&lt;7:0&gt;;</text:span></text:p>
              <text:p text:style-name="P1"><text:span text:style-name="T1">R[d]&lt;23:16&gt; = diff3&lt;7:0&gt;;</text:span></text:p>
              <text:p text:style-name="P1"><text:span text:style-name="T1">R[d]&lt;31:24&gt; = diff4&lt;7:0&gt;;</text:span></text:p>
              <text:p text:style-name="P1"><text:span text:style-name="T1">APSR.GE&lt;0&gt; = if diff1 &gt;= 0 then ‘1’ else ‘0’;</text:span></text:p>
              <text:p text:style-name="P1"><text:span text:style-name="T1">APSR.GE&lt;1&gt; = if diff2 &gt;= 0 then ‘1’ else ‘0’;</text:span></text:p>
              <text:p text:style-name="P1"><text:span text:style-name="T1">APSR.GE&lt;2&gt; = if diff3 &gt;= 0 then ‘1’ else ‘0’;</text:span></text:p>
              <text:p text:style-name="P1"><text:span text:style-name="T1">APSR.GE&lt;3&gt; = if diff4 &gt;= 0 then ‘1’ else ‘0’;</text:span></text:p>
              <text:p text:style-name="P1"><text:span text:style-name="T1"/></text:p>
            </office:annotation>
            <text:p>SSUB8</text:p>
          </table:table-cell>
          <table:table-cell table:style-name="Default"/>
          <table:table-cell/>
          <table:table-cell table:style-name="ce30" office:value-type="string">
            <text:p>N</text:p>
          </table:table-cell>
          <table:table-cell table:style-name="ce39" office:value-type="string">
            <text:p>Lower HW (0), Upper HW (1)</text:p>
          </table:table-cell>
          <table:table-cell table:style-name="ce43"/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table:number-columns-repeated="8"/>
          <table:table-cell table:style-name="ce14"/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2"/>
          <table:table-cell table:style-name="ce14"/>
          <table:table-cell/>
          <table:table-cell table:style-name="ce18" table:number-columns-repeated="2"/>
          <table:table-cell/>
          <table:table-cell table:style-name="ce14"/>
          <table:table-cell table:number-columns-repeated="2"/>
          <table:table-cell table:style-name="ce14"/>
          <table:table-cell table:style-name="Default" table:number-columns-repeated="3"/>
          <table:table-cell/>
          <table:table-cell table:style-name="ce30"/>
          <table:table-cell table:style-name="ce39"/>
          <table:table-cell table:style-name="ce43"/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/>
          <table:table-cell table:style-name="ce20" office:value-type="string">
            <text:p>RdHi</text:p>
          </table:table-cell>
          <table:table-cell table:style-name="ce20"/>
          <table:table-cell table:style-name="ce21"/>
          <table:table-cell table:style-name="ce16"/>
          <table:table-cell table:style-name="ce16" office:value-type="string">
            <text:p>RdLo</text:p>
          </table:table-cell>
          <table:table-cell table:style-name="ce16" table:number-columns-repeated="2"/>
          <table:table-cell table:style-name="ce12"/>
          <table:table-cell table:style-name="ce20" office:value-type="string">
            <text:p>Rm</text:p>
          </table:table-cell>
          <table:table-cell table:style-name="ce20"/>
          <table:table-cell table:style-name="ce21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20" office:value-type="string">
            <text:p>Rn</text:p>
          </table:table-cell>
          <table:table-cell table:style-name="ce20"/>
          <table:table-cell table:style-name="ce21"/>
          <table:table-cell table:style-name="ce20"/>
          <table:table-cell table:style-name="Default" office:value-type="string">
            <text:p>UMAAL</text:p>
          </table:table-cell>
          <table:table-cell table:style-name="Default"/>
          <table:table-cell/>
          <table:table-cell table:style-name="ce26" office:value-type="string">
            <text:p>P</text:p>
          </table:table-cell>
          <table:table-cell table:style-name="ce39" office:value-type="string">
            <text:p>Pre (1), Post (0) incrementing</text:p>
          </table:table-cell>
          <table:table-cell table:style-name="ce43"/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20" office:value-type="string">
            <text:p>RdHi</text:p>
          </table:table-cell>
          <table:table-cell table:style-name="ce20"/>
          <table:table-cell table:style-name="ce21"/>
          <table:table-cell table:style-name="ce16"/>
          <table:table-cell table:style-name="ce16" office:value-type="string">
            <text:p>RdLo</text:p>
          </table:table-cell>
          <table:table-cell table:style-name="ce16" table:number-columns-repeated="2"/>
          <table:table-cell table:style-name="ce12"/>
          <table:table-cell table:style-name="ce20" office:value-type="string">
            <text:p>Rm</text:p>
          </table:table-cell>
          <table:table-cell table:style-name="ce20"/>
          <table:table-cell table:style-name="ce21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20" office:value-type="string">
            <text:p>Rn</text:p>
          </table:table-cell>
          <table:table-cell table:style-name="ce20"/>
          <table:table-cell table:style-name="ce21"/>
          <table:table-cell table:style-name="Default"/>
          <table:table-cell table:style-name="Default" office:value-type="string">
            <text:p>UMLAL</text:p>
          </table:table-cell>
          <table:table-cell table:style-name="Default"/>
          <table:table-cell/>
          <table:table-cell table:style-name="ce26" office:value-type="string">
            <text:p>S</text:p>
          </table:table-cell>
          <table:table-cell table:style-name="ce39" office:value-type="string">
            <text:p>Set cond flags (1)</text:p>
          </table:table-cell>
          <table:table-cell table:style-name="ce43"/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5" office:value-type="string">
            <text:p>S</text:p>
          </table:table-cell>
          <table:table-cell table:style-name="ce12"/>
          <table:table-cell table:style-name="ce20" office:value-type="string">
            <text:p>RdHi</text:p>
          </table:table-cell>
          <table:table-cell table:style-name="ce20"/>
          <table:table-cell table:style-name="ce21"/>
          <table:table-cell table:style-name="ce16"/>
          <table:table-cell table:style-name="ce16" office:value-type="string">
            <text:p>RdLo</text:p>
          </table:table-cell>
          <table:table-cell table:style-name="ce16" table:number-columns-repeated="2"/>
          <table:table-cell table:style-name="ce12"/>
          <table:table-cell table:style-name="ce20" office:value-type="string">
            <text:p>Rm</text:p>
          </table:table-cell>
          <table:table-cell table:style-name="ce20"/>
          <table:table-cell table:style-name="ce21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20" office:value-type="string">
            <text:p>Rn</text:p>
          </table:table-cell>
          <table:table-cell table:style-name="ce20"/>
          <table:table-cell table:style-name="ce21"/>
          <table:table-cell table:style-name="Default"/>
          <table:table-cell table:style-name="Default" office:value-type="string">
            <text:p>UMULL</text:p>
          </table:table-cell>
          <table:table-cell table:style-name="Default"/>
          <table:table-cell/>
          <table:table-cell table:style-name="ce26" office:value-type="string">
            <text:p>U</text:p>
          </table:table-cell>
          <table:table-cell table:style-name="ce39" office:value-type="string">
            <text:p>Up (1), down (0) incrementing</text:p>
          </table:table-cell>
          <table:table-cell table:style-name="ce43"/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7"/>
          <table:table-cell/>
          <table:table-cell table:style-name="ce26" office:value-type="string">
            <text:p>W</text:p>
          </table:table-cell>
          <table:table-cell table:style-name="ce39" office:value-type="string">
            <text:p>Write-back, 1 to enable</text:p>
          </table:table-cell>
          <table:table-cell table:style-name="ce43"/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text:p>UQADD16</text:p>
          </table:table-cell>
          <table:table-cell table:style-name="Default"/>
          <table:table-cell/>
          <table:table-cell table:style-name="ce26"/>
          <table:table-cell table:style-name="ce39"/>
          <table:table-cell table:style-name="ce43"/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text:p>UQADD8</text:p>
          </table:table-cell>
          <table:table-cell table:style-name="Default"/>
          <table:table-cell/>
          <table:table-cell table:style-name="ce26"/>
          <table:table-cell table:style-name="ce39"/>
          <table:table-cell table:style-name="ce43"/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text:p>UQASX</text:p>
          </table:table-cell>
          <table:table-cell table:style-name="Default"/>
          <table:table-cell/>
          <table:table-cell table:style-name="ce31"/>
          <table:table-cell table:style-name="ce40"/>
          <table:table-cell table:style-name="ce44"/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text:p>UQSAX</text:p>
          </table:table-cell>
          <table:table-cell table:style-name="Default"/>
          <table:table-cell table:number-columns-repeated="988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text:p>UQSUB16</text:p>
          </table:table-cell>
          <table:table-cell table:style-name="Default"/>
          <table:table-cell table:number-columns-repeated="988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text:p>UQSUB8</text:p>
          </table:table-cell>
          <table:table-cell table:style-name="Default"/>
          <table:table-cell/>
          <table:table-cell table:style-name="ce29" office:value-type="string">
            <text:p>Mask</text:p>
          </table:table-cell>
          <table:table-cell table:style-name="ce37"/>
          <table:table-cell table:style-name="ce42"/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9"/>
          <table:table-cell office:value-type="string">
            <text:p>Rd</text:p>
          </table:table-cell>
          <table:table-cell/>
          <table:table-cell table:style-name="ce11"/>
          <table:table-cell table:number-columns-repeated="4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3" draw:text-style-name="P1" svg:width="10.935cm" svg:height="3.361cm" svg:x="33.043cm" svg:y="18.989cm" draw:caption-point-x="-0.61cm" draw:caption-point-y="1.51cm">
              <dc:date>2014-06-26T00:00:00</dc:date>
              <text:p text:style-name="P1"><text:span text:style-name="T1">absdiff1 = Abs(UInt(R[n]&lt;7:0&gt;)</text:span></text:p>
              <text:p text:style-name="P1"><text:span text:style-name="T1">- UInt(R[m]&lt;7:0&gt;));</text:span></text:p>
              <text:p text:style-name="P1"><text:span text:style-name="T1">absdiff2 = Abs(UInt(R[n]&lt;15:8&gt;) - UInt(R[m]&lt;15:8&gt;));</text:span></text:p>
              <text:p text:style-name="P1"><text:span text:style-name="T1">absdiff3 = Abs(UInt(R[n]&lt;23:16&gt;) - UInt(R[m]&lt;23:16&gt;));</text:span></text:p>
              <text:p text:style-name="P1"><text:span text:style-name="T1">absdiff4 = Abs(UInt(R[n]&lt;31:24&gt;) - UInt(R[m]&lt;31:24&gt;));</text:span></text:p>
              <text:p text:style-name="P1"><text:span text:style-name="T1">result = absdiff1 + absdiff2 + absdiff3 + absdiff4;</text:span></text:p>
              <text:p text:style-name="P1"><text:span text:style-name="T1">R[d] = result&lt;31:0&gt;;</text:span></text:p>
              <text:p text:style-name="P1"><text:span text:style-name="T1"/></text:p>
            </office:annotation>
            <text:p>USAD8</text:p>
          </table:table-cell>
          <table:table-cell table:style-name="Default"/>
          <table:table-cell/>
          <table:table-cell table:style-name="ce26" office:value-type="string">
            <text:p>x1</text:p>
          </table:table-cell>
          <table:table-cell table:style-name="ce39" office:value-type="string">
            <text:p>write g</text:p>
          </table:table-cell>
          <table:table-cell table:style-name="ce43"/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9"/>
          <table:table-cell office:value-type="string">
            <text:p>Rd</text:p>
          </table:table-cell>
          <table:table-cell/>
          <table:table-cell table:style-name="ce11"/>
          <table:table-cell/>
          <table:table-cell office:value-type="string">
            <text:p>Ra</text:p>
          </table:table-cell>
          <table:table-cell table:number-columns-repeated="2"/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11" draw:text-style-name="P1" svg:width="13.295cm" svg:height="5.336cm" svg:x="33.043cm" svg:y="19.416cm" draw:caption-point-x="-0.61cm" draw:caption-point-y="1.51cm">
              <dc:date>2014-06-26T00:00:00</dc:date>
              <text:p text:style-name="P1"><text:span text:style-name="T1">absdiff1 = Abs(UInt(R[n]&lt;7:0&gt;)- UInt(R[m]&lt;7:0&gt;));</text:span></text:p>
              <text:p text:style-name="P1"><text:span text:style-name="T1">absdiff2 = Abs(UInt(R[n]&lt;15:8&gt;)- UInt(R[m]&lt;15:8&gt;));</text:span></text:p>
              <text:p text:style-name="P1"><text:span text:style-name="T1">absdiff3 = Abs(UInt(R[n]&lt;23:16&gt;)- UInt(R[m]&lt;23:16&gt;));</text:span></text:p>
              <text:p text:style-name="P1"><text:span text:style-name="T1">absdiff4 = Abs(UInt(R[n]&lt;31:24&gt;)- UInt(R[m]&lt;31:24&gt;));</text:span></text:p>
              <text:p text:style-name="P1"><text:span text:style-name="T1">result = UInt(R[a]) + absdiff1 +absdiff2 + absdiff3 + absdiff4;</text:span></text:p>
              <text:p text:style-name="P1"><text:span text:style-name="T1"/></text:p>
              <text:p text:style-name="P1"><text:span text:style-name="T1">R[d] = result&lt;31:0&gt;;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USADA8</text:p>
          </table:table-cell>
          <table:table-cell table:style-name="Default"/>
          <table:table-cell/>
          <table:table-cell table:style-name="ce27" office:value-type="string">
            <text:p>1x</text:p>
          </table:table-cell>
          <table:table-cell table:style-name="ce40" office:value-type="string">
            <text:p>write nzcvq</text:p>
          </table:table-cell>
          <table:table-cell table:style-name="ce44"/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"/>
          <table:table-cell table:style-name="ce14" office:value-type="string">
            <text:p>sat_imm</text:p>
          </table:table-cell>
          <table:table-cell table:number-columns-repeated="2"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9"/>
          <table:table-cell office:value-type="string">
            <text:p>imm5</text:p>
          </table:table-cell>
          <table:table-cell/>
          <table:table-cell table:style-name="ce14"/>
          <table:table-cell table:style-name="ce7"/>
          <table:table-cell office:value-type="string">
            <text:p>sh</text:p>
          </table:table-cell>
          <table:table-cell table:style-name="ce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12" draw:text-style-name="P1" svg:width="11.873cm" svg:height="4.546cm" svg:x="33.043cm" svg:y="19.843cm" draw:caption-point-x="-0.61cm" draw:caption-point-y="1.51cm">
              <dc:date>2014-06-26T00:00:00</dc:date>
              <text:p text:style-name="P1"><text:span text:style-name="T1">LSL #&lt;n&gt; Left shift by &lt;n&gt; bits, with &lt;n&gt; in the range 1-31.</text:span></text:p>
              <text:p text:style-name="P1"><text:span text:style-name="T1"><text:s text:c="8"/></text:span><text:span text:style-name="T1">Encoded as sh = 0, immsh = &lt;n&gt;.</text:span></text:p>
              <text:p text:style-name="P1"><text:span text:style-name="T1">ASR #&lt;n&gt; Arithmetic right shift by &lt;n&gt; bits, with &lt;n&gt; in the range 1-31.</text:span></text:p>
              <text:p text:style-name="P1"><text:span text:style-name="T1"><text:s text:c="8"/></text:span><text:span text:style-name="T1">Encoded as sh = 1, immsh = &lt;n&gt;.</text:span></text:p>
              <text:p text:style-name="P1"><text:span text:style-name="T1">ASR #32 Arithmetic right shift by 32 bits, permitted only for encoding A1.</text:span></text:p>
              <text:p text:style-name="P1"><text:span text:style-name="T1"><text:s text:c="7"/></text:span><text:span text:style-name="T1">Encoded as sh = 1, immsh = 0b00000.</text:span></text:p>
              <text:p text:style-name="P1"><text:span text:style-name="T1"/></text:p>
              <text:p text:style-name="P1"><text:span text:style-name="T1">operand = Shift(R[n], shift_t, shift_n, APSR.C); // APSR.C ignored</text:span></text:p>
              <text:p text:style-name="P1"><text:span text:style-name="T1">(result, sat) = UnsignedSatQ(SInt(operand), saturate_to);</text:span></text:p>
              <text:p text:style-name="P1"><text:span text:style-name="T1">R[d] = ZeroExtend(result, 32);</text:span></text:p>
              <text:p text:style-name="P1"><text:span text:style-name="T1"/></text:p>
            </office:annotation>
            <text:p>USAT</text:p>
          </table:table-cell>
          <table:table-cell table:style-name="Default"/>
          <table:table-cell/>
          <table:table-cell table:style-name="Default" table:number-columns-repeated="3"/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"/>
          <table:table-cell table:style-name="ce14" office:value-type="string">
            <text:p>sat_imm</text:p>
          </table:table-cell>
          <table:table-cell table:number-columns-repeated="2"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5" draw:text-style-name="P1" svg:width="7.75cm" svg:height="3.756cm" svg:x="33.043cm" svg:y="20.269cm" draw:caption-point-x="-0.61cm" draw:caption-point-y="1.51cm">
              <dc:date>2014-06-26T00:00:00</dc:date>
              <text:p text:style-name="P1"><text:span text:style-name="T1">(result1, sat1) = UnsignedSatQ(SInt(R[n]&lt;15:0&gt;), saturate_to);</text:span></text:p>
              <text:p text:style-name="P1"><text:span text:style-name="T1">(result2, sat2) = UnsignedSatQ(SInt(R[n]&lt;31:16&gt;), saturate_to);</text:span></text:p>
              <text:p text:style-name="P1"><text:span text:style-name="T1">R[d]&lt;15:0&gt; = ZeroExtend(result1, 16);</text:span></text:p>
              <text:p text:style-name="P1"><text:span text:style-name="T1">R[d]&lt;31:16&gt; = ZeroExtend(result2, 16);</text:span></text:p>
              <text:p text:style-name="P1"><text:span text:style-name="T1">if sat1 || sat2 then</text:span></text:p>
              <text:p text:style-name="P1"><text:span text:style-name="T1">APSR.Q = ‘1’;</text:span></text:p>
              <text:p text:style-name="P1"><text:span text:style-name="T1"/></text:p>
            </office:annotation>
            <text:p>USAT16</text:p>
          </table:table-cell>
          <table:table-cell table:style-name="Default"/>
          <table:table-cell/>
          <table:table-cell table:style-name="Default" table:number-columns-repeated="3"/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13" draw:text-style-name="P1" svg:width="12.783cm" svg:height="4.941cm" svg:x="33.043cm" svg:y="20.696cm" draw:caption-point-x="-0.61cm" draw:caption-point-y="1.51cm">
              <dc:date>2014-06-26T00:00:00</dc:date>
              <text:p text:style-name="P1"><text:span text:style-name="T1">Unsigned Subtract and Add with Exchange exchanges the two halfwords of the second operand, performs one</text:span></text:p>
              <text:p text:style-name="P1"><text:span text:style-name="T1">unsigned 16-bit integer subtraction and one unsigned 16-bit addition, and writes the results to the destination</text:span></text:p>
              <text:p text:style-name="P1"><text:span text:style-name="T1">register. It sets the APSR.GE bits according to the results.</text:span></text:p>
              <text:p text:style-name="P1"><text:span text:style-name="T1"/></text:p>
              <text:p text:style-name="P1"><text:span text:style-name="T1">sum = UInt(R[n]&lt;15:0&gt;) + UInt(R[m]&lt;31:16&gt;);</text:span></text:p>
              <text:p text:style-name="P1"><text:span text:style-name="T1">diff = UInt(R[n]&lt;31:16&gt;) - UInt(R[m]&lt;15:0&gt;);</text:span></text:p>
              <text:p text:style-name="P1"><text:span text:style-name="T1">R[d]&lt;15:0&gt; = sum&lt;15:0&gt;;</text:span></text:p>
              <text:p text:style-name="P1"><text:span text:style-name="T1">R[d]&lt;31:16&gt; = diff&lt;15:0&gt;;</text:span></text:p>
              <text:p text:style-name="P1"><text:span text:style-name="T1">APSR.GE&lt;1:0&gt; = if sum &gt;= 0x10000 then ‘11’ else ‘00’;</text:span></text:p>
              <text:p text:style-name="P1"><text:span text:style-name="T1">APSR.GE&lt;3:2&gt; = if diff &gt;= 0 then ‘11’ else ‘00’;</text:span></text:p>
            </office:annotation>
            <text:p>USAX</text:p>
          </table:table-cell>
          <table:table-cell table:style-name="Default"/>
          <table:table-cell/>
          <table:table-cell table:style-name="ce32" office:value-type="string">
            <text:p>Rotate</text:p>
          </table:table-cell>
          <table:table-cell table:style-name="ce41"/>
          <table:table-cell table:style-name="ce45"/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text:p>USUB16</text:p>
          </table:table-cell>
          <table:table-cell table:style-name="Default"/>
          <table:table-cell/>
          <table:table-cell table:style-name="ce26" office:value-type="string">
            <text:p>00</text:p>
          </table:table-cell>
          <table:table-cell table:style-name="ce39" office:value-type="string">
            <text:p>-</text:p>
          </table:table-cell>
          <table:table-cell table:style-name="ce43"/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text:p>USUB8</text:p>
          </table:table-cell>
          <table:table-cell table:style-name="Default"/>
          <table:table-cell/>
          <table:table-cell table:style-name="ce26" office:value-type="string">
            <text:p>01</text:p>
          </table:table-cell>
          <table:table-cell table:style-name="ce39" office:value-type="string">
            <text:p>ROR #8</text:p>
          </table:table-cell>
          <table:table-cell table:style-name="ce43"/>
          <table:table-cell table:number-columns-repeated="984"/>
        </table:table-row>
        <table:table-row table:style-name="ro1">
          <table:table-cell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7"/>
          <table:table-cell/>
          <table:table-cell table:style-name="ce30" office:value-type="float" office:value="10">
            <text:p>10</text:p>
          </table:table-cell>
          <table:table-cell table:style-name="ce39" office:value-type="string">
            <text:p>ROR #16</text:p>
          </table:table-cell>
          <table:table-cell table:style-name="ce43"/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12" office:value-type="string">
            <text:p>rotate</text:p>
          </table:table-cell>
          <table:table-cell table:style-name="ce11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text:p>UXTAB</text:p>
          </table:table-cell>
          <table:table-cell table:style-name="Default"/>
          <table:table-cell/>
          <table:table-cell table:style-name="ce31" office:value-type="float" office:value="11">
            <text:p>11</text:p>
          </table:table-cell>
          <table:table-cell table:style-name="ce40" office:value-type="string">
            <text:p>ROR #24</text:p>
          </table:table-cell>
          <table:table-cell table:style-name="ce44"/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12" office:value-type="string">
            <text:p>rotate</text:p>
          </table:table-cell>
          <table:table-cell table:style-name="ce11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text:p>UXTAB16</text:p>
          </table:table-cell>
          <table:table-cell table:style-name="Default"/>
          <table:table-cell table:number-columns-repeated="988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12" office:value-type="string">
            <text:p>rotate</text:p>
          </table:table-cell>
          <table:table-cell table:style-name="ce11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text:p>UXTAH</text:p>
          </table:table-cell>
          <table:table-cell table:style-name="Default"/>
          <table:table-cell table:number-columns-repeated="988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/>
          <table:table-cell office:value-type="string">
            <text:p>Rd</text:p>
          </table:table-cell>
          <table:table-cell table:number-columns-repeated="2"/>
          <table:table-cell table:style-name="ce12" office:value-type="string">
            <text:p>rotate</text:p>
          </table:table-cell>
          <table:table-cell table:style-name="ce11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text:p>UXTB</text:p>
          </table:table-cell>
          <table:table-cell table:style-name="Default"/>
          <table:table-cell/>
          <table:table-cell table:style-name="ce25" office:value-type="string">
            <text:p>FPSCR</text:p>
          </table:table-cell>
          <table:table-cell table:style-name="ce37"/>
          <table:table-cell table:style-name="ce42"/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/>
          <table:table-cell office:value-type="string">
            <text:p>Rd</text:p>
          </table:table-cell>
          <table:table-cell table:number-columns-repeated="2"/>
          <table:table-cell table:style-name="ce12" office:value-type="string">
            <text:p>rotate</text:p>
          </table:table-cell>
          <table:table-cell table:style-name="ce11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text:p>UXTB16</text:p>
          </table:table-cell>
          <table:table-cell table:style-name="Default"/>
          <table:table-cell/>
          <table:table-cell table:style-name="ce30" office:value-type="string">
            <text:p>bits</text:p>
          </table:table-cell>
          <table:table-cell table:style-name="ce39" office:value-type="string">
            <text:p>Name</text:p>
          </table:table-cell>
          <table:table-cell table:style-name="ce35" office:value-type="string">
            <text:p>Description</text:p>
          </table:table-cell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/>
          <table:table-cell office:value-type="string">
            <text:p>Rd</text:p>
          </table:table-cell>
          <table:table-cell table:number-columns-repeated="2"/>
          <table:table-cell table:style-name="ce12" office:value-type="string">
            <text:p>rotate</text:p>
          </table:table-cell>
          <table:table-cell table:style-name="ce11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text:p>UXTH</text:p>
          </table:table-cell>
          <table:table-cell table:style-name="Default"/>
          <table:table-cell/>
          <table:table-cell table:style-name="ce30" office:value-type="float" office:value="0">
            <text:p>0</text:p>
          </table:table-cell>
          <table:table-cell table:style-name="ce39" office:value-type="string">
            <text:p>IOC</text:p>
          </table:table-cell>
          <table:table-cell table:style-name="ce35" office:value-type="string">
            <text:p>Exception Flag</text:p>
          </table:table-cell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7"/>
          <table:table-cell/>
          <table:table-cell table:style-name="ce30" office:value-type="float" office:value="1">
            <text:p>1</text:p>
          </table:table-cell>
          <table:table-cell table:style-name="ce39" office:value-type="string">
            <text:p>DZC</text:p>
          </table:table-cell>
          <table:table-cell table:style-name="ce35" office:value-type="string">
            <text:p>Exception Flag</text:p>
          </table:table-cell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8" draw:text-style-name="P1" svg:width="11.888cm" svg:height="2.176cm" svg:x="33.043cm" svg:y="25.392cm" draw:caption-point-x="-0.61cm" draw:caption-point-y="1.51cm">
              <dc:date>2014-06-23T00:00:00</dc:date>
              <text:p text:style-name="P1"><text:span text:style-name="T1">R[d]&lt;7:0&gt;= if APSR.GE&lt;0&gt; == ‘1’ then R[n]&lt;7:0&gt;else R[m]&lt;7:0&gt;;</text:span></text:p>
              <text:p text:style-name="P1"><text:span text:style-name="T1">R[d]&lt;15:8&gt; = if APSR.GE&lt;1&gt; ==‘1’ then R[n]&lt;15:8&gt; else R[m]&lt;15:8&gt;;</text:span></text:p>
              <text:p text:style-name="P1"><text:span text:style-name="T1">R[d]&lt;23:16&gt; = if APSR.GE&lt;2&gt; ==‘1’ then R[n]&lt;23:16&gt; else R[m]&lt;23:16&gt;;</text:span></text:p>
              <text:p text:style-name="P1"><text:span text:style-name="T1">R[d]&lt;31:24&gt; = if APSR.GE&lt;3&gt; ==‘1’ then R[n]&lt;31:24&gt; else R[m]&lt;31:24&gt;;</text:span></text:p>
              <text:p text:style-name="P1"><text:span text:style-name="T1"/></text:p>
            </office:annotation>
            <text:p>SEL</text:p>
          </table:table-cell>
          <table:table-cell table:number-columns-repeated="2"/>
          <table:table-cell table:style-name="ce30" office:value-type="float" office:value="2">
            <text:p>2</text:p>
          </table:table-cell>
          <table:table-cell table:style-name="ce39" office:value-type="string">
            <text:p>OFC</text:p>
          </table:table-cell>
          <table:table-cell table:style-name="ce35" office:value-type="string">
            <text:p>Exception Flag</text:p>
          </table:table-cell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6"/>
          <table:table-cell table:number-columns-repeated="2"/>
          <table:table-cell table:style-name="ce30" office:value-type="float" office:value="3">
            <text:p>3</text:p>
          </table:table-cell>
          <table:table-cell table:style-name="ce39" office:value-type="string">
            <text:p>UFC</text:p>
          </table:table-cell>
          <table:table-cell table:style-name="ce35" office:value-type="string">
            <text:p>Exception Flag</text:p>
          </table:table-cell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9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text:p>QADD</text:p>
          </table:table-cell>
          <table:table-cell table:number-columns-repeated="2"/>
          <table:table-cell table:style-name="ce30" office:value-type="float" office:value="4">
            <text:p>4</text:p>
          </table:table-cell>
          <table:table-cell table:style-name="ce39" office:value-type="string">
            <text:p>IXC</text:p>
          </table:table-cell>
          <table:table-cell table:style-name="ce35" office:value-type="string">
            <text:p>Exception Flag</text:p>
          </table:table-cell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text:p>QADD16</text:p>
          </table:table-cell>
          <table:table-cell table:number-columns-repeated="2"/>
          <table:table-cell table:style-name="ce33" office:value-type="string">
            <text:p>5 – 6</text:p>
          </table:table-cell>
          <table:table-cell table:style-name="ce39" office:value-type="string">
            <text:p>Reserved</text:p>
          </table:table-cell>
          <table:table-cell table:style-name="ce35"/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Default"/>
          <table:table-cell office:value-type="string">
            <text:p>Rn</text:p>
          </table:table-cell>
          <table:table-cell table:style-name="Default" table:number-columns-repeated="2"/>
          <table:table-cell table:style-name="ce6"/>
          <table:table-cell office:value-type="string">
            <text:p>Rd</text:p>
          </table:table-cell>
          <table:table-cell table:style-name="ce5"/>
          <table:table-cell table:style-name="ce8"/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2"/>
          <table:table-cell office:value-type="string">
            <text:p>Rm</text:p>
          </table:table-cell>
          <table:table-cell table:style-name="Default"/>
          <table:table-cell table:style-name="ce23"/>
          <table:table-cell table:style-name="Default"/>
          <table:table-cell table:style-name="Default" office:value-type="string">
            <text:p>QADD8</text:p>
          </table:table-cell>
          <table:table-cell table:number-columns-repeated="2"/>
          <table:table-cell table:style-name="ce30" office:value-type="float" office:value="7">
            <text:p>7</text:p>
          </table:table-cell>
          <table:table-cell table:style-name="ce39" office:value-type="string">
            <text:p>IDC</text:p>
          </table:table-cell>
          <table:table-cell table:style-name="ce35" office:value-type="string">
            <text:p>Exception Flag</text:p>
          </table:table-cell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8" draw:text-style-name="P1" svg:width="7.365cm" svg:height="2.176cm" svg:x="33.043cm" svg:y="27.526cm" draw:caption-point-x="-0.61cm" draw:caption-point-y="1.51cm">
              <dc:date>2014-06-23T00:00:00</dc:date>
              <text:p text:style-name="P1"><text:span text:style-name="T1">diff = SInt(R[n]&lt;15:0&gt;) - SInt(R[m]&lt;31:16&gt;);</text:span></text:p>
              <text:p text:style-name="P1"><text:span text:style-name="T1">sum = SInt(R[n]&lt;31:16&gt;) + SInt(R[m]&lt;15:0&gt;);</text:span></text:p>
              <text:p text:style-name="P1"><text:span text:style-name="T1">R[d]&lt;15:0&gt; = SignedSat(diff, 16);</text:span></text:p>
              <text:p text:style-name="P1"><text:span text:style-name="T1">R[d]&lt;31:16&gt; = SignedSat(sum, 16);</text:span></text:p>
              <text:p text:style-name="P1"><text:span text:style-name="T1"/></text:p>
            </office:annotation>
            <text:p>QASX</text:p>
          </table:table-cell>
          <table:table-cell table:number-columns-repeated="2"/>
          <table:table-cell table:style-name="ce30" office:value-type="float" office:value="8">
            <text:p>8</text:p>
          </table:table-cell>
          <table:table-cell table:style-name="ce39" office:value-type="string">
            <text:p>IOE</text:p>
          </table:table-cell>
          <table:table-cell table:style-name="ce35" office:value-type="string">
            <text:p>Enable Exception trapping</text:p>
          </table:table-cell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Default"/>
          <table:table-cell office:value-type="string">
            <text:p>Rn</text:p>
          </table:table-cell>
          <table:table-cell table:style-name="Default" table:number-columns-repeated="2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8" draw:text-style-name="P1" svg:width="10.039cm" svg:height="2.176cm" svg:x="33.043cm" svg:y="27.953cm" draw:caption-point-x="-0.61cm" draw:caption-point-y="1.51cm">
              <dc:date>2014-06-23T00:00:00</dc:date>
              <text:p text:style-name="P1"><text:span text:style-name="T1">(doubled, sat1) = SignedSatQ(2 * SInt(R[n]), 32);</text:span></text:p>
              <text:p text:style-name="P1"><text:span text:style-name="T1">(R[d], sat2) = SignedSatQ(SInt(R[m]) + SInt(doubled), 32);</text:span></text:p>
              <text:p text:style-name="P1"><text:span text:style-name="T1">if sat1 || sat2 then</text:span></text:p>
              <text:p text:style-name="P1"><text:span text:style-name="T1">APSR.Q = ‘1’;</text:span></text:p>
              <text:p text:style-name="P1"><text:span text:style-name="T1"/></text:p>
            </office:annotation>
            <text:p>QDADD</text:p>
          </table:table-cell>
          <table:table-cell table:number-columns-repeated="2"/>
          <table:table-cell table:style-name="ce30" office:value-type="float" office:value="9">
            <text:p>9</text:p>
          </table:table-cell>
          <table:table-cell table:style-name="ce39" office:value-type="string">
            <text:p>DZE</text:p>
          </table:table-cell>
          <table:table-cell table:style-name="ce35" office:value-type="string">
            <text:p>Enable Exception trapping</text:p>
          </table:table-cell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Default"/>
          <table:table-cell office:value-type="string">
            <text:p>Rn</text:p>
          </table:table-cell>
          <table:table-cell table:style-name="Default" table:number-columns-repeated="2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text:p>QDSUB</text:p>
          </table:table-cell>
          <table:table-cell table:style-name="Default"/>
          <table:table-cell/>
          <table:table-cell table:style-name="ce30" office:value-type="float" office:value="10">
            <text:p>10</text:p>
          </table:table-cell>
          <table:table-cell table:style-name="ce39" office:value-type="string">
            <text:p>OFE</text:p>
          </table:table-cell>
          <table:table-cell table:style-name="ce35" office:value-type="string">
            <text:p>Enable Exception trapping</text:p>
          </table:table-cell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Default"/>
          <table:table-cell office:value-type="string">
            <text:p>Rn</text:p>
          </table:table-cell>
          <table:table-cell table:style-name="Default" table:number-columns-repeated="2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text:p>QSAX</text:p>
          </table:table-cell>
          <table:table-cell table:style-name="Default"/>
          <table:table-cell/>
          <table:table-cell table:style-name="ce30" office:value-type="float" office:value="11">
            <text:p>11</text:p>
          </table:table-cell>
          <table:table-cell table:style-name="ce39" office:value-type="string">
            <text:p>UFE</text:p>
          </table:table-cell>
          <table:table-cell table:style-name="ce35" office:value-type="string">
            <text:p>Enable Exception trapping</text:p>
          </table:table-cell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Default"/>
          <table:table-cell office:value-type="string">
            <text:p>Rn</text:p>
          </table:table-cell>
          <table:table-cell table:style-name="Default" table:number-columns-repeated="2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text:p>QSUB</text:p>
          </table:table-cell>
          <table:table-cell table:number-columns-repeated="2"/>
          <table:table-cell table:style-name="ce30" office:value-type="float" office:value="12">
            <text:p>12</text:p>
          </table:table-cell>
          <table:table-cell table:style-name="ce39" office:value-type="string">
            <text:p>IXE</text:p>
          </table:table-cell>
          <table:table-cell table:style-name="ce35" office:value-type="string">
            <text:p>Enable Exception trapping</text:p>
          </table:table-cell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Default"/>
          <table:table-cell office:value-type="string">
            <text:p>Rn</text:p>
          </table:table-cell>
          <table:table-cell table:style-name="Default" table:number-columns-repeated="2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8" draw:text-style-name="P1" svg:width="8.133cm" svg:height="2.176cm" svg:x="33.043cm" svg:y="29.66cm" draw:caption-point-x="-0.61cm" draw:caption-point-y="1.51cm">
              <dc:date>2014-06-23T00:00:00</dc:date>
              <text:p text:style-name="P1"><text:span text:style-name="T1">diff1 = SInt(R[n]&lt;15:0&gt;) - SInt(R[m]&lt;15:0&gt;);</text:span></text:p>
              <text:p text:style-name="P1"><text:span text:style-name="T1">diff2 = SInt(R[n]&lt;31:16&gt;) - SInt(R[m]&lt;31:16&gt;);</text:span></text:p>
              <text:p text:style-name="P1"><text:span text:style-name="T1">R[d]&lt;15:0&gt; = SignedSat(diff1, 16);</text:span></text:p>
              <text:p text:style-name="P1"><text:span text:style-name="T1">R[d]&lt;31:16&gt; = SignedSat(diff2, 16);</text:span></text:p>
              <text:p text:style-name="P1"><text:span text:style-name="T1"/></text:p>
            </office:annotation>
            <text:p>QSUB16</text:p>
          </table:table-cell>
          <table:table-cell table:number-columns-repeated="2"/>
          <table:table-cell table:style-name="ce30" office:value-type="string">
            <text:p>13 – 14</text:p>
          </table:table-cell>
          <table:table-cell table:style-name="ce39" office:value-type="string">
            <text:p>Reserved</text:p>
          </table:table-cell>
          <table:table-cell table:style-name="ce35"/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Default"/>
          <table:table-cell office:value-type="string">
            <text:p>Rn</text:p>
          </table:table-cell>
          <table:table-cell table:style-name="Default" table:number-columns-repeated="2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8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5" draw:text-style-name="P1" svg:width="7.707cm" svg:height="3.756cm" svg:x="33.043cm" svg:y="30.087cm" draw:caption-point-x="-0.61cm" draw:caption-point-y="1.51cm">
              <dc:date>2014-06-23T00:00:00</dc:date>
              <text:p text:style-name="P1"><text:span text:style-name="T1">diff1 = SInt(R[n]&lt;7:0&gt;) - SInt(R[m]&lt;7:0&gt;);</text:span></text:p>
              <text:p text:style-name="P1"><text:span text:style-name="T1">diff2 = SInt(R[n]&lt;15:8&gt;) - SInt(R[m]&lt;15:8&gt;);</text:span></text:p>
              <text:p text:style-name="P1"><text:span text:style-name="T1">diff3 = SInt(R[n]&lt;23:16&gt;) - SInt(R[m]&lt;23:16&gt;);</text:span></text:p>
              <text:p text:style-name="P1"><text:span text:style-name="T1">diff4 = SInt(R[n]&lt;31:24&gt;) - SInt(R[m]&lt;31:24&gt;);</text:span></text:p>
              <text:p text:style-name="P1"><text:span text:style-name="T1">R[d]&lt;7:0&gt;= SignedSat(diff1, 8);</text:span></text:p>
              <text:p text:style-name="P1"><text:span text:style-name="T1">R[d]&lt;15:8&gt; = SignedSat(diff2, 8);</text:span></text:p>
              <text:p text:style-name="P1"><text:span text:style-name="T1">R[d]&lt;23:16&gt; = SignedSat(diff3, 8);</text:span></text:p>
              <text:p text:style-name="P1"><text:span text:style-name="T1">R[d]&lt;31:24&gt; = SignedSat(diff4, 8);</text:span></text:p>
              <text:p text:style-name="P1"><text:span text:style-name="T1"/></text:p>
            </office:annotation>
            <text:p>QSUB8</text:p>
          </table:table-cell>
          <table:table-cell table:number-columns-repeated="2"/>
          <table:table-cell table:style-name="ce30" office:value-type="float" office:value="15">
            <text:p>15</text:p>
          </table:table-cell>
          <table:table-cell table:style-name="ce39" office:value-type="string">
            <text:p>IDE</text:p>
          </table:table-cell>
          <table:table-cell table:style-name="ce35" office:value-type="string">
            <text:p>Enable Exception trapping</text:p>
          </table:table-cell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6"/>
          <table:table-cell table:number-columns-repeated="2"/>
          <table:table-cell table:style-name="ce30" office:value-type="string">
            <text:p>16 – 18</text:p>
          </table:table-cell>
          <table:table-cell table:style-name="ce39" office:value-type="string">
            <text:p>Len</text:p>
          </table:table-cell>
          <table:table-cell table:style-name="ce35" office:value-type="string">
            <text:p>DEPRECATED</text:p>
          </table:table-cell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text:p>RBIT</text:p>
          </table:table-cell>
          <table:table-cell office:value-type="string">
            <text:p>v6T2,v7</text:p>
          </table:table-cell>
          <table:table-cell/>
          <table:table-cell table:style-name="ce30" office:value-type="float" office:value="19">
            <text:p>19</text:p>
          </table:table-cell>
          <table:table-cell table:style-name="ce39" office:value-type="string">
            <text:p>Reserved</text:p>
          </table:table-cell>
          <table:table-cell table:style-name="ce35" table:formula="of:=&quot;=0&quot;" office:value-type="string" office:string-value="=0">
            <text:p>=0</text:p>
          </table:table-cell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3" draw:text-style-name="P1" svg:width="5.829cm" svg:height="3.361cm" svg:x="33.043cm" svg:y="31.368cm" draw:caption-point-x="-0.61cm" draw:caption-point-y="1.51cm">
              <dc:date>2014-06-23T00:00:00</dc:date>
              <text:p text:style-name="P1"><text:span text:style-name="T1">bits(32) result;</text:span></text:p>
              <text:p text:style-name="P1"><text:span text:style-name="T1">result&lt;31:24&gt; = R[m]&lt;7:0&gt;;</text:span></text:p>
              <text:p text:style-name="P1"><text:span text:style-name="T1">result&lt;23:16&gt; = R[m]&lt;15:8&gt;;</text:span></text:p>
              <text:p text:style-name="P1"><text:span text:style-name="T1">result&lt;15:8&gt; = R[m]&lt;23:16&gt;;</text:span></text:p>
              <text:p text:style-name="P1"><text:span text:style-name="T1">result&lt;7:0&gt;</text:span></text:p>
              <text:p text:style-name="P1"><text:span text:style-name="T1">= R[m]&lt;31:24&gt;;</text:span></text:p>
              <text:p text:style-name="P1"><text:span text:style-name="T1">R[d] = result;</text:span></text:p>
              <text:p text:style-name="P1"><text:span text:style-name="T1"/></text:p>
            </office:annotation>
            <text:p>REV</text:p>
          </table:table-cell>
          <table:table-cell table:number-columns-repeated="2"/>
          <table:table-cell table:style-name="ce30" office:value-type="string">
            <text:p>20 – 21</text:p>
          </table:table-cell>
          <table:table-cell table:style-name="ce39" office:value-type="string">
            <text:p>Stride</text:p>
          </table:table-cell>
          <table:table-cell table:style-name="ce35" office:value-type="string">
            <text:p>DEPRECATED</text:p>
          </table:table-cell>
          <table:table-cell table:number-columns-repeated="984"/>
        </table:table-row>
        <table:table-row table:style-name="ro2">
          <table:table-cell/>
          <table:table-cell table:style-name="ce6"/>
          <table:table-cell table:style-name="ce5" table:number-columns-repeated="2"/>
          <table:table-cell table:style-name="ce8"/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3" draw:text-style-name="P1" svg:width="5.772cm" svg:height="3.361cm" svg:x="33.043cm" svg:y="31.795cm" draw:caption-point-x="-0.61cm" draw:caption-point-y="1.51cm">
              <dc:date>2014-06-23T00:00:00</dc:date>
              <text:p text:style-name="P1"><text:span text:style-name="T1">bits(32) result;</text:span></text:p>
              <text:p text:style-name="P1"><text:span text:style-name="T1">result&lt;31:24&gt; = R[m]&lt;23:16&gt;;</text:span></text:p>
              <text:p text:style-name="P1"><text:span text:style-name="T1">result&lt;23:16&gt; = R[m]&lt;31:24&gt;;</text:span></text:p>
              <text:p text:style-name="P1"><text:span text:style-name="T1">result&lt;15:8&gt; = R[m]&lt;7:0&gt;;</text:span></text:p>
              <text:p text:style-name="P1"><text:span text:style-name="T1">result&lt;7:0&gt;</text:span></text:p>
              <text:p text:style-name="P1"><text:span text:style-name="T1">= R[m]&lt;15:8&gt;;</text:span></text:p>
              <text:p text:style-name="P1"><text:span text:style-name="T1">R[d] = result;</text:span></text:p>
              <text:p text:style-name="P1"><text:span text:style-name="T1"/></text:p>
            </office:annotation>
            <text:p>REV16</text:p>
          </table:table-cell>
          <table:table-cell table:number-columns-repeated="2"/>
          <table:table-cell table:style-name="ce30" office:value-type="string">
            <text:p>22 – 23</text:p>
          </table:table-cell>
          <table:table-cell table:style-name="ce39" office:value-type="string">
            <text:p>Rmode</text:p>
          </table:table-cell>
          <table:table-cell table:style-name="ce35" office:value-type="string">
            <text:p>00 Round to Nearest</text:p>
            <text:p>01 Round toward +inf</text:p>
            <text:p>10 Round toward -inf</text:p>
            <text:p>11 Round towards 0</text:p>
          </table:table-cell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8" draw:text-style-name="P1" svg:width="8.02cm" svg:height="2.176cm" svg:x="33.043cm" svg:y="33.426cm" draw:caption-point-x="-0.61cm" draw:caption-point-y="1.51cm">
              <dc:date>2014-06-23T00:00:00</dc:date>
              <text:p text:style-name="P1"><text:span text:style-name="T1">bits(32) result;</text:span></text:p>
              <text:p text:style-name="P1"><text:span text:style-name="T1">result&lt;31:8&gt; = SignExtend(R[m]&lt;7:0&gt;, 24);</text:span></text:p>
              <text:p text:style-name="P1"><text:span text:style-name="T1">Result&lt;7:0&gt; = R[m]&lt;15:8&gt;;</text:span></text:p>
              <text:p text:style-name="P1"><text:span text:style-name="T1">R[d] = result;</text:span></text:p>
              <text:p text:style-name="P1"><text:span text:style-name="T1"/></text:p>
            </office:annotation>
            <text:p>REVSH</text:p>
          </table:table-cell>
          <table:table-cell table:number-columns-repeated="2"/>
          <table:table-cell table:style-name="ce30" office:value-type="float" office:value="24">
            <text:p>24</text:p>
          </table:table-cell>
          <table:table-cell table:style-name="ce39" office:value-type="string">
            <text:p>FZ</text:p>
          </table:table-cell>
          <table:table-cell table:style-name="ce35" office:value-type="string">
            <text:p>Flush to Zero, 0=IEEE-754 compliant</text:p>
          </table:table-cell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6"/>
          <table:table-cell table:number-columns-repeated="2"/>
          <table:table-cell table:style-name="ce30" office:value-type="float" office:value="25">
            <text:p>25</text:p>
          </table:table-cell>
          <table:table-cell table:style-name="ce39" office:value-type="string">
            <text:p>DN</text:p>
          </table:table-cell>
          <table:table-cell table:style-name="ce35" office:value-type="string">
            <text:p>Default NaN mode</text:p>
          </table:table-cell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2" draw:text-style-name="P1" svg:width="8.333cm" svg:height="2.966cm" svg:x="33.043cm" svg:y="34.28cm" draw:caption-point-x="-0.61cm" draw:caption-point-y="1.51cm">
              <dc:date>2014-06-23T00:00:00</dc:date>
              <text:p text:style-name="P1"><text:span text:style-name="T1">sum1 = SInt(R[n]&lt;15:0&gt;) + SInt(R[m]&lt;15:0&gt;);</text:span></text:p>
              <text:p text:style-name="P1"><text:span text:style-name="T1">sum2 = SInt(R[n]&lt;31:16&gt;) + SInt(R[m]&lt;31:16&gt;);</text:span></text:p>
              <text:p text:style-name="P1"><text:span text:style-name="T1">R[d]&lt;15:0&gt; = sum1&lt;15:0&gt;;</text:span></text:p>
              <text:p text:style-name="P1"><text:span text:style-name="T1">R[d]&lt;31:16&gt; = sum2&lt;15:0&gt;;</text:span></text:p>
              <text:p text:style-name="P1"><text:span text:style-name="T1">APSR.GE&lt;1:0&gt; = if sum1 &gt;= 0 then ‘11’ else ‘00’;</text:span></text:p>
              <text:p text:style-name="P1"><text:span text:style-name="T1">APSR.GE&lt;3:2&gt; = if sum2 &gt;= 0 then ‘11’ else ‘00’;</text:span></text:p>
              <text:p text:style-name="P1"><text:span text:style-name="T1"/></text:p>
            </office:annotation>
            <text:p>SADD16</text:p>
          </table:table-cell>
          <table:table-cell table:number-columns-repeated="2"/>
          <table:table-cell table:style-name="ce30" office:value-type="float" office:value="26">
            <text:p>26</text:p>
          </table:table-cell>
          <table:table-cell table:style-name="ce39" office:value-type="string">
            <text:p>AHP</text:p>
          </table:table-cell>
          <table:table-cell table:style-name="ce35" office:value-type="string">
            <text:p>Half-precision format 0=IEEE</text:p>
          </table:table-cell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11" draw:text-style-name="P1" svg:width="7.963cm" svg:height="5.336cm" svg:x="33.043cm" svg:y="34.707cm" draw:caption-point-x="-0.61cm" draw:caption-point-y="1.51cm">
              <dc:date>2014-06-23T00:00:00</dc:date>
              <text:p text:style-name="P1"><text:span text:style-name="T1">sum1 = SInt(R[n]&lt;7:0&gt;) + SInt(R[m]&lt;7:0&gt;);</text:span></text:p>
              <text:p text:style-name="P1"><text:span text:style-name="T1">sum2 = SInt(R[n]&lt;15:8&gt;) + SInt(R[m]&lt;15:8&gt;);</text:span></text:p>
              <text:p text:style-name="P1"><text:span text:style-name="T1">sum3 = SInt(R[n]&lt;23:16&gt;) + SInt(R[m]&lt;23:16&gt;);</text:span></text:p>
              <text:p text:style-name="P1"><text:span text:style-name="T1">sum4 = SInt(R[n]&lt;31:24&gt;) + SInt(R[m]&lt;31:24&gt;);</text:span></text:p>
              <text:p text:style-name="P1"><text:span text:style-name="T1">R[d]&lt;7:0&gt; = sum1&lt;7:0&gt;;</text:span></text:p>
              <text:p text:style-name="P1"><text:span text:style-name="T1">R[d]&lt;15:8&gt; = sum2&lt;7:0&gt;;</text:span></text:p>
              <text:p text:style-name="P1"><text:span text:style-name="T1">R[d]&lt;23:16&gt; = sum3&lt;7:0&gt;;</text:span></text:p>
              <text:p text:style-name="P1"><text:span text:style-name="T1">R[d]&lt;31:24&gt; = sum4&lt;7:0&gt;;</text:span></text:p>
              <text:p text:style-name="P1"><text:span text:style-name="T1">APSR.GE&lt;0&gt; = if sum1 &gt;= 0 then ‘1’ else ‘0’;</text:span></text:p>
              <text:p text:style-name="P1"><text:span text:style-name="T1">APSR.GE&lt;1&gt; = if sum2 &gt;= 0 then ‘1’ else ‘0’;</text:span></text:p>
              <text:p text:style-name="P1"><text:span text:style-name="T1">APSR.GE&lt;2&gt; = if sum3 &gt;= 0 then ‘1’ else ‘0’;</text:span></text:p>
              <text:p text:style-name="P1"><text:span text:style-name="T1">APSR.GE&lt;3&gt; = if sum4 &gt;= 0 then ‘1’ else ‘0’;</text:span></text:p>
              <text:p text:style-name="P1"><text:span text:style-name="T1"/></text:p>
            </office:annotation>
            <text:p>SADD8</text:p>
          </table:table-cell>
          <table:table-cell table:number-columns-repeated="2"/>
          <table:table-cell table:style-name="ce30" office:value-type="float" office:value="27">
            <text:p>27</text:p>
          </table:table-cell>
          <table:table-cell table:style-name="ce39" office:value-type="string">
            <text:p>QC</text:p>
          </table:table-cell>
          <table:table-cell table:style-name="ce35" office:value-type="string">
            <text:p>SIMD only, Cumulative Saturation</text:p>
          </table:table-cell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/>
          <table:table-cell table:style-name="ce9"/>
          <table:table-cell/>
          <table:table-cell office:value-type="string">
            <text:p>Rd</text:p>
          </table:table-cell>
          <table:table-cell/>
          <table:table-cell table:style-name="ce7"/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2" draw:text-style-name="P1" svg:width="8.674cm" svg:height="2.966cm" svg:x="33.043cm" svg:y="35.134cm" draw:caption-point-x="-0.61cm" draw:caption-point-y="1.51cm">
              <dc:date>2014-06-23T00:00:00</dc:date>
              <text:p text:style-name="P1"><text:span text:style-name="T1">diff = SInt(R[n]&lt;15:0&gt;) - SInt(R[m]&lt;31:16&gt;);</text:span></text:p>
              <text:p text:style-name="P1"><text:span text:style-name="T1">sum = SInt(R[n]&lt;31:16&gt;) + SInt(R[m]&lt;15:0&gt;);</text:span></text:p>
              <text:p text:style-name="P1"><text:span text:style-name="T1">R[d]&lt;15:0&gt; = diff&lt;15:0&gt;;</text:span></text:p>
              <text:p text:style-name="P1"><text:span text:style-name="T1">R[d]&lt;31:16&gt; = sum&lt;15:0&gt;;</text:span></text:p>
              <text:p text:style-name="P1"><text:span text:style-name="T1">APSR.GE&lt;1:0&gt; = if diff &gt;= 0 then ‘11’ else ‘00’;</text:span></text:p>
              <text:p text:style-name="P1"><text:span text:style-name="T1">APSR.GE&lt;3:2&gt; = if sum &gt;= 0 then ‘11’ else ‘00’;</text:span></text:p>
              <text:p text:style-name="P1"><text:span text:style-name="T1"/></text:p>
            </office:annotation>
            <text:p>SASX</text:p>
          </table:table-cell>
          <table:table-cell table:number-columns-repeated="2"/>
          <table:table-cell table:style-name="ce30" office:value-type="float" office:value="28">
            <text:p>28</text:p>
          </table:table-cell>
          <table:table-cell table:style-name="ce39" office:value-type="string">
            <text:p>V</text:p>
          </table:table-cell>
          <table:table-cell table:style-name="ce35" office:value-type="string">
            <text:p>Overflow</text:p>
          </table:table-cell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number-columns-repeated="28"/>
          <table:table-cell table:style-name="Default" table:number-columns-repeated="2"/>
          <table:table-cell table:number-columns-repeated="2"/>
          <table:table-cell table:style-name="ce30" office:value-type="float" office:value="29">
            <text:p>29</text:p>
          </table:table-cell>
          <table:table-cell table:style-name="ce39" office:value-type="string">
            <text:p>C</text:p>
          </table:table-cell>
          <table:table-cell table:style-name="ce35" office:value-type="string">
            <text:p>Carry</text:p>
          </table:table-cell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/>
          <table:table-cell office:value-type="string">
            <text:p>widthm1</text:p>
          </table:table-cell>
          <table:table-cell table:number-columns-repeated="3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style-name="ce9"/>
          <table:table-cell office:value-type="string">
            <text:p>lsb</text:p>
          </table:table-cell>
          <table:table-cell table:number-columns-repeated="2"/>
          <table:table-cell table:style-name="ce7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4" draw:text-style-name="P1" svg:width="10.096cm" svg:height="2.571cm" svg:x="33.043cm" svg:y="35.987cm" draw:caption-point-x="-0.61cm" draw:caption-point-y="1.51cm">
              <dc:date>2014-06-23T00:00:00</dc:date>
              <text:p text:style-name="P1"><text:span text:style-name="T1">msbit = lsbit + widthminus1;</text:span></text:p>
              <text:p text:style-name="P1"><text:span text:style-name="T1">if msbit &lt;= 31 then</text:span></text:p>
              <text:p text:style-name="P1"><text:span text:style-name="T1">R[d] = SignExtend(R[n]&lt;msbit:lsbit&gt;, 32);</text:span></text:p>
              <text:p text:style-name="P1"><text:span text:style-name="T1">else</text:span></text:p>
              <text:p text:style-name="P1"><text:span text:style-name="T1">UNPREDICTABLE;</text:span></text:p>
              <text:p text:style-name="P1"><text:span text:style-name="T1"/></text:p>
            </office:annotation>
            <text:p>SBFX</text:p>
          </table:table-cell>
          <table:table-cell office:value-type="string">
            <text:p>v6T2,v7</text:p>
          </table:table-cell>
          <table:table-cell/>
          <table:table-cell table:style-name="ce30" office:value-type="float" office:value="30">
            <text:p>30</text:p>
          </table:table-cell>
          <table:table-cell table:style-name="ce39" office:value-type="string">
            <text:p>Z</text:p>
          </table:table-cell>
          <table:table-cell table:style-name="ce35" office:value-type="string">
            <text:p>Zerro</text:p>
          </table:table-cell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6"/>
          <table:table-cell table:number-columns-repeated="2"/>
          <table:table-cell table:style-name="ce31" office:value-type="float" office:value="31">
            <text:p>31</text:p>
          </table:table-cell>
          <table:table-cell table:style-name="ce40" office:value-type="string">
            <text:p>N</text:p>
          </table:table-cell>
          <table:table-cell table:style-name="ce36" office:value-type="string">
            <text:p>Negative</text:p>
          </table:table-cell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4" draw:text-style-name="P1" svg:width="7.365cm" svg:height="2.571cm" svg:x="33.043cm" svg:y="36.841cm" draw:caption-point-x="-0.61cm" draw:caption-point-y="1.51cm">
              <dc:date>2014-06-23T00:00:00</dc:date>
              <text:p text:style-name="P1"><text:span text:style-name="T1">sum1 = SInt(R[n]&lt;15:0&gt;) + SInt(R[m]&lt;15:0&gt;);</text:span></text:p>
              <text:p text:style-name="P1"><text:span text:style-name="T1">sum2 = SInt(R[n]&lt;31:16&gt;) + SInt(R[m]&lt;31:16&gt;);</text:span></text:p>
              <text:p text:style-name="P1"><text:span text:style-name="T1">R[d]&lt;15:0&gt; = sum1&lt;16:1&gt;;</text:span></text:p>
              <text:p text:style-name="P1"><text:span text:style-name="T1">R[d]&lt;31:16&gt; = sum2&lt;16:1&gt;;</text:span></text:p>
              <text:p text:style-name="P1"><text:span text:style-name="T1"/></text:p>
            </office:annotation>
            <text:p>SHADD16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10" draw:text-style-name="P1" svg:width="11.718cm" svg:height="4.151cm" svg:x="33.043cm" svg:y="37.268cm" draw:caption-point-x="-0.61cm" draw:caption-point-y="1.51cm">
              <dc:date>2014-06-23T00:00:00</dc:date>
              <text:p text:style-name="P1"><text:span text:style-name="T1">sum1 = SInt(R[n]&lt;7:0&gt;) + SInt(R[m]&lt;7:0&gt;);</text:span></text:p>
              <text:p text:style-name="P1"><text:span text:style-name="T1">sum2 = SInt(R[n]&lt;15:8&gt;) + SInt(R[m]&lt;15:8&gt;);</text:span></text:p>
              <text:p text:style-name="P1"><text:span text:style-name="T1">sum3 = SInt(R[n]&lt;23:16&gt;) + SInt(R[m]&lt;23:16&gt;);</text:span></text:p>
              <text:p text:style-name="P1"><text:span text:style-name="T1">sum4 = SInt(R[n]&lt;31:24&gt;) + SInt(R[m]&lt;31:24&gt;);</text:span></text:p>
              <text:p text:style-name="P1"><text:span text:style-name="T1">R[d]&lt;7:0&gt;</text:span></text:p>
              <text:p text:style-name="P1"><text:span text:style-name="T1">= sum1&lt;8:1&gt;;</text:span></text:p>
              <text:p text:style-name="P1"><text:span text:style-name="T1">R[d]&lt;15:8&gt; = sum2&lt;8:1&gt;;</text:span></text:p>
              <text:p text:style-name="P1"><text:span text:style-name="T1">R[d]&lt;23:16&gt; = sum3&lt;8:1&gt;;</text:span></text:p>
              <text:p text:style-name="P1"><text:span text:style-name="T1">R[d]&lt;31:24&gt; = sum4&lt;8:1&gt;;</text:span></text:p>
              <text:p text:style-name="P1"><text:span text:style-name="T1"/></text:p>
            </office:annotation>
            <text:p>SHADD8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8" draw:text-style-name="P1" svg:width="8.02cm" svg:height="2.176cm" svg:x="33.043cm" svg:y="37.695cm" draw:caption-point-x="-0.61cm" draw:caption-point-y="1.51cm">
              <dc:date>2014-06-23T00:00:00</dc:date>
              <text:p text:style-name="P1"><text:span text:style-name="T1">diff = SInt(R[n]&lt;15:0&gt;) - SInt(R[m]&lt;31:16&gt;);</text:span></text:p>
              <text:p text:style-name="P1"><text:span text:style-name="T1">sum = SInt(R[n]&lt;31:16&gt;) + SInt(R[m]&lt;15:0&gt;);</text:span></text:p>
              <text:p text:style-name="P1"><text:span text:style-name="T1">R[d]&lt;15:0&gt; = diff&lt;16:1&gt;;</text:span></text:p>
              <text:p text:style-name="P1"><text:span text:style-name="T1">R[d]&lt;31:16&gt; = sum&lt;16:1&gt;;</text:span></text:p>
              <text:p text:style-name="P1"><text:span text:style-name="T1"/></text:p>
            </office:annotation>
            <text:p>SHASX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8" draw:text-style-name="P1" svg:width="7.821cm" svg:height="2.176cm" svg:x="33.043cm" svg:y="38.122cm" draw:caption-point-x="-0.61cm" draw:caption-point-y="1.51cm">
              <dc:date>2014-06-23T00:00:00</dc:date>
              <text:p text:style-name="P1"><text:span text:style-name="T1">sum = SInt(R[n]&lt;15:0&gt;) + SInt(R[m]&lt;31:16&gt;);</text:span></text:p>
              <text:p text:style-name="P1"><text:span text:style-name="T1">diff = SInt(R[n]&lt;31:16&gt;) - SInt(R[m]&lt;15:0&gt;);</text:span></text:p>
              <text:p text:style-name="P1"><text:span text:style-name="T1">R[d]&lt;15:0&gt; = sum&lt;16:1&gt;;</text:span></text:p>
              <text:p text:style-name="P1"><text:span text:style-name="T1">R[d]&lt;31:16&gt; = diff&lt;16:1&gt;;</text:span></text:p>
              <text:p text:style-name="P1"><text:span text:style-name="T1"/></text:p>
            </office:annotation>
            <text:p>SHSAX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6"/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text:p>UHADD16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text:p>UHADD8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text:p>UHASX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text:p>UHSAX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6"/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 table:style-name="Default"/>
          <table:table-cell table:style-name="ce23"/>
          <table:table-cell table:style-name="Default"/>
          <table:table-cell table:style-name="Default" office:value-type="string">
            <office:annotation draw:style-name="gr8" draw:text-style-name="P1" svg:width="9.186cm" svg:height="2.176cm" svg:x="33.043cm" svg:y="41.11cm" draw:caption-point-x="-0.61cm" draw:caption-point-y="1.51cm">
              <dc:date>2014-06-23T00:00:00</dc:date>
              <text:p text:style-name="P1"><text:span text:style-name="T1">diff1 = SInt(R[n]&lt;15:0&gt;) - SInt(R[m]&lt;15:0&gt;);</text:span></text:p>
              <text:p text:style-name="P1"><text:span text:style-name="T1">diff2 = SInt(R[n]&lt;31:16&gt;) - SInt(R[m]&lt;31:16&gt;);</text:span></text:p>
              <text:p text:style-name="P1"><text:span text:style-name="T1">R[d]&lt;15:0&gt; = diff1&lt;16:1&gt;;</text:span></text:p>
              <text:p text:style-name="P1"><text:span text:style-name="T1">R[d]&lt;31:16&gt; = diff2&lt;16:1&gt;;</text:span></text:p>
              <text:p text:style-name="P1"><text:span text:style-name="T1"/></text:p>
            </office:annotation>
            <text:p>SHSUB16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8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 table:style-name="Default"/>
          <table:table-cell table:style-name="ce23"/>
          <table:table-cell table:style-name="Default"/>
          <table:table-cell table:style-name="Default" office:value-type="string">
            <office:annotation draw:style-name="gr5" draw:text-style-name="P1" svg:width="7.764cm" svg:height="3.756cm" svg:x="33.043cm" svg:y="41.537cm" draw:caption-point-x="-0.61cm" draw:caption-point-y="1.51cm">
              <dc:date>2014-06-23T00:00:00</dc:date>
              <text:p text:style-name="P1"><text:span text:style-name="T1">diff1 = SInt(R[n]&lt;7:0&gt;) - SInt(R[m]&lt;7:0&gt;);</text:span></text:p>
              <text:p text:style-name="P1"><text:span text:style-name="T1">diff2 = SInt(R[n]&lt;15:8&gt;) - SInt(R[m]&lt;15:8&gt;);</text:span></text:p>
              <text:p text:style-name="P1"><text:span text:style-name="T1">diff3 = SInt(R[n]&lt;23:16&gt;) - SInt(R[m]&lt;23:16&gt;);</text:span></text:p>
              <text:p text:style-name="P1"><text:span text:style-name="T1">diff4 = SInt(R[n]&lt;31:24&gt;) - SInt(R[m]&lt;31:24&gt;);</text:span></text:p>
              <text:p text:style-name="P1"><text:span text:style-name="T1">R[d]&lt;7:0&gt;= diff1&lt;8:1&gt;;</text:span></text:p>
              <text:p text:style-name="P1"><text:span text:style-name="T1">R[d]&lt;15:8&gt; = diff2&lt;8:1&gt;;</text:span></text:p>
              <text:p text:style-name="P1"><text:span text:style-name="T1">R[d]&lt;23:16&gt; = diff3&lt;8:1&gt;;</text:span></text:p>
              <text:p text:style-name="P1"><text:span text:style-name="T1">R[d]&lt;31:24&gt; = diff4&lt;8:1&gt;;</text:span></text:p>
              <text:p text:style-name="P1"><text:span text:style-name="T1"/></text:p>
            </office:annotation>
            <text:p>SHSUB8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 table:style-name="Default"/>
          <table:table-cell table:style-name="ce23"/>
          <table:table-cell table:style-name="Default"/>
          <table:table-cell table:style-name="Default" office:value-type="string">
            <text:p>UHSUB16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8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 table:style-name="Default"/>
          <table:table-cell table:style-name="ce23"/>
          <table:table-cell table:style-name="Default"/>
          <table:table-cell table:style-name="Default" office:value-type="string">
            <text:p>UHSUB8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6"/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12" office:value-type="string">
            <text:p>rotate</text:p>
          </table:table-cell>
          <table:table-cell table:style-name="ce11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3" draw:text-style-name="P1" svg:width="12.556cm" svg:height="3.361cm" svg:x="33.043cm" svg:y="43.244cm" draw:caption-point-x="-0.61cm" draw:caption-point-y="1.51cm">
              <dc:date>2014-06-26T00:00:00</dc:date>
              <text:p text:style-name="P1"><text:span text:style-name="T1">Signed Extend and Add Byte extracts an 8-bit value from a register, sign-extends it to 32 bits, adds the result to the</text:span></text:p>
              <text:p text:style-name="P1"><text:span text:style-name="T1">value in another register, and writes the final result to the destination register. The instruction can specify a rotation</text:span></text:p>
              <text:p text:style-name="P1"><text:span text:style-name="T1">by 0, 8, 16, or 24 bits before extracting the 8-bit value.</text:span></text:p>
              <text:p text:style-name="P1"><text:span text:style-name="T1"/></text:p>
              <text:p text:style-name="P1"><text:span text:style-name="T1">rotated = ROR(R[m], rotation);</text:span></text:p>
              <text:p text:style-name="P1"><text:span text:style-name="T1">R[d] = R[n] + SignExtend(rotated&lt;7:0&gt;, 32);</text:span></text:p>
            </office:annotation>
            <text:p>SXTAB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12" office:value-type="string">
            <text:p>rotate</text:p>
          </table:table-cell>
          <table:table-cell table:style-name="ce11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2" draw:text-style-name="P1" svg:width="10.508cm" svg:height="2.966cm" svg:x="33.043cm" svg:y="43.671cm" draw:caption-point-x="-0.61cm" draw:caption-point-y="1.51cm">
              <dc:date>2014-06-26T00:00:00</dc:date>
              <text:p text:style-name="P1"><text:span text:style-name="T1">Signed Extend and Add Byte 16 extracts two 8-bit values from a register, sign-extends them to 16 bits each, adds</text:span></text:p>
              <text:p text:style-name="P1"><text:span text:style-name="T1">the results to two 16-bit values from another register, and writes the final results to the destination register. The</text:span></text:p>
              <text:p text:style-name="P1"><text:span text:style-name="T1">instruction can specify a rotation by 0, 8, 16, or 24 bits before extracting the 8-bit values.</text:span></text:p>
              <text:p text:style-name="P1"><text:span text:style-name="T1"/></text:p>
            </office:annotation>
            <text:p>SXTAB16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12" office:value-type="string">
            <text:p>rotate</text:p>
          </table:table-cell>
          <table:table-cell table:style-name="ce11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4" draw:text-style-name="P1" svg:width="12.954cm" svg:height="2.571cm" svg:x="33.043cm" svg:y="44.098cm" draw:caption-point-x="-0.61cm" draw:caption-point-y="1.51cm">
              <dc:date>2014-06-26T00:00:00</dc:date>
              <text:p text:style-name="P1"><text:span text:style-name="T1">Signed Extend and Add Halfword extracts a 16-bit value from a register, sign-extends it to 32 bits, adds the result</text:span></text:p>
              <text:p text:style-name="P1"><text:span text:style-name="T1">to a value from another register, and writes the final result to the destination register. The instruction can specify a</text:span></text:p>
              <text:p text:style-name="P1"><text:span text:style-name="T1">rotation by 0, 8, 16, or 24 bits before extracting the 16-bit value.</text:span></text:p>
              <text:p text:style-name="P1"><text:span text:style-name="T1"/></text:p>
            </office:annotation>
            <text:p>SXTAH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/>
          <table:table-cell office:value-type="string">
            <text:p>Rd</text:p>
          </table:table-cell>
          <table:table-cell table:number-columns-repeated="2"/>
          <table:table-cell table:style-name="ce12" office:value-type="string">
            <text:p>rotate</text:p>
          </table:table-cell>
          <table:table-cell table:style-name="ce11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2" draw:text-style-name="P1" svg:width="10.139cm" svg:height="2.966cm" svg:x="33.043cm" svg:y="44.525cm" draw:caption-point-x="-0.61cm" draw:caption-point-y="1.51cm">
              <dc:date>2014-06-26T00:00:00</dc:date>
              <text:p text:style-name="P1"><text:span text:style-name="T1">Signed Extend Byte extracts an 8-bit value from a register, sign-extends it to 32 bits, and writes the result to the</text:span></text:p>
              <text:p text:style-name="P1"><text:span text:style-name="T1">destination register. The instruction can specify a rotation by 0, 8, 16, or 24 bits before extracting the 8-bit value.</text:span></text:p>
              <text:p text:style-name="P1"><text:span text:style-name="T1"/></text:p>
              <text:p text:style-name="P1"><text:span text:style-name="T1">rotated = ROR(R[m], rotation);</text:span></text:p>
              <text:p text:style-name="P1"><text:span text:style-name="T1">R[d] = SignExtend(rotated&lt;7:0&gt;, 32);</text:span></text:p>
            </office:annotation>
            <text:p>SXTB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/>
          <table:table-cell office:value-type="string">
            <text:p>Rd</text:p>
          </table:table-cell>
          <table:table-cell table:number-columns-repeated="2"/>
          <table:table-cell table:style-name="ce12" office:value-type="string">
            <text:p>rotate</text:p>
          </table:table-cell>
          <table:table-cell table:style-name="ce11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12" draw:text-style-name="P1" svg:width="7.892cm" svg:height="4.546cm" svg:x="33.043cm" svg:y="44.952cm" draw:caption-point-x="-0.61cm" draw:caption-point-y="1.51cm">
              <dc:date>2014-06-26T00:00:00</dc:date>
              <text:p text:style-name="P1"><text:span text:style-name="T1">Signed Extend Byte 16 extracts two 8-bit values from a register, sign-extends them to 16 bits each, and writes the</text:span></text:p>
              <text:p text:style-name="P1"><text:span text:style-name="T1">results to the destination register. The instruction can specify a rotation by 0, 8, 16, or 24 bits before extracting the</text:span></text:p>
              <text:p text:style-name="P1"><text:span text:style-name="T1">8-bit values.</text:span></text:p>
              <text:p text:style-name="P1"><text:span text:style-name="T1"/></text:p>
              <text:p text:style-name="P1"><text:span text:style-name="T1">rotated = ROR(R[m], rotation);</text:span></text:p>
              <text:p text:style-name="P1"><text:span text:style-name="T1">R[d]&lt;15:0&gt; = SignExtend(rotated&lt;7:0&gt;, 16);</text:span></text:p>
              <text:p text:style-name="P1"><text:span text:style-name="T1">R[d]&lt;31:16&gt; = SignExtend(rotated&lt;23:16&gt;, 16);</text:span></text:p>
            </office:annotation>
            <text:p>SXXB16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/>
          <table:table-cell office:value-type="string">
            <text:p>Rd</text:p>
          </table:table-cell>
          <table:table-cell table:number-columns-repeated="2"/>
          <table:table-cell table:style-name="ce12" office:value-type="string">
            <text:p>rotate</text:p>
          </table:table-cell>
          <table:table-cell table:style-name="ce11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10" draw:text-style-name="P1" svg:width="8.319cm" svg:height="4.151cm" svg:x="33.043cm" svg:y="45.378cm" draw:caption-point-x="-0.61cm" draw:caption-point-y="1.51cm">
              <dc:date>2014-06-26T00:00:00</dc:date>
              <text:p text:style-name="P1"><text:span text:style-name="T1">Signed Extend Halfword extracts a 16-bit value from a register, sign-extends it to 32 bits, and writes the result to</text:span></text:p>
              <text:p text:style-name="P1"><text:span text:style-name="T1">the destination register. The instruction can specify a rotation by 0, 8, 16, or 24 bits before extracting the 16-bit</text:span></text:p>
              <text:p text:style-name="P1"><text:span text:style-name="T1">Value.</text:span></text:p>
              <text:p text:style-name="P1"><text:span text:style-name="T1"/></text:p>
              <text:p text:style-name="P1"><text:span text:style-name="T1">rotated = ROR(R[m], rotation);</text:span></text:p>
              <text:p text:style-name="P1"><text:span text:style-name="T1">R[d] = SignExtend(rotated&lt;15:0&gt;, 32);</text:span></text:p>
            </office:annotation>
            <text:p>SXTH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6"/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/>
          <table:table-cell office:value-type="string">
            <text:p>UADD16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/>
          <table:table-cell office:value-type="string">
            <text:p>UADD8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/>
          <table:table-cell office:value-type="string">
            <office:annotation draw:style-name="gr13" draw:text-style-name="P1" svg:width="9.826cm" svg:height="4.941cm" svg:x="33.043cm" svg:y="47.086cm" draw:caption-point-x="-0.61cm" draw:caption-point-y="1.51cm">
              <dc:date>2014-06-26T00:00:00</dc:date>
              <text:p text:style-name="P1"><text:span text:style-name="T1">Unsigned Add and Subtract with Exchange exchanges the two halfwords of the second operand, performs one</text:span></text:p>
              <text:p text:style-name="P1"><text:span text:style-name="T1">unsigned 16-bit integer addition and one unsigned 16-bit subtraction, and writes the results to the destination</text:span></text:p>
              <text:p text:style-name="P1"><text:span text:style-name="T1">register. It sets the APSR.GE bits according to the results.</text:span></text:p>
              <text:p text:style-name="P1"><text:span text:style-name="T1"/></text:p>
              <text:p text:style-name="P1"><text:span text:style-name="T1">diff = UInt(R[n]&lt;15:0&gt;) - UInt(R[m]&lt;31:16&gt;);</text:span></text:p>
              <text:p text:style-name="P1"><text:span text:style-name="T1">sum = UInt(R[n]&lt;31:16&gt;) + UInt(R[m]&lt;15:0&gt;);</text:span></text:p>
              <text:p text:style-name="P1"><text:span text:style-name="T1">R[d]&lt;15:0&gt; = diff&lt;15:0&gt;;</text:span></text:p>
              <text:p text:style-name="P1"><text:span text:style-name="T1">R[d]&lt;31:16&gt; = sum&lt;15:0&gt;;</text:span></text:p>
              <text:p text:style-name="P1"><text:span text:style-name="T1">APSR.GE&lt;1:0&gt; = if diff &gt;= 0 then ‘11’ else ‘00’;</text:span></text:p>
              <text:p text:style-name="P1"><text:span text:style-name="T1">APSR.GE&lt;3:2&gt; = if sum &gt;= 0x10000 then ‘11’ else ‘00’;</text:span></text:p>
            </office:annotation>
            <text:p>UASX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style-name="ce4"/>
          <table:table-cell office:value-type="string">
            <text:p>widthm1</text:p>
          </table:table-cell>
          <table:table-cell table:number-columns-repeated="3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/>
          <table:table-cell office:value-type="string">
            <text:p>lsb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UBFX</text:p>
          </table:table-cell>
          <table:table-cell table:number-columns-repeated="989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style-name="ce9"/>
          <table:table-cell table:style-name="ce20" office:value-type="string">
            <text:p>Immediate 12</text:p>
          </table:table-cell>
          <table:table-cell table:number-columns-repeated="9"/>
          <table:table-cell table:style-name="ce11"/>
          <table:table-cell table:number-columns-repeated="4" office:value-type="float" office:value="1">
            <text:p>1</text:p>
          </table:table-cell>
          <table:table-cell table:style-name="ce9"/>
          <table:table-cell office:value-type="string">
            <text:p>imm4</text:p>
          </table:table-cell>
          <table:table-cell/>
          <table:table-cell table:style-name="ce11"/>
          <table:table-cell/>
          <table:table-cell office:value-type="string">
            <office:annotation draw:style-name="gr6" draw:text-style-name="P1" svg:width="9.371cm" svg:height="1.781cm" svg:x="33.043cm" svg:y="47.94cm" draw:caption-point-x="-0.61cm" draw:caption-point-y="1.51cm">
              <dc:date>2014-06-26T00:00:00</dc:date>
              <text:p text:style-name="P1"><text:span text:style-name="T1">imm32 = ZeroExtend(imm12:imm4, 32);</text:span></text:p>
              <text:p text:style-name="P1"><text:span text:style-name="T1">// imm32 is for assembly and disassembly only, and is ignored by hardware.</text:span></text:p>
              <text:p text:style-name="P1"><text:span text:style-name="T1"/></text:p>
            </office:annotation>
            <text:p>UDF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number-columns-repeated="29"/>
          <table:table-cell table:style-name="ce1"/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3" office:value-type="string">
            <text:p>P</text:p>
          </table:table-cell>
          <table:table-cell table:style-name="ce15" office:value-type="string">
            <text:p>U</text:p>
          </table:table-cell>
          <table:table-cell office:value-type="float" office:value="0">
            <text:p>0</text:p>
          </table:table-cell>
          <table:table-cell table:style-name="ce15" office:value-type="string">
            <text:p>W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 table:number-columns-repeated="2"/>
          <table:table-cell office:value-type="string">
            <text:p>register_list</text:p>
          </table:table-cell>
          <table:table-cell table:number-columns-repeated="12"/>
          <table:table-cell table:style-name="ce11"/>
          <table:table-cell/>
          <table:table-cell office:value-type="string">
            <text:p>LDM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3" office:value-type="string">
            <text:p>P</text:p>
          </table:table-cell>
          <table:table-cell table:style-name="ce15" office:value-type="string">
            <text:p>U</text:p>
          </table:table-cell>
          <table:table-cell office:value-type="float" office:value="0">
            <text:p>0</text:p>
          </table:table-cell>
          <table:table-cell table:style-name="ce15" office:value-type="string">
            <text:p>W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 table:number-columns-repeated="2"/>
          <table:table-cell office:value-type="string">
            <text:p>register_list</text:p>
          </table:table-cell>
          <table:table-cell table:number-columns-repeated="12"/>
          <table:table-cell table:style-name="ce11"/>
          <table:table-cell/>
          <table:table-cell office:value-type="string">
            <text:p>STM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3" office:value-type="string">
            <text:p>P</text:p>
          </table:table-cell>
          <table:table-cell office:value-type="string">
            <text:p>U</text:p>
          </table:table-cell>
          <table:table-cell table:style-name="ce15" office:value-type="string">
            <text:p>B</text:p>
          </table:table-cell>
          <table:table-cell table:style-name="ce15" office:value-type="string">
            <text:p>W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t</text:p>
          </table:table-cell>
          <table:table-cell table:number-columns-repeated="2"/>
          <table:table-cell table:style-name="ce9"/>
          <table:table-cell table:style-name="ce20" office:value-type="string">
            <text:p>imm12</text:p>
          </table:table-cell>
          <table:table-cell table:number-columns-repeated="9"/>
          <table:table-cell table:style-name="ce11"/>
          <table:table-cell/>
          <table:table-cell office:value-type="string">
            <text:p>LDR imm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3" office:value-type="string">
            <text:p>P</text:p>
          </table:table-cell>
          <table:table-cell office:value-type="string">
            <text:p>U</text:p>
          </table:table-cell>
          <table:table-cell table:style-name="ce15" office:value-type="string">
            <text:p>B</text:p>
          </table:table-cell>
          <table:table-cell table:style-name="ce15" office:value-type="string">
            <text:p>W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t</text:p>
          </table:table-cell>
          <table:table-cell table:number-columns-repeated="2"/>
          <table:table-cell table:style-name="ce9"/>
          <table:table-cell table:style-name="ce20" office:value-type="string">
            <text:p>imm5</text:p>
          </table:table-cell>
          <table:table-cell table:number-columns-repeated="3"/>
          <table:table-cell table:style-name="ce4" office:value-type="string">
            <text:p>Type</text:p>
          </table:table-cell>
          <table:table-cell table:style-name="ce7"/>
          <table:table-cell table:style-name="ce7" office:value-type="float" office:value="0">
            <text:p>0</text:p>
          </table:table-cell>
          <table:table-cell/>
          <table:table-cell office:value-type="string">
            <text:p>Rm</text:p>
          </table:table-cell>
          <table:table-cell/>
          <table:table-cell table:style-name="ce11"/>
          <table:table-cell/>
          <table:table-cell office:value-type="string">
            <text:p>LDR Register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3" office:value-type="string">
            <text:p>P</text:p>
          </table:table-cell>
          <table:table-cell office:value-type="string">
            <text:p>U</text:p>
          </table:table-cell>
          <table:table-cell table:style-name="ce15" office:value-type="string">
            <text:p>B</text:p>
          </table:table-cell>
          <table:table-cell table:style-name="ce15" office:value-type="string">
            <text:p>W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t</text:p>
          </table:table-cell>
          <table:table-cell table:number-columns-repeated="2"/>
          <table:table-cell table:style-name="ce9"/>
          <table:table-cell table:style-name="ce20" office:value-type="string">
            <text:p>imm12</text:p>
          </table:table-cell>
          <table:table-cell table:number-columns-repeated="3"/>
          <table:table-cell table:style-name="ce18" table:number-columns-repeated="3"/>
          <table:table-cell table:number-columns-repeated="3"/>
          <table:table-cell table:style-name="ce11"/>
          <table:table-cell/>
          <table:table-cell office:value-type="string">
            <text:p>STR imm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3" office:value-type="string">
            <text:p>P</text:p>
          </table:table-cell>
          <table:table-cell office:value-type="string">
            <text:p>U</text:p>
          </table:table-cell>
          <table:table-cell table:style-name="ce15" office:value-type="string">
            <text:p>B</text:p>
          </table:table-cell>
          <table:table-cell table:style-name="ce15" office:value-type="string">
            <text:p>W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t</text:p>
          </table:table-cell>
          <table:table-cell table:number-columns-repeated="2"/>
          <table:table-cell table:style-name="ce9"/>
          <table:table-cell table:style-name="ce20" office:value-type="string">
            <text:p>imm5</text:p>
          </table:table-cell>
          <table:table-cell table:number-columns-repeated="3"/>
          <table:table-cell table:style-name="ce4" office:value-type="string">
            <text:p>Type</text:p>
          </table:table-cell>
          <table:table-cell table:style-name="ce7"/>
          <table:table-cell table:style-name="ce7" office:value-type="float" office:value="0">
            <text:p>0</text:p>
          </table:table-cell>
          <table:table-cell/>
          <table:table-cell office:value-type="string">
            <text:p>Rm</text:p>
          </table:table-cell>
          <table:table-cell/>
          <table:table-cell table:style-name="ce11"/>
          <table:table-cell/>
          <table:table-cell office:value-type="string">
            <text:p>STR Register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number-columns-repeated="3" office:value-type="float" office:value="0">
            <text:p>0</text:p>
          </table:table-cell>
          <table:table-cell table:style-name="ce13" office:value-type="string">
            <text:p>P</text:p>
          </table:table-cell>
          <table:table-cell office:value-type="string">
            <text:p>U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W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t</text:p>
          </table:table-cell>
          <table:table-cell table:number-columns-repeated="2"/>
          <table:table-cell table:style-name="ce9"/>
          <table:table-cell table:style-name="ce20" office:value-type="string">
            <text:p>imm4H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/>
          <table:table-cell table:style-name="ce20" office:value-type="string">
            <text:p>imm4L</text:p>
          </table:table-cell>
          <table:table-cell/>
          <table:table-cell table:style-name="ce11"/>
          <table:table-cell/>
          <table:table-cell office:value-type="string">
            <text:p>LDRD imm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number-columns-repeated="3" office:value-type="float" office:value="0">
            <text:p>0</text:p>
          </table:table-cell>
          <table:table-cell table:style-name="ce13" office:value-type="string">
            <text:p>P</text:p>
          </table:table-cell>
          <table:table-cell office:value-type="string">
            <text:p>U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W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t</text:p>
          </table:table-cell>
          <table:table-cell table:number-columns-repeated="2"/>
          <table:table-cell table:style-name="ce9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Rm</text:p>
          </table:table-cell>
          <table:table-cell/>
          <table:table-cell table:style-name="ce11"/>
          <table:table-cell/>
          <table:table-cell office:value-type="string">
            <office:annotation draw:style-name="gr14" draw:text-style-name="P1" svg:width="7.053cm" svg:height="1.386cm" svg:x="33.043cm" svg:y="51.781cm" draw:caption-point-x="-0.61cm" draw:caption-point-y="1.51cm">
              <dc:date>2014-06-23T00:00:00</dc:date>
              <text:p text:style-name="P1"><text:span text:style-name="T1">LDRD&lt;c&gt; &lt;Rt&gt;, &lt;Rt2&gt;, [&lt;Rn&gt;,+/-&lt;Rm&gt;]{!}</text:span></text:p>
              <text:p text:style-name="P1"><text:span text:style-name="T1">LDRD&lt;c&gt; &lt;Rt&gt;, &lt;Rt2&gt;, [&lt;Rn&gt;],+/-&lt;Rm&gt;</text:span></text:p>
              <text:p text:style-name="P1"><text:span text:style-name="T1"/></text:p>
            </office:annotation>
            <text:p>LDRD Register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number-columns-repeated="3" office:value-type="float" office:value="0">
            <text:p>0</text:p>
          </table:table-cell>
          <table:table-cell table:style-name="ce13" office:value-type="string">
            <text:p>P</text:p>
          </table:table-cell>
          <table:table-cell office:value-type="string">
            <text:p>U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W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t</text:p>
          </table:table-cell>
          <table:table-cell table:number-columns-repeated="2"/>
          <table:table-cell table:style-name="ce9"/>
          <table:table-cell table:style-name="ce20" office:value-type="string">
            <text:p>imm4H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/>
          <table:table-cell table:style-name="ce20" office:value-type="string">
            <text:p>imm4L</text:p>
          </table:table-cell>
          <table:table-cell/>
          <table:table-cell table:style-name="ce11"/>
          <table:table-cell/>
          <table:table-cell office:value-type="string">
            <text:p>STRD imm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number-columns-repeated="3" office:value-type="float" office:value="0">
            <text:p>0</text:p>
          </table:table-cell>
          <table:table-cell table:style-name="ce13" office:value-type="string">
            <text:p>P</text:p>
          </table:table-cell>
          <table:table-cell office:value-type="string">
            <text:p>U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W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t</text:p>
          </table:table-cell>
          <table:table-cell table:number-columns-repeated="2"/>
          <table:table-cell table:style-name="ce9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" table:style-name="ce18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Rm</text:p>
          </table:table-cell>
          <table:table-cell/>
          <table:table-cell table:style-name="ce11"/>
          <table:table-cell/>
          <table:table-cell office:value-type="string">
            <text:p>STRD Register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office:value-type="string">
            <text:p>P</text:p>
          </table:table-cell>
          <table:table-cell table:style-name="ce15" office:value-type="string">
            <text:p>U</text:p>
          </table:table-cell>
          <table:table-cell office:value-type="float" office:value="1">
            <text:p>1</text:p>
          </table:table-cell>
          <table:table-cell table:style-name="ce15" office:value-type="string">
            <text:p>W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t</text:p>
          </table:table-cell>
          <table:table-cell table:number-columns-repeated="2"/>
          <table:table-cell table:style-name="ce9"/>
          <table:table-cell table:style-name="ce20" office:value-type="string">
            <text:p>imm4H</text:p>
          </table:table-cell>
          <table:table-cell/>
          <table:table-cell table:style-name="ce11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2"/>
          <table:table-cell table:style-name="Default" office:value-type="string">
            <text:p>imm4L</text:p>
          </table:table-cell>
          <table:table-cell table:style-name="Default"/>
          <table:table-cell table:style-name="ce23"/>
          <table:table-cell table:style-name="Default"/>
          <table:table-cell table:style-name="Default" office:value-type="string">
            <text:p>LDRH imm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office:value-type="string">
            <text:p>P</text:p>
          </table:table-cell>
          <table:table-cell table:style-name="ce15" office:value-type="string">
            <text:p>U</text:p>
          </table:table-cell>
          <table:table-cell office:value-type="float" office:value="0">
            <text:p>0</text:p>
          </table:table-cell>
          <table:table-cell table:style-name="ce15" office:value-type="string">
            <text:p>W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t</text:p>
          </table:table-cell>
          <table:table-cell table:number-columns-repeated="2"/>
          <table:table-cell table:style-name="ce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2"/>
          <table:table-cell table:style-name="Default" office:value-type="string">
            <text:p>Rm</text:p>
          </table:table-cell>
          <table:table-cell table:style-name="Default"/>
          <table:table-cell table:style-name="ce23"/>
          <table:table-cell table:style-name="Default"/>
          <table:table-cell table:style-name="Default" office:value-type="string">
            <office:annotation draw:style-name="gr14" draw:text-style-name="P1" svg:width="6.626cm" svg:height="1.386cm" svg:x="33.043cm" svg:y="53.489cm" draw:caption-point-x="-0.61cm" draw:caption-point-y="1.51cm">
              <dc:date>2014-06-23T00:00:00</dc:date>
              <text:p text:style-name="P1"><text:span text:style-name="T1">LDRH&lt;c&gt; &lt;Rt&gt;, [&lt;Rn&gt;,+/-&lt;Rm&gt;]{!}</text:span></text:p>
              <text:p text:style-name="P1"><text:span text:style-name="T1">LDRH&lt;c&gt; &lt;Rt&gt;, [&lt;Rn&gt;],+/-&lt;Rm&gt;</text:span></text:p>
              <text:p text:style-name="P1"><text:span text:style-name="T1"/></text:p>
            </office:annotation>
            <text:p>LDRH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office:value-type="string">
            <text:p>P</text:p>
          </table:table-cell>
          <table:table-cell table:style-name="ce15" office:value-type="string">
            <text:p>U</text:p>
          </table:table-cell>
          <table:table-cell office:value-type="float" office:value="1">
            <text:p>1</text:p>
          </table:table-cell>
          <table:table-cell table:style-name="ce15" office:value-type="string">
            <text:p>W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t</text:p>
          </table:table-cell>
          <table:table-cell table:number-columns-repeated="2"/>
          <table:table-cell table:style-name="ce9"/>
          <table:table-cell office:value-type="string">
            <text:p>imm4H</text:p>
          </table:table-cell>
          <table:table-cell/>
          <table:table-cell table:style-name="ce11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2"/>
          <table:table-cell table:style-name="Default" office:value-type="string">
            <text:p>imm4L</text:p>
          </table:table-cell>
          <table:table-cell table:style-name="Default"/>
          <table:table-cell table:style-name="ce23"/>
          <table:table-cell table:style-name="Default"/>
          <table:table-cell table:style-name="Default" office:value-type="string">
            <text:p>STRH imm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office:value-type="string">
            <text:p>P</text:p>
          </table:table-cell>
          <table:table-cell table:style-name="ce15" office:value-type="string">
            <text:p>U</text:p>
          </table:table-cell>
          <table:table-cell office:value-type="float" office:value="0">
            <text:p>0</text:p>
          </table:table-cell>
          <table:table-cell table:style-name="ce15" office:value-type="string">
            <text:p>W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t</text:p>
          </table:table-cell>
          <table:table-cell table:number-columns-repeated="2"/>
          <table:table-cell table:style-name="ce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ce22"/>
          <table:table-cell table:style-name="Default" office:value-type="string">
            <text:p>STRH Register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number-columns-repeated="3" office:value-type="float" office:value="0">
            <text:p>0</text:p>
          </table:table-cell>
          <table:table-cell table:style-name="ce13" office:value-type="string">
            <text:p>P</text:p>
          </table:table-cell>
          <table:table-cell office:value-type="string">
            <text:p>U</text:p>
          </table:table-cell>
          <table:table-cell table:style-name="ce15" office:value-type="float" office:value="1">
            <text:p>1</text:p>
          </table:table-cell>
          <table:table-cell office:value-type="string">
            <text:p>W</text:p>
          </table:table-cell>
          <table:table-cell table:style-name="ce15" office:value-type="float" office:value="1">
            <text:p>1</text:p>
          </table:table-cell>
          <table:table-cell table:style-name="Default"/>
          <table:table-cell table:style-name="Default" office:value-type="string">
            <text:p>Rn</text:p>
          </table:table-cell>
          <table:table-cell table:style-name="Default" table:number-columns-repeated="2"/>
          <table:table-cell table:style-name="ce6"/>
          <table:table-cell table:style-name="ce5" office:value-type="string">
            <text:p>Rt</text:p>
          </table:table-cell>
          <table:table-cell table:style-name="ce5"/>
          <table:table-cell table:style-name="ce8"/>
          <table:table-cell table:style-name="Default"/>
          <table:table-cell table:style-name="Default" office:value-type="string">
            <text:p>imm4H</text:p>
          </table:table-cell>
          <table:table-cell table:style-name="Default" table:number-columns-repeated="2"/>
          <table:table-cell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Default"/>
          <table:table-cell table:style-name="Default" office:value-type="string">
            <text:p>imm4L</text:p>
          </table:table-cell>
          <table:table-cell table:style-name="Default" table:number-columns-repeated="2"/>
          <table:table-cell table:style-name="ce22"/>
          <table:table-cell table:style-name="Default" office:value-type="string">
            <text:p>LDRSB imm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number-columns-repeated="3" office:value-type="float" office:value="0">
            <text:p>0</text:p>
          </table:table-cell>
          <table:table-cell table:style-name="ce13" office:value-type="string">
            <text:p>P</text:p>
          </table:table-cell>
          <table:table-cell office:value-type="string">
            <text:p>U</text:p>
          </table:table-cell>
          <table:table-cell table:style-name="ce15" office:value-type="float" office:value="0">
            <text:p>0</text:p>
          </table:table-cell>
          <table:table-cell office:value-type="string">
            <text:p>W</text:p>
          </table:table-cell>
          <table:table-cell table:style-name="ce15" office:value-type="float" office:value="1">
            <text:p>1</text:p>
          </table:table-cell>
          <table:table-cell table:style-name="Default"/>
          <table:table-cell table:style-name="Default" office:value-type="string">
            <text:p>Rn</text:p>
          </table:table-cell>
          <table:table-cell table:style-name="Default" table:number-columns-repeated="2"/>
          <table:table-cell table:style-name="ce6"/>
          <table:table-cell table:style-name="ce5" office:value-type="string">
            <text:p>Rt</text:p>
          </table:table-cell>
          <table:table-cell table:style-name="ce5"/>
          <table:table-cell table:style-name="ce8"/>
          <table:table-cell table:number-columns-repeated="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Default"/>
          <table:table-cell table:style-name="Default" office:value-type="string">
            <text:p>Rm</text:p>
          </table:table-cell>
          <table:table-cell table:style-name="Default" table:number-columns-repeated="2"/>
          <table:table-cell table:style-name="ce22"/>
          <table:table-cell table:style-name="Default" office:value-type="string">
            <text:p>LDRSB Register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22"/>
          <table:table-cell table:style-name="Default"/>
          <table:table-cell table:number-columns-repeated="989"/>
        </table:table-row>
        <table:table-row table:style-name="ro1">
          <table:table-cell/>
          <table:table-cell table:style-name="ce5" table:number-columns-repeated="4"/>
          <table:table-cell table:number-columns-repeated="3" office:value-type="float" office:value="0">
            <text:p>0</text:p>
          </table:table-cell>
          <table:table-cell table:style-name="ce13" office:value-type="string">
            <text:p>P</text:p>
          </table:table-cell>
          <table:table-cell office:value-type="string">
            <text:p>U</text:p>
          </table:table-cell>
          <table:table-cell table:style-name="ce15" office:value-type="float" office:value="1">
            <text:p>1</text:p>
          </table:table-cell>
          <table:table-cell office:value-type="string">
            <text:p>W</text:p>
          </table:table-cell>
          <table:table-cell table:style-name="ce15" office:value-type="float" office:value="1">
            <text:p>1</text:p>
          </table:table-cell>
          <table:table-cell table:style-name="Default"/>
          <table:table-cell table:style-name="Default" office:value-type="string">
            <text:p>Rn</text:p>
          </table:table-cell>
          <table:table-cell table:style-name="Default" table:number-columns-repeated="2"/>
          <table:table-cell table:style-name="ce6"/>
          <table:table-cell table:style-name="ce5" office:value-type="string">
            <text:p>Rt</text:p>
          </table:table-cell>
          <table:table-cell table:style-name="ce5"/>
          <table:table-cell table:style-name="ce8"/>
          <table:table-cell table:style-name="Default"/>
          <table:table-cell table:style-name="Default" office:value-type="string">
            <text:p>imm4H</text:p>
          </table:table-cell>
          <table:table-cell table:style-name="Default" table:number-columns-repeated="2"/>
          <table:table-cell table:style-name="ce4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Default"/>
          <table:table-cell table:style-name="Default" office:value-type="string">
            <text:p>imm4L</text:p>
          </table:table-cell>
          <table:table-cell table:style-name="Default" table:number-columns-repeated="2"/>
          <table:table-cell table:style-name="ce22"/>
          <table:table-cell table:style-name="Default" office:value-type="string">
            <text:p>LDRSH imm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number-columns-repeated="3" office:value-type="float" office:value="0">
            <text:p>0</text:p>
          </table:table-cell>
          <table:table-cell table:style-name="ce13" office:value-type="string">
            <text:p>P</text:p>
          </table:table-cell>
          <table:table-cell office:value-type="string">
            <text:p>U</text:p>
          </table:table-cell>
          <table:table-cell table:style-name="ce15" office:value-type="float" office:value="0">
            <text:p>0</text:p>
          </table:table-cell>
          <table:table-cell office:value-type="string">
            <text:p>W</text:p>
          </table:table-cell>
          <table:table-cell table:style-name="ce15" office:value-type="float" office:value="1">
            <text:p>1</text:p>
          </table:table-cell>
          <table:table-cell table:style-name="Default"/>
          <table:table-cell table:style-name="Default" office:value-type="string">
            <text:p>Rn</text:p>
          </table:table-cell>
          <table:table-cell table:style-name="Default" table:number-columns-repeated="2"/>
          <table:table-cell table:style-name="ce6"/>
          <table:table-cell table:style-name="ce5" office:value-type="string">
            <text:p>Rt</text:p>
          </table:table-cell>
          <table:table-cell table:style-name="ce5"/>
          <table:table-cell table:style-name="ce8"/>
          <table:table-cell table:number-columns-repeated="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Default"/>
          <table:table-cell table:style-name="Default" office:value-type="string">
            <text:p>Rm</text:p>
          </table:table-cell>
          <table:table-cell table:style-name="Default" table:number-columns-repeated="2"/>
          <table:table-cell table:style-name="ce22"/>
          <table:table-cell table:style-name="Default" office:value-type="string">
            <text:p>LDRSH Register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22"/>
          <table:table-cell table:style-name="Default"/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5"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t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Default"/>
          <table:table-cell table:style-name="Default" office:value-type="string">
            <text:p>LDREX(B)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5" office:value-type="string">
            <text:p>B</text:p>
          </table:table-cell>
          <table:table-cell table:number-columns-repeated="2"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t</text:p>
          </table:table-cell>
          <table:table-cell/>
          <table:table-cell table:style-name="ce11"/>
          <table:table-cell table:style-name="Default"/>
          <table:table-cell table:style-name="Default" office:value-type="string">
            <text:p>STREX(B)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t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/>
          <table:table-cell office:value-type="string">
            <text:p>LDREXD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t</text:p>
          </table:table-cell>
          <table:table-cell/>
          <table:table-cell table:style-name="ce11"/>
          <table:table-cell/>
          <table:table-cell office:value-type="string">
            <text:p>STEXD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t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/>
          <table:table-cell office:value-type="string">
            <text:p>LDREXH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t</text:p>
          </table:table-cell>
          <table:table-cell/>
          <table:table-cell table:style-name="ce11"/>
          <table:table-cell/>
          <table:table-cell office:value-type="string">
            <text:p>STREXH</text:p>
          </table:table-cell>
          <table:table-cell office:value-type="string">
            <text:p>v6k</text:p>
          </table:table-cell>
          <table:table-cell table:number-columns-repeated="988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5" office:value-type="string">
            <text:p>B</text:p>
          </table:table-cell>
          <table:table-cell table:number-columns-repeated="2"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t</text:p>
          </table:table-cell>
          <table:table-cell table:number-columns-repeated="2"/>
          <table:table-cell table:style-name="ce9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t2</text:p>
          </table:table-cell>
          <table:table-cell/>
          <table:table-cell table:style-name="ce11"/>
          <table:table-cell/>
          <table:table-cell office:value-type="string">
            <office:annotation draw:style-name="gr15" draw:text-style-name="P1" svg:width="10.622cm" svg:height="6.916cm" svg:x="33.043cm" svg:y="59.892cm" draw:caption-point-x="-0.61cm" draw:caption-point-y="1.51cm">
              <dc:date>2014-06-26T00:00:00</dc:date>
              <text:p text:style-name="P1"><text:span text:style-name="T1">t = UInt(Rt); t2 = UInt(Rt2); n = UInt(Rn); size = if B == ‘1’ then 1 else 4;</text:span></text:p>
              <text:p text:style-name="P1"><text:span text:style-name="T1">if t == 15 || t2 == 15 || n == 15 || n == t || n == t2 then UNPREDICTABLE;</text:span></text:p>
              <text:p text:style-name="P1"><text:span text:style-name="T1"/></text:p>
              <text:p text:style-name="P1"><text:span text:style-name="T1"/></text:p>
              <text:p text:style-name="P1"><text:span text:style-name="T1">data = ZeroExtend(MemA[R[n], size],32);</text:span></text:p>
              <text:p text:style-name="P1"><text:span text:style-name="T1">MemA[R[n], size] = R[t2]&lt;8*size-1:0&gt;;</text:span></text:p>
              <text:p text:style-name="P1"><text:span text:style-name="T1">if size == 1 then // SWPB</text:span></text:p>
              <text:p text:style-name="P1"><text:span text:style-name="T1">R[t] = data;</text:span></text:p>
              <text:p text:style-name="P1"><text:span text:style-name="T1">else</text:span></text:p>
              <text:p text:style-name="P1"><text:span text:style-name="T1">// SWP</text:span></text:p>
              <text:p text:style-name="P1"><text:span text:style-name="T1">// Rotation in the following will always be by zero in ARMv7, due to alignment checks,</text:span></text:p>
              <text:p text:style-name="P1"><text:span text:style-name="T1">// but can be nonzero in legacy configurations.</text:span></text:p>
              <text:p text:style-name="P1"><text:span text:style-name="T1">R[t] = ROR(data, 8*UInt(R[n]&lt;1:0&gt;));</text:span></text:p>
              <text:p text:style-name="P1"><text:span text:style-name="T1"/></text:p>
            </office:annotation>
            <text:p>SWP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9"/>
          <table:table-cell office:value-type="string">
            <text:p>imm5</text:p>
          </table:table-cell>
          <table:table-cell table:number-columns-repeated="2"/>
          <table:table-cell table:style-name="ce7"/>
          <table:table-cell office:value-type="string">
            <text:p>tb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Rm</text:p>
          </table:table-cell>
          <table:table-cell/>
          <table:table-cell table:style-name="ce11"/>
          <table:table-cell/>
          <table:table-cell office:value-type="string">
            <office:annotation draw:style-name="gr5" draw:text-style-name="P1" svg:width="10.039cm" svg:height="3.756cm" svg:x="33.043cm" svg:y="60.319cm" draw:caption-point-x="-0.61cm" draw:caption-point-y="1.51cm">
              <dc:date>2014-06-23T00:00:00</dc:date>
              <text:p text:style-name="P1"><text:span text:style-name="T1">d = UInt(Rd); n = UInt(Rn); m = UInt(Rm); tbform = (tb == ‘1’);</text:span></text:p>
              <text:p text:style-name="P1"><text:span text:style-name="T1">(shift_t, shift_n) = DecodeImmShift(tb:’0’, imm5);</text:span></text:p>
              <text:p text:style-name="P1"><text:span text:style-name="T1">if d == 15 || n == 15 || m == 15 then UNPREDICTABLE;</text:span></text:p>
              <text:p text:style-name="P1"><text:span text:style-name="T1"/></text:p>
              <text:p text:style-name="P1"><text:span text:style-name="T1">operand2 = Shift(R[m], shift_t, shift_n, APSR.C); // APSR.C ignored</text:span></text:p>
              <text:p text:style-name="P1"><text:span text:style-name="T1">R[d]&lt;15:0&gt; = if tbform then operand2&lt;15:0&gt; else R[n]&lt;15:0&gt;;</text:span></text:p>
              <text:p text:style-name="P1"><text:span text:style-name="T1">R[d]&lt;31:16&gt; = if tbform then R[n]&lt;31:16&gt;</text:span></text:p>
              <text:p text:style-name="P1"><text:span text:style-name="T1">else operand2&lt;31:16&gt;;</text:span></text:p>
            </office:annotation>
            <text:p>PKH</text:p>
          </table:table-cell>
          <table:table-cell table:number-columns-repeated="989"/>
        </table:table-row>
        <table:table-row table:style-name="ro1">
          <table:table-cell table:number-columns-repeated="32"/>
          <table:table-cell table:style-name="ce11"/>
          <table:table-cell table:number-columns-repeated="991"/>
        </table:table-row>
        <table:table-row table:style-name="ro1">
          <table:table-cell table:number-columns-repeated="5"/>
          <table:table-cell table:style-name="ce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text:p>MRS</text:p>
          </table:table-cell>
          <table:table-cell table:number-columns-repeated="989"/>
        </table:table-row>
        <table:table-row table:style-name="ro1">
          <table:table-cell table:number-columns-repeated="5"/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20" office:value-type="string">
            <text:p>Mask</text:p>
          </table:table-cell>
          <table:table-cell/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imm12</text:p>
          </table:table-cell>
          <table:table-cell table:number-columns-repeated="9"/>
          <table:table-cell table:style-name="ce11"/>
          <table:table-cell/>
          <table:table-cell office:value-type="string">
            <text:p>MSR imm</text:p>
          </table:table-cell>
          <table:table-cell table:number-columns-repeated="989"/>
        </table:table-row>
        <table:table-row table:style-name="ro1">
          <table:table-cell table:number-columns-repeated="5"/>
          <table:table-cell table:style-name="ce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20" office:value-type="string">
            <text:p>Mask</text:p>
          </table:table-cell>
          <table:table-cell/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MSR Register</text:p>
          </table:table-cell>
          <table:table-cell table:number-columns-repeated="989"/>
        </table:table-row>
        <table:table-row table:style-name="ro1" table:number-rows-repeated="2">
          <table:table-cell table:number-columns-repeated="32"/>
          <table:table-cell table:style-name="ce11"/>
          <table:table-cell table:number-columns-repeated="991"/>
        </table:table-row>
        <table:table-row table:style-name="ro1">
          <table:table-cell office:value-type="float" office:value="334">
            <text:p>334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string">
            <text:p>L</text:p>
          </table:table-cell>
          <table:table-cell table:style-name="ce4"/>
          <table:table-cell table:style-name="ce16" office:value-type="string">
            <text:p>Immediate 24</text:p>
          </table:table-cell>
          <table:table-cell table:number-columns-repeated="21"/>
          <table:table-cell table:style-name="ce11"/>
          <table:table-cell/>
          <table:table-cell office:value-type="string">
            <office:annotation draw:style-name="gr16" draw:text-style-name="P1" svg:width="3.753cm" svg:height="0.991cm" svg:x="31.194cm" svg:y="64.971cm" draw:caption-point-x="1.239cm" draw:caption-point-y="-0.154cm">
              <dc:date>2014-06-23T00:00:00</dc:date>
              <text:p text:style-name="P1"><text:span text:style-name="T1">PC=[imm*4],</text:span></text:p>
              <text:p text:style-name="P1"><text:span text:style-name="T1">L=1, {LR = PC -4}</text:span></text:p>
            </office:annotation>
            <text:p>Branch</text:p>
          </table:table-cell>
          <table:table-cell table:number-columns-repeated="989"/>
        </table:table-row>
        <table:table-row table:style-name="ro1">
          <table:table-cell table:number-columns-repeated="32"/>
          <table:table-cell table:style-name="ce11"/>
          <table:table-cell table:number-columns-repeated="991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/>
          <table:table-cell table:style-name="ce20" office:value-type="string">
            <text:p>Immediate 12</text:p>
          </table:table-cell>
          <table:table-cell table:number-columns-repeated="9"/>
          <table:table-cell table:style-name="ce11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9"/>
          <table:table-cell office:value-type="string">
            <text:p>imm4</text:p>
          </table:table-cell>
          <table:table-cell/>
          <table:table-cell table:style-name="ce11"/>
          <table:table-cell/>
          <table:table-cell office:value-type="string">
            <text:p>BREAK</text:p>
          </table:table-cell>
          <table:table-cell table:number-columns-repeated="989"/>
        </table:table-row>
        <table:table-row table:style-name="ro1">
          <table:table-cell table:number-columns-repeated="32"/>
          <table:table-cell table:style-name="ce11"/>
          <table:table-cell table:number-columns-repeated="991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3" office:value-type="string">
            <text:p>E</text:p>
          </table:table-cell>
          <table:table-cell table:number-columns-repeated="8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Default"/>
          <table:table-cell table:style-name="Default" office:value-type="string">
            <text:p>SETEND</text:p>
          </table:table-cell>
          <table:table-cell table:number-columns-repeated="989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6"/>
          <table:table-cell table:number-columns-repeated="989"/>
        </table:table-row>
        <table:table-row table:style-name="ro3">
          <table:table-cell table:style-name="ce2"/>
          <table:table-cell table:number-columns-repeated="4"/>
          <table:table-cell table:style-name="ce10" table:number-columns-repeated="4"/>
          <table:table-cell table:style-name="ce5" table:number-columns-repeated="4"/>
          <table:table-cell table:style-name="ce10" table:number-columns-repeated="4"/>
          <table:table-cell table:style-name="ce5" table:number-columns-repeated="4"/>
          <table:table-cell table:style-name="ce10" table:number-columns-repeated="4"/>
          <table:table-cell table:style-name="ce5" table:number-columns-repeated="4"/>
          <table:table-cell table:style-name="ce10" table:number-columns-repeated="6"/>
          <table:table-cell table:style-name="ce24"/>
          <table:table-cell table:style-name="ce2" table:number-columns-repeated="2"/>
          <table:table-cell table:style-name="ce24"/>
          <table:table-cell table:style-name="ce2" table:number-columns-repeated="985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6"/>
          <table:table-cell table:number-columns-repeated="989"/>
        </table:table-row>
        <table:table-row table:style-name="ro1">
          <table:table-cell table:number-columns-repeated="5"/>
          <table:table-cell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"/>
          <table:table-cell table:style-name="ce16" office:value-type="string">
            <text:p>opc1</text:p>
          </table:table-cell>
          <table:table-cell table:style-name="ce7"/>
          <table:table-cell office:value-type="float" office:value="0">
            <text:p>0</text:p>
          </table:table-cell>
          <table:table-cell table:style-name="ce9"/>
          <table:table-cell table:formula="of:=&quot;CRn&quot;" office:value-type="string" office:string-value="CRn">
            <text:p>CRn</text:p>
          </table:table-cell>
          <table:table-cell/>
          <table:table-cell table:style-name="ce11"/>
          <table:table-cell/>
          <table:table-cell office:value-type="string">
            <text:p>Rt</text:p>
          </table:table-cell>
          <table:table-cell table:number-columns-repeated="2"/>
          <table:table-cell table:style-name="ce9"/>
          <table:table-cell table:style-name="ce20" office:value-type="string">
            <text:p>coproc</text:p>
          </table:table-cell>
          <table:table-cell/>
          <table:table-cell table:style-name="ce11"/>
          <table:table-cell/>
          <table:table-cell office:value-type="string">
            <text:p>opc2</text:p>
          </table:table-cell>
          <table:table-cell/>
          <table:table-cell table:style-name="ce15" office:value-type="float" office:value="1">
            <text:p>1</text:p>
          </table:table-cell>
          <table:table-cell/>
          <table:table-cell table:formula="of:=&quot;CRm&quot;" office:value-type="string" office:string-value="CRm">
            <text:p>CRm</text:p>
          </table:table-cell>
          <table:table-cell/>
          <table:table-cell table:style-name="ce11"/>
          <table:table-cell/>
          <table:table-cell office:value-type="string">
            <office:annotation draw:style-name="gr1" draw:text-style-name="P1" svg:width="2.899cm" svg:height="1.386cm" svg:x="33.043cm" svg:y="66.557cm" draw:caption-point-x="-0.61cm" draw:caption-point-y="1.51cm">
              <dc:date>2014-06-23T00:00:00</dc:date>
              <text:p text:style-name="P1"><text:span text:style-name="T1">Move to Coprocessor from ARM</text:span></text:p>
            </office:annotation>
            <text:p>MCR</text:p>
          </table:table-cell>
          <table:table-cell table:number-columns-repeated="989"/>
        </table:table-row>
        <table:table-row table:style-name="ro1">
          <table:table-cell table:number-columns-repeated="5"/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"/>
          <table:table-cell office:value-type="string">
            <text:p>Rt2</text:p>
          </table:table-cell>
          <table:table-cell/>
          <table:table-cell table:style-name="ce11"/>
          <table:table-cell/>
          <table:table-cell office:value-type="string">
            <text:p>Rt</text:p>
          </table:table-cell>
          <table:table-cell table:number-columns-repeated="2"/>
          <table:table-cell table:style-name="ce9"/>
          <table:table-cell table:style-name="ce20" office:value-type="string">
            <text:p>coproc</text:p>
          </table:table-cell>
          <table:table-cell/>
          <table:table-cell table:style-name="ce11"/>
          <table:table-cell/>
          <table:table-cell office:value-type="string">
            <text:p>opc1</text:p>
          </table:table-cell>
          <table:table-cell/>
          <table:table-cell table:style-name="ce7"/>
          <table:table-cell/>
          <table:table-cell table:formula="of:=&quot;CRm&quot;" office:value-type="string" office:string-value="CRm">
            <text:p>CRm</text:p>
          </table:table-cell>
          <table:table-cell/>
          <table:table-cell table:style-name="ce11"/>
          <table:table-cell table:style-name="Default"/>
          <table:table-cell table:style-name="Default" office:value-type="string">
            <text:p>MCRR</text:p>
          </table:table-cell>
          <table:table-cell table:number-columns-repeated="989"/>
        </table:table-row>
        <table:table-row table:style-name="ro1">
          <table:table-cell table:number-columns-repeated="5"/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P</text:p>
          </table:table-cell>
          <table:table-cell table:style-name="ce15" office:value-type="string">
            <text:p>U</text:p>
          </table:table-cell>
          <table:table-cell office:value-type="string">
            <text:p>D</text:p>
          </table:table-cell>
          <table:table-cell table:style-name="ce15" office:value-type="string">
            <text:p>W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table:formula="of:=&quot;CRd&quot;" office:value-type="string" office:string-value="CRd">
            <text:p>CRd</text:p>
          </table:table-cell>
          <table:table-cell table:number-columns-repeated="2"/>
          <table:table-cell table:style-name="ce9"/>
          <table:table-cell table:style-name="ce20" office:value-type="string">
            <text:p>coproc</text:p>
          </table:table-cell>
          <table:table-cell/>
          <table:table-cell table:style-name="ce11"/>
          <table:table-cell/>
          <table:table-cell office:value-type="string">
            <text:p>imm8</text:p>
          </table:table-cell>
          <table:table-cell table:number-columns-repeated="5"/>
          <table:table-cell table:style-name="ce11"/>
          <table:table-cell/>
          <table:table-cell office:value-type="string">
            <text:p>LDC immediate</text:p>
          </table:table-cell>
          <table:table-cell table:number-columns-repeated="989"/>
        </table:table-row>
        <table:table-row table:style-name="ro1">
          <table:table-cell table:number-columns-repeated="5"/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string">
            <text:p>P</text:p>
          </table:table-cell>
          <table:table-cell table:style-name="ce15" office:value-type="string">
            <text:p>U</text:p>
          </table:table-cell>
          <table:table-cell office:value-type="string">
            <text:p>D</text:p>
          </table:table-cell>
          <table:table-cell table:style-name="ce15" office:value-type="string">
            <text:p>W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table:formula="of:=&quot;CRd&quot;" office:value-type="string" office:string-value="CRd">
            <text:p>CRd</text:p>
          </table:table-cell>
          <table:table-cell table:number-columns-repeated="2"/>
          <table:table-cell table:style-name="ce9"/>
          <table:table-cell table:style-name="ce20" office:value-type="string">
            <text:p>coproc</text:p>
          </table:table-cell>
          <table:table-cell/>
          <table:table-cell table:style-name="ce11"/>
          <table:table-cell/>
          <table:table-cell office:value-type="string">
            <text:p>imm8</text:p>
          </table:table-cell>
          <table:table-cell table:number-columns-repeated="5"/>
          <table:table-cell table:style-name="ce11"/>
          <table:table-cell/>
          <table:table-cell office:value-type="string">
            <text:p>STC imm</text:p>
          </table:table-cell>
          <table:table-cell table:number-columns-repeated="989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15"/>
          <table:table-cell/>
          <table:table-cell table:style-name="ce15"/>
          <table:table-cell/>
          <table:table-cell table:style-name="ce9"/>
          <table:table-cell table:number-columns-repeated="2"/>
          <table:table-cell table:style-name="ce11"/>
          <table:table-cell table:number-columns-repeated="4"/>
          <table:table-cell table:style-name="ce9"/>
          <table:table-cell table:style-name="ce20"/>
          <table:table-cell/>
          <table:table-cell table:style-name="ce11"/>
          <table:table-cell table:number-columns-repeated="7"/>
          <table:table-cell table:style-name="ce11"/>
          <table:table-cell table:number-columns-repeated="991"/>
        </table:table-row>
        <table:table-row table:style-name="ro1">
          <table:table-cell table:number-columns-repeated="5"/>
          <table:table-cell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"/>
          <table:table-cell table:style-name="ce16" office:value-type="string">
            <text:p>opc1</text:p>
          </table:table-cell>
          <table:table-cell table:style-name="ce7"/>
          <table:table-cell office:value-type="float" office:value="1">
            <text:p>1</text:p>
          </table:table-cell>
          <table:table-cell table:style-name="ce9"/>
          <table:table-cell table:formula="of:=&quot;CRn&quot;" office:value-type="string" office:string-value="CRn">
            <text:p>CRn</text:p>
          </table:table-cell>
          <table:table-cell/>
          <table:table-cell table:style-name="ce11"/>
          <table:table-cell/>
          <table:table-cell office:value-type="string">
            <text:p>Rt</text:p>
          </table:table-cell>
          <table:table-cell table:number-columns-repeated="2"/>
          <table:table-cell table:style-name="ce9"/>
          <table:table-cell table:style-name="ce20" office:value-type="string">
            <text:p>coproc</text:p>
          </table:table-cell>
          <table:table-cell/>
          <table:table-cell table:style-name="ce11"/>
          <table:table-cell/>
          <table:table-cell office:value-type="string">
            <text:p>opc2</text:p>
          </table:table-cell>
          <table:table-cell/>
          <table:table-cell table:style-name="ce15" office:value-type="float" office:value="1">
            <text:p>1</text:p>
          </table:table-cell>
          <table:table-cell/>
          <table:table-cell table:formula="of:=&quot;CRm&quot;" office:value-type="string" office:string-value="CRm">
            <text:p>CRm</text:p>
          </table:table-cell>
          <table:table-cell/>
          <table:table-cell table:style-name="ce11"/>
          <table:table-cell/>
          <table:table-cell office:value-type="string">
            <text:p>MRC</text:p>
          </table:table-cell>
          <table:table-cell table:number-columns-repeated="989"/>
        </table:table-row>
        <table:table-row table:style-name="ro1">
          <table:table-cell table:number-columns-repeated="5"/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t2</text:p>
          </table:table-cell>
          <table:table-cell/>
          <table:table-cell table:style-name="ce11"/>
          <table:table-cell/>
          <table:table-cell office:value-type="string">
            <text:p>Rt</text:p>
          </table:table-cell>
          <table:table-cell table:number-columns-repeated="2"/>
          <table:table-cell table:style-name="ce9"/>
          <table:table-cell table:style-name="ce20" office:value-type="string">
            <text:p>coproc</text:p>
          </table:table-cell>
          <table:table-cell/>
          <table:table-cell table:style-name="ce11"/>
          <table:table-cell/>
          <table:table-cell office:value-type="string">
            <text:p>opc1</text:p>
          </table:table-cell>
          <table:table-cell/>
          <table:table-cell table:style-name="ce7"/>
          <table:table-cell/>
          <table:table-cell table:formula="of:=&quot;CRm&quot;" office:value-type="string" office:string-value="CRm">
            <text:p>CRm</text:p>
          </table:table-cell>
          <table:table-cell/>
          <table:table-cell table:style-name="ce11"/>
          <table:table-cell table:style-name="Default"/>
          <table:table-cell table:style-name="Default" office:value-type="string">
            <text:p>MRRC</text:p>
          </table:table-cell>
          <table:table-cell table:number-columns-repeated="98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864">
            <text:p>864</text:p>
          </table:table-cell>
          <table:table-cell table:style-name="ce4"/>
          <table:table-cell table:number-columns-repeated="2"/>
          <table:table-cell table:style-name="ce7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string">
            <text:p>D</text:p>
          </table:table-cell>
          <table:table-cell table:number-columns-repeated="2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text:p>V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office:value-type="string">
            <text:p>sz</text:p>
          </table:table-cell>
          <table:table-cell table:style-name="ce15" office:value-type="string">
            <text:p>E</text:p>
          </table:table-cell>
          <table:table-cell office:value-type="float" office:value="1">
            <text:p>1</text:p>
          </table:table-cell>
          <table:table-cell table:style-name="ce15" office:value-type="string">
            <text:p>M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Vm</text:p>
          </table:table-cell>
          <table:table-cell/>
          <table:table-cell table:style-name="ce11"/>
          <table:table-cell/>
          <table:table-cell office:value-type="string">
            <office:annotation draw:style-name="gr8" draw:text-style-name="P1" svg:width="10.366cm" svg:height="2.176cm" svg:x="33.043cm" svg:y="71.253cm" draw:caption-point-x="-0.61cm" draw:caption-point-y="1.51cm">
              <dc:date>2014-06-26T00:00:00</dc:date>
              <text:p text:style-name="P1"><text:span text:style-name="T1">This instruction compares two floating-point registers, or one floating-point register and zero. It writes the result to</text:span></text:p>
              <text:p text:style-name="P1"><text:span text:style-name="T1">the FPSCR flags. These are normally transferred to the ARM flags by a subsequent VMRS instruction.</text:span></text:p>
              <text:p text:style-name="P1"><text:span text:style-name="T1"/></text:p>
            </office:annotation>
            <text:p>VCMP,VCMPE</text:p>
          </table:table-cell>
          <table:table-cell office:value-type="string">
            <text:p>VFPv2</text:p>
          </table:table-cell>
          <table:table-cell table:number-columns-repeated="988"/>
        </table:table-row>
        <table:table-row table:style-name="ro1">
          <table:table-cell office:value-type="float" office:value="864">
            <text:p>864</text:p>
          </table:table-cell>
          <table:table-cell table:style-name="ce4"/>
          <table:table-cell table:number-columns-repeated="2"/>
          <table:table-cell table:style-name="ce7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string">
            <text:p>D</text:p>
          </table:table-cell>
          <table:table-cell table:number-columns-repeated="2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office:value-type="string">
            <text:p>V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office:value-type="string">
            <text:p>sz</text:p>
          </table:table-cell>
          <table:table-cell table:style-name="ce15" office:value-type="string">
            <text:p>E</text:p>
          </table:table-cell>
          <table:table-cell office:value-type="float" office:value="1">
            <text:p>1</text:p>
          </table:table-cell>
          <table:table-cell table:style-name="ce15" office:value-type="string">
            <text:p>M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text:p>VCMP,VCMPE (zero)</text:p>
          </table:table-cell>
          <table:table-cell office:value-type="string">
            <text:p>VFPv2</text:p>
          </table:table-cell>
          <table:table-cell table:number-columns-repeated="988"/>
        </table:table-row>
        <table:table-row table:style-name="ro1">
          <table:table-cell office:value-type="float" office:value="866">
            <text:p>866</text:p>
          </table:table-cell>
          <table:table-cell table:style-name="ce4"/>
          <table:table-cell table:number-columns-repeated="2"/>
          <table:table-cell table:style-name="ce7"/>
          <table:table-cell table:number-columns-repeated="5"/>
          <table:table-cell table:style-name="ce15"/>
          <table:table-cell table:number-columns-repeated="2"/>
          <table:table-cell table:style-name="ce9"/>
          <table:table-cell table:number-columns-repeated="2"/>
          <table:table-cell table:style-name="ce11"/>
          <table:table-cell table:number-columns-repeated="4"/>
          <table:table-cell table:style-name="ce9"/>
          <table:table-cell/>
          <table:table-cell table:style-name="ce11"/>
          <table:table-cell/>
          <table:table-cell table:style-name="ce15"/>
          <table:table-cell/>
          <table:table-cell table:style-name="ce15"/>
          <table:table-cell/>
          <table:table-cell table:style-name="ce9"/>
          <table:table-cell table:number-columns-repeated="2"/>
          <table:table-cell table:style-name="ce11"/>
          <table:table-cell/>
          <table:table-cell office:value-type="string">
            <text:p>VCNT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868">
            <text:p>868</text:p>
          </table:table-cell>
          <table:table-cell table:style-name="ce4"/>
          <table:table-cell table:number-columns-repeated="2"/>
          <table:table-cell table:style-name="ce7"/>
          <table:table-cell table:number-columns-repeated="5"/>
          <table:table-cell table:style-name="ce15"/>
          <table:table-cell table:number-columns-repeated="2"/>
          <table:table-cell table:style-name="ce9"/>
          <table:table-cell table:number-columns-repeated="2"/>
          <table:table-cell table:style-name="ce11"/>
          <table:table-cell table:number-columns-repeated="4"/>
          <table:table-cell table:style-name="ce9"/>
          <table:table-cell/>
          <table:table-cell table:style-name="ce11"/>
          <table:table-cell/>
          <table:table-cell table:style-name="ce15"/>
          <table:table-cell/>
          <table:table-cell table:style-name="ce15"/>
          <table:table-cell/>
          <table:table-cell table:style-name="ce9"/>
          <table:table-cell table:number-columns-repeated="2"/>
          <table:table-cell table:style-name="ce11"/>
          <table:table-cell/>
          <table:table-cell office:value-type="string">
            <text:p>VCVT (fp &lt;=&gt; int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870">
            <text:p>870</text:p>
          </table:table-cell>
          <table:table-cell table:style-name="ce4"/>
          <table:table-cell table:number-columns-repeated="2"/>
          <table:table-cell table:style-name="ce7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string">
            <text:p>D</text:p>
          </table:table-cell>
          <table:table-cell table:number-columns-repeated="3" office:value-type="float" office:value="1">
            <text:p>1</text:p>
          </table:table-cell>
          <table:table-cell table:style-name="ce12"/>
          <table:table-cell office:value-type="string">
            <text:p>opc2</text:p>
          </table:table-cell>
          <table:table-cell table:style-name="ce11"/>
          <table:table-cell/>
          <table:table-cell office:value-type="string">
            <text:p>V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office:value-type="string">
            <text:p>sz</text:p>
          </table:table-cell>
          <table:table-cell table:style-name="ce15" office:value-type="string">
            <text:p>op</text:p>
          </table:table-cell>
          <table:table-cell office:value-type="float" office:value="1">
            <text:p>1</text:p>
          </table:table-cell>
          <table:table-cell table:style-name="ce15" office:value-type="string">
            <text:p>M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Vm</text:p>
          </table:table-cell>
          <table:table-cell/>
          <table:table-cell table:style-name="ce11"/>
          <table:table-cell/>
          <table:table-cell office:value-type="string">
            <office:annotation draw:style-name="gr3" draw:text-style-name="P1" svg:width="13.892cm" svg:height="3.361cm" svg:x="33.043cm" svg:y="72.96cm" draw:caption-point-x="-0.61cm" draw:caption-point-y="1.51cm">
              <dc:date>2014-06-26T00:00:00</dc:date>
              <text:p text:style-name="P1"><text:span text:style-name="T1">to_integer = (opc2&lt;2&gt; == ‘1’); dp_operation = (sz == 1);</text:span></text:p>
              <text:p text:style-name="P1"><text:span text:style-name="T1">if to_integer then</text:span></text:p>
              <text:p text:style-name="P1"><text:span text:style-name="T1">unsigned = (opc2&lt;0&gt; == ‘0’); round_zero = (op == ‘1’);</text:span></text:p>
              <text:p text:style-name="P1"><text:span text:style-name="T1">d = UInt(Vd:D); m = if dp_operation then UInt(M:Vm) else UInt(Vm:M);</text:span></text:p>
              <text:p text:style-name="P1"><text:span text:style-name="T1">else</text:span></text:p>
              <text:p text:style-name="P1"><text:span text:style-name="T1">unsigned = (op == ‘0’); round_nearest = FALSE; // FALSE selects FPSCR rounding</text:span></text:p>
              <text:p text:style-name="P1"><text:span text:style-name="T1">m = UInt(Vm:M); d = if dp_operation then UInt(D:Vd) else UInt(Vd:D);</text:span></text:p>
              <text:p text:style-name="P1"><text:span text:style-name="T1"/></text:p>
            </office:annotation>
            <text:p>VCVT,VCVTR (fp/int &lt;=&gt; fp)</text:p>
          </table:table-cell>
          <table:table-cell office:value-type="string">
            <text:p>VFPv2</text:p>
          </table:table-cell>
          <table:table-cell table:number-columns-repeated="988"/>
        </table:table-row>
        <table:table-row table:style-name="ro1">
          <table:table-cell office:value-type="float" office:value="872">
            <text:p>872</text:p>
          </table:table-cell>
          <table:table-cell table:style-name="ce4"/>
          <table:table-cell table:number-columns-repeated="2"/>
          <table:table-cell table:style-name="ce7"/>
          <table:table-cell table:number-columns-repeated="5"/>
          <table:table-cell table:style-name="ce15"/>
          <table:table-cell table:number-columns-repeated="3"/>
          <table:table-cell table:style-name="ce12"/>
          <table:table-cell/>
          <table:table-cell table:style-name="ce11"/>
          <table:table-cell table:number-columns-repeated="4"/>
          <table:table-cell table:style-name="ce9"/>
          <table:table-cell/>
          <table:table-cell table:style-name="ce11"/>
          <table:table-cell/>
          <table:table-cell table:style-name="ce15"/>
          <table:table-cell/>
          <table:table-cell table:style-name="ce15"/>
          <table:table-cell/>
          <table:table-cell table:style-name="ce9"/>
          <table:table-cell table:number-columns-repeated="2"/>
          <table:table-cell table:style-name="ce11"/>
          <table:table-cell/>
          <table:table-cell office:value-type="string">
            <text:p>VCVT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874">
            <text:p>874</text:p>
          </table:table-cell>
          <table:table-cell table:number-columns-repeated="33"/>
          <table:table-cell office:value-type="string">
            <text:p>VCVT</text:p>
          </table:table-cell>
          <table:table-cell office:value-type="string">
            <text:p>VFPv3</text:p>
          </table:table-cell>
          <table:table-cell table:number-columns-repeated="988"/>
        </table:table-row>
        <table:table-row table:style-name="ro1">
          <table:table-cell office:value-type="float" office:value="876">
            <text:p>876</text:p>
          </table:table-cell>
          <table:table-cell table:number-columns-repeated="4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string">
            <text:p>D</text:p>
          </table:table-cell>
          <table:table-cell table:number-columns-repeated="2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/>
          <table:table-cell office:value-type="string">
            <text:p>V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office:value-type="string">
            <text:p>sz</text:p>
          </table:table-cell>
          <table:table-cell table:style-name="ce1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5" office:value-type="string">
            <text:p>M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Vm</text:p>
          </table:table-cell>
          <table:table-cell/>
          <table:table-cell table:style-name="ce11"/>
          <table:table-cell/>
          <table:table-cell office:value-type="string">
            <office:annotation draw:style-name="gr3" draw:text-style-name="P1" svg:width="9.997cm" svg:height="3.361cm" svg:x="33.043cm" svg:y="74.241cm" draw:caption-point-x="-0.61cm" draw:caption-point-y="1.51cm">
              <dc:date>2014-06-26T00:00:00</dc:date>
              <text:p text:style-name="P1"><text:span text:style-name="T1">double_to_single = (sz == ‘1’);</text:span></text:p>
              <text:p text:style-name="P1"><text:span text:style-name="T1">d = if double_to_single then UInt(Vd:D) else UInt(D:Vd);</text:span></text:p>
              <text:p text:style-name="P1"><text:span text:style-name="T1">m = if double_to_single then UInt(M:Vm) else Uint(Vm:M);</text:span></text:p>
              <text:p text:style-name="P1"><text:span text:style-name="T1"/></text:p>
              <text:p text:style-name="P1"><text:span text:style-name="T1">if double_to_single then</text:span></text:p>
              <text:p text:style-name="P1"><text:span text:style-name="T1">S[d] = FPDoubleToSingle(D[m], TRUE);</text:span></text:p>
              <text:p text:style-name="P1"><text:span text:style-name="T1">else</text:span></text:p>
              <text:p text:style-name="P1"><text:span text:style-name="T1">D[d] = FPSingleToDouble(S[m], TRUE);</text:span></text:p>
            </office:annotation>
            <text:p>VCVT (precision)</text:p>
          </table:table-cell>
          <table:table-cell office:value-type="string">
            <text:p>VFPv2</text:p>
          </table:table-cell>
          <table:table-cell table:number-columns-repeated="988"/>
        </table:table-row>
        <table:table-row table:style-name="ro1">
          <table:table-cell office:value-type="float" office:value="880">
            <text:p>880</text:p>
          </table:table-cell>
          <table:table-cell table:number-columns-repeated="33"/>
          <table:table-cell office:value-type="string">
            <text:p>VCVTB,VCVTT</text:p>
          </table:table-cell>
          <table:table-cell office:value-type="string">
            <text:p>VFPv3</text:p>
          </table:table-cell>
          <table:table-cell table:number-columns-repeated="988"/>
        </table:table-row>
        <table:table-row table:style-name="ro1">
          <table:table-cell office:value-type="float" office:value="882">
            <text:p>882</text:p>
          </table:table-cell>
          <table:table-cell table:number-columns-repeated="4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style-name="ce9"/>
          <table:table-cell office:value-type="string">
            <text:p>Vn</text:p>
          </table:table-cell>
          <table:table-cell/>
          <table:table-cell table:style-name="ce11"/>
          <table:table-cell/>
          <table:table-cell office:value-type="string">
            <text:p>V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office:value-type="string">
            <text:p>sz</text:p>
          </table:table-cell>
          <table:table-cell table:style-name="ce15" office:value-type="string">
            <text:p>N</text:p>
          </table:table-cell>
          <table:table-cell office:value-type="float" office:value="0">
            <text:p>0</text:p>
          </table:table-cell>
          <table:table-cell table:style-name="ce15" office:value-type="string">
            <text:p>M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Vm</text:p>
          </table:table-cell>
          <table:table-cell/>
          <table:table-cell table:style-name="ce11"/>
          <table:table-cell/>
          <table:table-cell office:value-type="string">
            <office:annotation draw:style-name="gr10" draw:text-style-name="P1" svg:width="12.982cm" svg:height="4.151cm" svg:x="33.043cm" svg:y="75.095cm" draw:caption-point-x="-0.61cm" draw:caption-point-y="1.51cm">
              <dc:date>2014-06-26T00:00:00</dc:date>
              <text:p text:style-name="P1"><text:span text:style-name="T1">if FPSCR.Len != ‘000’ || FPSCR.Stride !=‘00’ then SEE “VFP vectors”;</text:span></text:p>
              <text:p text:style-name="P1"><text:span text:style-name="T1">dp_operation = (sz == ‘1’);</text:span></text:p>
              <text:p text:style-name="P1"><text:span text:style-name="T1">d = if dp_operation then UInt(D:Vd) else UInt(Vd:D);</text:span></text:p>
              <text:p text:style-name="P1"><text:span text:style-name="T1">n = if dp_operation then UInt(N:Vn) else UInt(Vn:N);</text:span></text:p>
              <text:p text:style-name="P1"><text:span text:style-name="T1">m = if dp_operation then UInt(M:Vm) else UInt(Vm:M);</text:span></text:p>
              <text:p text:style-name="P1"><text:span text:style-name="T1"/></text:p>
              <text:p text:style-name="P1"><text:span text:style-name="T1">if dp_operation then</text:span></text:p>
              <text:p text:style-name="P1"><text:span text:style-name="T1">D[d] = FPDiv(D[n], D[m], TRUE);</text:span></text:p>
              <text:p text:style-name="P1"><text:span text:style-name="T1">else</text:span></text:p>
              <text:p text:style-name="P1"><text:span text:style-name="T1">S[d] = FPDiv(S[n], S[m], TRUE);</text:span></text:p>
            </office:annotation>
            <text:p>VDIV</text:p>
          </table:table-cell>
          <table:table-cell office:value-type="string">
            <text:p>VFPv2</text:p>
          </table:table-cell>
          <table:table-cell table:number-columns-repeated="988"/>
        </table:table-row>
        <table:table-row table:style-name="ro1">
          <table:table-cell office:value-type="float" office:value="884">
            <text:p>884</text:p>
          </table:table-cell>
          <table:table-cell table:number-columns-repeated="33"/>
          <table:table-cell office:value-type="string">
            <text:p>VDUP (scalar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886">
            <text:p>886</text:p>
          </table:table-cell>
          <table:table-cell table:number-columns-repeated="33"/>
          <table:table-cell office:value-type="string">
            <text:p>VDUP (arm Register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888">
            <text:p>888</text:p>
          </table:table-cell>
          <table:table-cell table:number-columns-repeated="33"/>
          <table:table-cell office:value-type="string">
            <text:p>VEOR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890">
            <text:p>890</text:p>
          </table:table-cell>
          <table:table-cell table:number-columns-repeated="33"/>
          <table:table-cell office:value-type="string">
            <text:p>VEXT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892">
            <text:p>892</text:p>
          </table:table-cell>
          <table:table-cell table:number-columns-repeated="33"/>
          <table:table-cell office:value-type="string">
            <text:p>VFMA,VFMS</text:p>
          </table:table-cell>
          <table:table-cell office:value-type="string">
            <text:p>SIMDv2</text:p>
          </table:table-cell>
          <table:table-cell table:number-columns-repeated="988"/>
        </table:table-row>
        <table:table-row table:style-name="ro1">
          <table:table-cell office:value-type="float" office:value="894">
            <text:p>894</text:p>
          </table:table-cell>
          <table:table-cell table:number-columns-repeated="33"/>
          <table:table-cell office:value-type="string">
            <text:p>VFNMA,VFNMS</text:p>
          </table:table-cell>
          <table:table-cell office:value-type="string">
            <text:p>VFPv4</text:p>
          </table:table-cell>
          <table:table-cell table:number-columns-repeated="988"/>
        </table:table-row>
        <table:table-row table:style-name="ro1">
          <table:table-cell office:value-type="float" office:value="896">
            <text:p>896</text:p>
          </table:table-cell>
          <table:table-cell table:number-columns-repeated="33"/>
          <table:table-cell office:value-type="string">
            <text:p>VHADD, VHSUB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898">
            <text:p>898</text:p>
          </table:table-cell>
          <table:table-cell table:number-columns-repeated="33"/>
          <table:table-cell office:value-type="string">
            <text:p>VLD1 (multi single elements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00">
            <text:p>900</text:p>
          </table:table-cell>
          <table:table-cell table:number-columns-repeated="33"/>
          <table:table-cell office:value-type="string">
            <text:p>VLD1 (single element to one lane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02">
            <text:p>902</text:p>
          </table:table-cell>
          <table:table-cell table:number-columns-repeated="33"/>
          <table:table-cell office:value-type="string">
            <text:p>VLD1 (single element to all lanes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04">
            <text:p>904</text:p>
          </table:table-cell>
          <table:table-cell table:number-columns-repeated="33"/>
          <table:table-cell office:value-type="string">
            <text:p>VLD2 (multi 2-element struct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06">
            <text:p>906</text:p>
          </table:table-cell>
          <table:table-cell table:number-columns-repeated="33"/>
          <table:table-cell office:value-type="string">
            <text:p>VLD2 (single 2-element to one lane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08">
            <text:p>908</text:p>
          </table:table-cell>
          <table:table-cell table:number-columns-repeated="33"/>
          <table:table-cell office:value-type="string">
            <text:p>VLD2 (single element to all lanes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10">
            <text:p>910</text:p>
          </table:table-cell>
          <table:table-cell table:number-columns-repeated="33"/>
          <table:table-cell office:value-type="string">
            <text:p>VLD3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16">
            <text:p>916</text:p>
          </table:table-cell>
          <table:table-cell table:number-columns-repeated="33"/>
          <table:table-cell office:value-type="string">
            <text:p>VLD4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22">
            <text:p>922</text:p>
          </table:table-cell>
          <table:table-cell table:number-columns-repeated="4"/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string">
            <text:p>P</text:p>
          </table:table-cell>
          <table:table-cell table:style-name="ce15" office:value-type="string">
            <text:p>U</text:p>
          </table:table-cell>
          <table:table-cell office:value-type="string">
            <text:p>D</text:p>
          </table:table-cell>
          <table:table-cell table:style-name="ce15" office:value-type="string">
            <text:p>W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V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11"/>
          <table:table-cell/>
          <table:table-cell office:value-type="string">
            <text:p>VLDM (64-bit)</text:p>
          </table:table-cell>
          <table:table-cell office:value-type="string">
            <text:p>VFPv2</text:p>
          </table:table-cell>
          <table:table-cell table:number-columns-repeated="988"/>
        </table:table-row>
        <table:table-row table:style-name="ro1">
          <table:table-cell office:value-type="float" office:value="922">
            <text:p>922</text:p>
          </table:table-cell>
          <table:table-cell table:number-columns-repeated="4"/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string">
            <text:p>P</text:p>
          </table:table-cell>
          <table:table-cell table:style-name="ce15" office:value-type="string">
            <text:p>U</text:p>
          </table:table-cell>
          <table:table-cell office:value-type="string">
            <text:p>D</text:p>
          </table:table-cell>
          <table:table-cell table:style-name="ce15" office:value-type="string">
            <text:p>W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V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11"/>
          <table:table-cell/>
          <table:table-cell office:value-type="string">
            <text:p>VLDM (32-bit)</text:p>
          </table:table-cell>
          <table:table-cell office:value-type="string">
            <text:p>VFPv2</text:p>
          </table:table-cell>
          <table:table-cell table:number-columns-repeated="988"/>
        </table:table-row>
        <table:table-row table:style-name="ro1">
          <table:table-cell office:value-type="float" office:value="924">
            <text:p>924</text:p>
          </table:table-cell>
          <table:table-cell table:number-columns-repeated="4"/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5" office:value-type="string">
            <text:p>U</text:p>
          </table:table-cell>
          <table:table-cell office:value-type="string">
            <text:p>D</text:p>
          </table:table-cell>
          <table:table-cell table:style-name="ce1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V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11"/>
          <table:table-cell/>
          <table:table-cell office:value-type="string">
            <text:p>VLDR</text:p>
          </table:table-cell>
          <table:table-cell office:value-type="string">
            <text:p>VFPv2</text:p>
          </table:table-cell>
          <table:table-cell table:number-columns-repeated="988"/>
        </table:table-row>
        <table:table-row table:style-name="ro1">
          <table:table-cell office:value-type="float" office:value="924">
            <text:p>924</text:p>
          </table:table-cell>
          <table:table-cell table:number-columns-repeated="4"/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5" office:value-type="string">
            <text:p>U</text:p>
          </table:table-cell>
          <table:table-cell office:value-type="string">
            <text:p>D</text:p>
          </table:table-cell>
          <table:table-cell table:style-name="ce1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V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11"/>
          <table:table-cell/>
          <table:table-cell office:value-type="string">
            <text:p>VLDR</text:p>
          </table:table-cell>
          <table:table-cell office:value-type="string">
            <text:p>VFPv2</text:p>
          </table:table-cell>
          <table:table-cell table:number-columns-repeated="988"/>
        </table:table-row>
        <table:table-row table:style-name="ro1">
          <table:table-cell office:value-type="float" office:value="926">
            <text:p>926</text:p>
          </table:table-cell>
          <table:table-cell table:number-columns-repeated="33"/>
          <table:table-cell office:value-type="string">
            <text:p>VMAX, VMIN (Register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28">
            <text:p>928</text:p>
          </table:table-cell>
          <table:table-cell table:number-columns-repeated="33"/>
          <table:table-cell office:value-type="string">
            <text:p>VMAX, VMIN (fp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30">
            <text:p>930</text:p>
          </table:table-cell>
          <table:table-cell table:number-columns-repeated="33"/>
          <table:table-cell office:value-type="string">
            <text:p>VMLA/VMLAL/VMLS/VMLSL (int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32">
            <text:p>932</text:p>
          </table:table-cell>
          <table:table-cell table:number-columns-repeated="33"/>
          <table:table-cell office:value-type="string">
            <text:p>VMLA,VMLS (fp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34">
            <text:p>934</text:p>
          </table:table-cell>
          <table:table-cell table:number-columns-repeated="33"/>
          <table:table-cell office:value-type="string">
            <text:p>VMLA/VMLAL/VMLS/VMLSL (scalar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36">
            <text:p>936</text:p>
          </table:table-cell>
          <table:table-cell table:number-columns-repeated="33"/>
          <table:table-cell office:value-type="string">
            <text:p>VMOV (imm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38">
            <text:p>938</text:p>
          </table:table-cell>
          <table:table-cell table:number-columns-repeated="33"/>
          <table:table-cell office:value-type="string">
            <text:p>VMOV (reg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40">
            <text:p>940</text:p>
          </table:table-cell>
          <table:table-cell table:number-columns-repeated="4"/>
          <table:table-cell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7" office:value-type="string">
            <text:p>opc1</text:p>
          </table:table-cell>
          <table:table-cell table:style-name="ce7"/>
          <table:table-cell office:value-type="float" office:value="0">
            <text:p>0</text:p>
          </table:table-cell>
          <table:table-cell table:style-name="ce9"/>
          <table:table-cell office:value-type="string">
            <text:p>Vd</text:p>
          </table:table-cell>
          <table:table-cell/>
          <table:table-cell table:style-name="ce11"/>
          <table:table-cell/>
          <table:table-cell office:value-type="string">
            <text:p>Rt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office:value-type="string">
            <text:p>D</text:p>
          </table:table-cell>
          <table:table-cell table:style-name="ce17" office:value-type="string">
            <text:p>opc2</text:p>
          </table:table-cell>
          <table:table-cell table:style-name="ce7"/>
          <table:table-cell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office:annotation draw:style-name="gr11" draw:text-style-name="P1" svg:width="16.09cm" svg:height="5.336cm" svg:x="33.043cm" svg:y="86.62cm" draw:caption-point-x="-0.61cm" draw:caption-point-y="1.51cm">
              <dc:date>2014-06-26T00:00:00</dc:date>
              <text:p text:style-name="P1"><text:span text:style-name="T1">This instruction copies a byte, halfword, or word from an ARM core register into an Advanced SIMD scalar.</text:span></text:p>
              <text:p text:style-name="P1"><text:span text:style-name="T1">On a Floating-point-only system, this instruction transfers one word to the upper or lower half of a double-precision</text:span></text:p>
              <text:p text:style-name="P1"><text:span text:style-name="T1">floating-point register from an ARM core register. This is an identical operation to the Advanced SIMD single word</text:span></text:p>
              <text:p text:style-name="P1"><text:span text:style-name="T1">Transfer.</text:span></text:p>
              <text:p text:style-name="P1"><text:span text:style-name="T1"/></text:p>
              <text:p text:style-name="P1"><text:span text:style-name="T1">case opc1:opc2 of</text:span></text:p>
              <text:p text:style-name="P1"><text:span text:style-name="T1">when “1xxx” advsimd = TRUE; esize = 8; index = UInt(opc1&lt;0&gt;:opc2);</text:span></text:p>
              <text:p text:style-name="P1"><text:span text:style-name="T1">when “0xx1” advsimd = TRUE; esize = 16; index = UInt(opc1&lt;0&gt;:opc2&lt;1&gt;);</text:span></text:p>
              <text:p text:style-name="P1"><text:span text:style-name="T1">when “0x00” advsimd = FALSE; esize = 32; index = UInt(opc1&lt;0&gt;);</text:span></text:p>
              <text:p text:style-name="P1"><text:span text:style-name="T1">when “0x10” UNDEFINED;</text:span></text:p>
            </office:annotation>
            <text:p>VMOV (arm to scalar)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942">
            <text:p>942</text:p>
          </table:table-cell>
          <table:table-cell table:number-columns-repeated="4"/>
          <table:table-cell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U</text:p>
          </table:table-cell>
          <table:table-cell table:style-name="ce17" office:value-type="string">
            <text:p>opc1</text:p>
          </table:table-cell>
          <table:table-cell table:style-name="ce7"/>
          <table:table-cell office:value-type="float" office:value="1">
            <text:p>1</text:p>
          </table:table-cell>
          <table:table-cell table:style-name="ce9"/>
          <table:table-cell office:value-type="string">
            <text:p>Vd</text:p>
          </table:table-cell>
          <table:table-cell/>
          <table:table-cell table:style-name="ce11"/>
          <table:table-cell/>
          <table:table-cell office:value-type="string">
            <text:p>Rt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office:value-type="string">
            <text:p>N</text:p>
          </table:table-cell>
          <table:table-cell table:style-name="ce17" office:value-type="string">
            <text:p>opc2</text:p>
          </table:table-cell>
          <table:table-cell table:style-name="ce7"/>
          <table:table-cell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office:annotation draw:style-name="gr5" draw:text-style-name="P1" svg:width="15.012cm" svg:height="3.756cm" svg:x="33.043cm" svg:y="87.047cm" draw:caption-point-x="-0.61cm" draw:caption-point-y="1.51cm">
              <dc:date>2014-06-26T00:00:00</dc:date>
              <text:p text:style-name="P1"><text:span text:style-name="T1">case U:opc1:opc2 of</text:span></text:p>
              <text:p text:style-name="P1"><text:span text:style-name="T1">when “x1xxx” advsimd = TRUE; esize = 8; index = UInt(opc1&lt;0&gt;:opc2);</text:span></text:p>
              <text:p text:style-name="P1"><text:span text:style-name="T1">when “x0xx1” advsimd = TRUE; esize = 16; index = UInt(opc1&lt;0&gt;:opc2&lt;1&gt;);</text:span></text:p>
              <text:p text:style-name="P1"><text:span text:style-name="T1">when “00x00” advsimd = FALSE; esize = 32; index = UInt(opc1&lt;0&gt;);</text:span></text:p>
              <text:p text:style-name="P1"><text:span text:style-name="T1">when “10x00” UNDEFINED;</text:span></text:p>
              <text:p text:style-name="P1"><text:span text:style-name="T1">when “x0x10” UNDEFINED;</text:span></text:p>
              <text:p text:style-name="P1"><text:span text:style-name="T1">t = UInt(Rt); n = UInt(N:Vn); unsigned = (U == ‘1’);</text:span></text:p>
              <text:p text:style-name="P1"><text:span text:style-name="T1">if t == 15 || (CurrentInstrSet() != InstrSet_ARM &amp;&amp; t == 13) then UNPREDICTABLE;</text:span></text:p>
              <text:p text:style-name="P1"><text:span text:style-name="T1"/></text:p>
            </office:annotation>
            <text:p>VMOV (scalar to arm)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944">
            <text:p>944</text:p>
          </table:table-cell>
          <table:table-cell table:number-columns-repeated="4"/>
          <table:table-cell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string">
            <text:p>op</text:p>
          </table:table-cell>
          <table:table-cell table:style-name="ce9"/>
          <table:table-cell office:value-type="string">
            <text:p>Vn</text:p>
          </table:table-cell>
          <table:table-cell/>
          <table:table-cell table:style-name="ce11"/>
          <table:table-cell/>
          <table:table-cell office:value-type="string">
            <text:p>Rt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office:annotation draw:style-name="gr6" draw:text-style-name="P1" svg:width="11.408cm" svg:height="1.781cm" svg:x="33.043cm" svg:y="87.474cm" draw:caption-point-x="-0.61cm" draw:caption-point-y="1.51cm">
              <dc:date>2014-06-26T00:00:00</dc:date>
              <text:p text:style-name="P1"><text:span text:style-name="T1">to_arm_register = (op == ‘1’); t = UInt(Rt); n = UInt(Vn:N);</text:span></text:p>
              <text:p text:style-name="P1"><text:span text:style-name="T1">if t == 15 || (CurrentInstrSet() != InstrSet_ARM &amp;&amp; t == 13) then UNPREDICTABLE;</text:span></text:p>
              <text:p text:style-name="P1"><text:span text:style-name="T1"/></text:p>
            </office:annotation>
            <text:p>VMOV (arm &lt;=&gt; single-precision reg)</text:p>
          </table:table-cell>
          <table:table-cell office:value-type="string">
            <text:p>VFPv2</text:p>
          </table:table-cell>
          <table:table-cell table:number-columns-repeated="988"/>
        </table:table-row>
        <table:table-row table:style-name="ro1">
          <table:table-cell office:value-type="float" office:value="946">
            <text:p>946</text:p>
          </table:table-cell>
          <table:table-cell table:number-columns-repeated="4"/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office:value-type="string">
            <text:p>op</text:p>
          </table:table-cell>
          <table:table-cell table:style-name="ce9"/>
          <table:table-cell office:value-type="string">
            <text:p>Rt2</text:p>
          </table:table-cell>
          <table:table-cell/>
          <table:table-cell table:style-name="ce11"/>
          <table:table-cell/>
          <table:table-cell office:value-type="string">
            <text:p>Rt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M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Vm</text:p>
          </table:table-cell>
          <table:table-cell/>
          <table:table-cell table:style-name="ce11"/>
          <table:table-cell/>
          <table:table-cell office:value-type="string">
            <office:annotation draw:style-name="gr2" draw:text-style-name="P1" svg:width="8.059cm" svg:height="2.966cm" svg:x="33.043cm" svg:y="87.9cm" draw:caption-point-x="-0.61cm" draw:caption-point-y="1.51cm">
              <dc:date>2014-06-26T00:00:00</dc:date>
              <text:p text:style-name="P1"><text:span text:style-name="T1">if to_arm_registers then</text:span></text:p>
              <text:p text:style-name="P1"><text:span text:style-name="T1">R[t] = S[m];</text:span></text:p>
              <text:p text:style-name="P1"><text:span text:style-name="T1">R[t2] = S[m+1];</text:span></text:p>
              <text:p text:style-name="P1"><text:span text:style-name="T1">else</text:span></text:p>
              <text:p text:style-name="P1"><text:span text:style-name="T1">S[m] = R[t];</text:span></text:p>
              <text:p text:style-name="P1"><text:span text:style-name="T1">S[m+1] = R[t2];</text:span></text:p>
              <text:p text:style-name="P1"><text:span text:style-name="T1"/></text:p>
            </office:annotation>
            <text:p>VMOV (2 arm &lt;=&gt; 2 single-precision regs)</text:p>
          </table:table-cell>
          <table:table-cell office:value-type="string">
            <text:p>VFPv2</text:p>
          </table:table-cell>
          <table:table-cell table:number-columns-repeated="988"/>
        </table:table-row>
        <table:table-row table:style-name="ro1">
          <table:table-cell office:value-type="float" office:value="948">
            <text:p>948</text:p>
          </table:table-cell>
          <table:table-cell table:number-columns-repeated="4"/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office:value-type="string">
            <text:p>op</text:p>
          </table:table-cell>
          <table:table-cell table:style-name="ce9"/>
          <table:table-cell office:value-type="string">
            <text:p>Rt2</text:p>
          </table:table-cell>
          <table:table-cell/>
          <table:table-cell table:style-name="ce11"/>
          <table:table-cell/>
          <table:table-cell office:value-type="string">
            <text:p>Rt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M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Vm</text:p>
          </table:table-cell>
          <table:table-cell/>
          <table:table-cell table:style-name="ce11"/>
          <table:table-cell/>
          <table:table-cell office:value-type="string">
            <text:p>VMOV (2 arm &lt;=&gt; double reg)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950">
            <text:p>950</text:p>
          </table:table-cell>
          <table:table-cell table:number-columns-repeated="33"/>
          <table:table-cell office:value-type="string">
            <text:p>VMOVL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52">
            <text:p>952</text:p>
          </table:table-cell>
          <table:table-cell table:number-columns-repeated="33"/>
          <table:table-cell office:value-type="string">
            <text:p>VMOV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54">
            <text:p>954</text:p>
          </table:table-cell>
          <table:table-cell table:number-columns-repeated="4"/>
          <table:table-cell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office:value-type="string">
            <text:p>Rt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office:annotation draw:style-name="gr8" draw:text-style-name="P1" svg:width="8.286cm" svg:height="2.176cm" svg:x="33.043cm" svg:y="89.608cm" draw:caption-point-x="-0.61cm" draw:caption-point-y="1.51cm">
              <dc:date>2014-06-26T00:00:00</dc:date>
              <text:p text:style-name="P1"><text:span text:style-name="T1">Move to ARM core register from Advanced SIMD and Floating-point Extension System Register moves the value</text:span></text:p>
              <text:p text:style-name="P1"><text:span text:style-name="T1">of the FPSCR to an ARM core register.</text:span></text:p>
              <text:p text:style-name="P1"><text:span text:style-name="T1"/></text:p>
            </office:annotation>
            <text:p>VMRS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956">
            <text:p>956</text:p>
          </table:table-cell>
          <table:table-cell table:number-columns-repeated="4"/>
          <table:table-cell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office:value-type="string">
            <text:p>Rt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office:annotation draw:style-name="gr6" draw:text-style-name="P1" svg:width="9.961cm" svg:height="1.781cm" svg:x="33.043cm" svg:y="90.035cm" draw:caption-point-x="-0.61cm" draw:caption-point-y="1.51cm">
              <dc:date>2014-06-26T00:00:00</dc:date>
              <text:p text:style-name="P1"><text:span text:style-name="T1">Move to Advanced SIMD and Floating-point Extension System Register from ARM core register moves the value</text:span></text:p>
              <text:p text:style-name="P1"><text:span text:style-name="T1">of an ARM core register to the FPSCR.</text:span></text:p>
              <text:p text:style-name="P1"><text:span text:style-name="T1"/></text:p>
            </office:annotation>
            <text:p>VMSR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958">
            <text:p>958</text:p>
          </table:table-cell>
          <table:table-cell table:number-columns-repeated="33"/>
          <table:table-cell office:value-type="string">
            <text:p>VMUL/VMULL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60">
            <text:p>960</text:p>
          </table:table-cell>
          <table:table-cell table:number-columns-repeated="33"/>
          <table:table-cell office:value-type="string">
            <text:p>VMUL (fp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62">
            <text:p>962</text:p>
          </table:table-cell>
          <table:table-cell table:number-columns-repeated="33"/>
          <table:table-cell office:value-type="string">
            <text:p>VMUL/VMULL (scalar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64">
            <text:p>964</text:p>
          </table:table-cell>
          <table:table-cell table:number-columns-repeated="33"/>
          <table:table-cell office:value-type="string">
            <text:p>VMV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70">
            <text:p>970</text:p>
          </table:table-cell>
          <table:table-cell table:style-name="ce4"/>
          <table:table-cell table:number-columns-repeated="2"/>
          <table:table-cell table:style-name="ce7"/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5"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Vn</text:p>
          </table:table-cell>
          <table:table-cell/>
          <table:table-cell table:style-name="ce11"/>
          <table:table-cell/>
          <table:table-cell office:value-type="string">
            <text:p>V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office:value-type="string">
            <text:p>sz</text:p>
          </table:table-cell>
          <table:table-cell table:style-name="ce15" office:value-type="string">
            <text:p>N</text:p>
          </table:table-cell>
          <table:table-cell office:value-type="string">
            <text:p>opc1</text:p>
          </table:table-cell>
          <table:table-cell table:style-name="ce15" office:value-type="string">
            <text:p>M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Vm</text:p>
          </table:table-cell>
          <table:table-cell/>
          <table:table-cell table:style-name="ce11"/>
          <table:table-cell/>
          <table:table-cell office:value-type="string">
            <office:annotation draw:style-name="gr3" draw:text-style-name="P1" svg:width="15.92cm" svg:height="3.361cm" svg:x="33.043cm" svg:y="92.169cm" draw:caption-point-x="-0.61cm" draw:caption-point-y="1.51cm">
              <dc:date>2014-06-26T00:00:00</dc:date>
              <text:p text:style-name="P1"><text:span text:style-name="T1">VNMLA multiplies together two floating-point register values, adds the negation of the floating-point value in the</text:span></text:p>
              <text:p text:style-name="P1"><text:span text:style-name="T1">destination register to the negation of the product, and writes the result back to the destination register.</text:span></text:p>
              <text:p text:style-name="P1"><text:span text:style-name="T1">VNMLS multiplies together two floating-point register values, adds the negation of the floating-point value in the</text:span></text:p>
              <text:p text:style-name="P1"><text:span text:style-name="T1">destination register to the product, and writes the result back to the destination register.</text:span></text:p>
              <text:p text:style-name="P1"><text:span text:style-name="T1"/></text:p>
            </office:annotation>
            <text:p>VNML(A/S)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970">
            <text:p>970</text:p>
          </table:table-cell>
          <table:table-cell table:number-columns-repeated="4"/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5"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Vn</text:p>
          </table:table-cell>
          <table:table-cell/>
          <table:table-cell table:style-name="ce11"/>
          <table:table-cell/>
          <table:table-cell office:value-type="string">
            <text:p>V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office:value-type="string">
            <text:p>sz</text:p>
          </table:table-cell>
          <table:table-cell table:style-name="ce15" office:value-type="string">
            <text:p>N</text:p>
          </table:table-cell>
          <table:table-cell office:value-type="string">
            <text:p>opc1</text:p>
          </table:table-cell>
          <table:table-cell table:style-name="ce15" office:value-type="string">
            <text:p>M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Vm</text:p>
          </table:table-cell>
          <table:table-cell/>
          <table:table-cell table:style-name="ce11"/>
          <table:table-cell/>
          <table:table-cell office:value-type="string">
            <office:annotation draw:style-name="gr8" draw:text-style-name="P1" svg:width="7.095cm" svg:height="2.176cm" svg:x="33.043cm" svg:y="92.596cm" draw:caption-point-x="-0.61cm" draw:caption-point-y="1.51cm">
              <dc:date>2014-06-26T00:00:00</dc:date>
              <text:p text:style-name="P1"><text:span text:style-name="T1">VNMUL multiplies together two floating-point register values, and writes the negation of the result to the destination</text:span></text:p>
              <text:p text:style-name="P1"><text:span text:style-name="T1">register.</text:span></text:p>
              <text:p text:style-name="P1"><text:span text:style-name="T1"/></text:p>
            </office:annotation>
            <text:p>VNMUL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972">
            <text:p>972</text:p>
          </table:table-cell>
          <table:table-cell table:number-columns-repeated="33"/>
          <table:table-cell office:value-type="string">
            <text:p>VOR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74">
            <text:p>974</text:p>
          </table:table-cell>
          <table:table-cell table:number-columns-repeated="33"/>
          <table:table-cell office:value-type="string">
            <text:p>VORR (imm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76">
            <text:p>976</text:p>
          </table:table-cell>
          <table:table-cell table:number-columns-repeated="33"/>
          <table:table-cell office:value-type="string">
            <text:p>VORR (reg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78">
            <text:p>978</text:p>
          </table:table-cell>
          <table:table-cell table:number-columns-repeated="33"/>
          <table:table-cell office:value-type="string">
            <text:p>VPADAL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80">
            <text:p>980</text:p>
          </table:table-cell>
          <table:table-cell table:number-columns-repeated="33"/>
          <table:table-cell office:value-type="string">
            <text:p>VPADD (int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82">
            <text:p>982</text:p>
          </table:table-cell>
          <table:table-cell table:number-columns-repeated="33"/>
          <table:table-cell office:value-type="string">
            <text:p>VPADD (fp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84">
            <text:p>984</text:p>
          </table:table-cell>
          <table:table-cell table:number-columns-repeated="33"/>
          <table:table-cell office:value-type="string">
            <text:p>VPADDL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86">
            <text:p>986</text:p>
          </table:table-cell>
          <table:table-cell table:number-columns-repeated="33"/>
          <table:table-cell office:value-type="string">
            <text:p>VPMAX, VPMIN (int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88">
            <text:p>988</text:p>
          </table:table-cell>
          <table:table-cell table:number-columns-repeated="33"/>
          <table:table-cell office:value-type="string">
            <text:p>VPMAX, VPMIN (fp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90">
            <text:p>990</text:p>
          </table:table-cell>
          <table:table-cell table:number-columns-repeated="4"/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office:value-type="string">
            <text:p>D</text:p>
          </table:table-cell>
          <table:table-cell table:style-name="ce1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office:value-type="string">
            <text:p>V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11"/>
          <table:table-cell/>
          <table:table-cell office:value-type="string">
            <text:p>VPOP (64-bit)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990">
            <text:p>990</text:p>
          </table:table-cell>
          <table:table-cell table:number-columns-repeated="4"/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office:value-type="string">
            <text:p>D</text:p>
          </table:table-cell>
          <table:table-cell table:style-name="ce1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office:value-type="string">
            <text:p>V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11"/>
          <table:table-cell/>
          <table:table-cell office:value-type="string">
            <text:p>VPOP (32-bit)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992">
            <text:p>992</text:p>
          </table:table-cell>
          <table:table-cell table:number-columns-repeated="4"/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office:value-type="string">
            <text:p>D</text:p>
          </table:table-cell>
          <table:table-cell table:style-name="ce1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office:value-type="string">
            <text:p>V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11"/>
          <table:table-cell/>
          <table:table-cell office:value-type="string">
            <text:p>VPUSH (64-bit)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992">
            <text:p>992</text:p>
          </table:table-cell>
          <table:table-cell table:number-columns-repeated="4"/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office:value-type="string">
            <text:p>D</text:p>
          </table:table-cell>
          <table:table-cell table:style-name="ce1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office:value-type="string">
            <text:p>V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11"/>
          <table:table-cell/>
          <table:table-cell office:value-type="string">
            <text:p>VPUSH (32-bit)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994">
            <text:p>994</text:p>
          </table:table-cell>
          <table:table-cell table:number-columns-repeated="33"/>
          <table:table-cell office:value-type="string">
            <text:p>VQABS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96">
            <text:p>996</text:p>
          </table:table-cell>
          <table:table-cell table:number-columns-repeated="33"/>
          <table:table-cell office:value-type="string">
            <text:p>VQADD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98">
            <text:p>998</text:p>
          </table:table-cell>
          <table:table-cell table:number-columns-repeated="33"/>
          <table:table-cell office:value-type="string">
            <text:p>VQDMLAL, VQDMLSL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00">
            <text:p>1000</text:p>
          </table:table-cell>
          <table:table-cell table:number-columns-repeated="33"/>
          <table:table-cell office:value-type="string">
            <text:p>VQDMULH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02">
            <text:p>1002</text:p>
          </table:table-cell>
          <table:table-cell table:number-columns-repeated="33"/>
          <table:table-cell office:value-type="string">
            <text:p>VQDMULL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04">
            <text:p>1004</text:p>
          </table:table-cell>
          <table:table-cell table:number-columns-repeated="33"/>
          <table:table-cell office:value-type="string">
            <text:p>VQMOVN, VQMOVU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06">
            <text:p>1006</text:p>
          </table:table-cell>
          <table:table-cell table:number-columns-repeated="33"/>
          <table:table-cell office:value-type="string">
            <text:p>VQMNEG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08">
            <text:p>1008</text:p>
          </table:table-cell>
          <table:table-cell table:number-columns-repeated="33"/>
          <table:table-cell office:value-type="string">
            <text:p>VQRDMULH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10">
            <text:p>1010</text:p>
          </table:table-cell>
          <table:table-cell table:number-columns-repeated="33"/>
          <table:table-cell office:value-type="string">
            <text:p>VQRSHL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12">
            <text:p>1012</text:p>
          </table:table-cell>
          <table:table-cell table:number-columns-repeated="33"/>
          <table:table-cell office:value-type="string">
            <text:p>VQRSHRN, VQRSHRU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14">
            <text:p>1014</text:p>
          </table:table-cell>
          <table:table-cell table:number-columns-repeated="33"/>
          <table:table-cell office:value-type="string">
            <text:p>VQSHL (reg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16">
            <text:p>1016</text:p>
          </table:table-cell>
          <table:table-cell table:number-columns-repeated="33"/>
          <table:table-cell office:value-type="string">
            <text:p>VQSHL/VQSHLU (imm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18">
            <text:p>1018</text:p>
          </table:table-cell>
          <table:table-cell table:number-columns-repeated="33"/>
          <table:table-cell office:value-type="string">
            <text:p>VQSHRN, VQSHRU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20">
            <text:p>1020</text:p>
          </table:table-cell>
          <table:table-cell table:number-columns-repeated="33"/>
          <table:table-cell office:value-type="string">
            <text:p>VQSUB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22">
            <text:p>1022</text:p>
          </table:table-cell>
          <table:table-cell table:number-columns-repeated="33"/>
          <table:table-cell office:value-type="string">
            <text:p>VRADDH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24">
            <text:p>1024</text:p>
          </table:table-cell>
          <table:table-cell table:number-columns-repeated="33"/>
          <table:table-cell office:value-type="string">
            <text:p>VRECPE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26">
            <text:p>1026</text:p>
          </table:table-cell>
          <table:table-cell table:number-columns-repeated="33"/>
          <table:table-cell office:value-type="string">
            <text:p>VRECPS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28">
            <text:p>1028</text:p>
          </table:table-cell>
          <table:table-cell table:number-columns-repeated="33"/>
          <table:table-cell office:value-type="string">
            <text:p>VREV(16,32,64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30">
            <text:p>1030</text:p>
          </table:table-cell>
          <table:table-cell table:number-columns-repeated="33"/>
          <table:table-cell office:value-type="string">
            <text:p>VRHADD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32">
            <text:p>1032</text:p>
          </table:table-cell>
          <table:table-cell table:number-columns-repeated="33"/>
          <table:table-cell office:value-type="string">
            <text:p>VRSHL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34">
            <text:p>1034</text:p>
          </table:table-cell>
          <table:table-cell table:number-columns-repeated="33"/>
          <table:table-cell office:value-type="string">
            <text:p>VRSHR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36">
            <text:p>1036</text:p>
          </table:table-cell>
          <table:table-cell table:number-columns-repeated="33"/>
          <table:table-cell office:value-type="string">
            <text:p>VRSHR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38">
            <text:p>1038</text:p>
          </table:table-cell>
          <table:table-cell table:number-columns-repeated="33"/>
          <table:table-cell office:value-type="string">
            <text:p>VRSQRTE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40">
            <text:p>1040</text:p>
          </table:table-cell>
          <table:table-cell table:number-columns-repeated="33"/>
          <table:table-cell office:value-type="string">
            <text:p>VRSQRTS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42">
            <text:p>1042</text:p>
          </table:table-cell>
          <table:table-cell table:number-columns-repeated="33"/>
          <table:table-cell office:value-type="string">
            <text:p>VRSRA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44">
            <text:p>1044</text:p>
          </table:table-cell>
          <table:table-cell table:number-columns-repeated="33"/>
          <table:table-cell office:value-type="string">
            <text:p>VRSUBH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46">
            <text:p>1046</text:p>
          </table:table-cell>
          <table:table-cell table:number-columns-repeated="33"/>
          <table:table-cell office:value-type="string">
            <text:p>VSHL (imm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48">
            <text:p>1048</text:p>
          </table:table-cell>
          <table:table-cell table:number-columns-repeated="33"/>
          <table:table-cell office:value-type="string">
            <text:p>VSHL (reg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50">
            <text:p>1050</text:p>
          </table:table-cell>
          <table:table-cell table:number-columns-repeated="33"/>
          <table:table-cell office:value-type="string">
            <text:p>VSHLL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52">
            <text:p>1052</text:p>
          </table:table-cell>
          <table:table-cell table:number-columns-repeated="33"/>
          <table:table-cell office:value-type="string">
            <text:p>VSHR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54">
            <text:p>1054</text:p>
          </table:table-cell>
          <table:table-cell table:number-columns-repeated="33"/>
          <table:table-cell office:value-type="string">
            <text:p>VSHR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56">
            <text:p>1056</text:p>
          </table:table-cell>
          <table:table-cell table:number-columns-repeated="33"/>
          <table:table-cell office:value-type="string">
            <text:p>VSLI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58">
            <text:p>1058</text:p>
          </table:table-cell>
          <table:table-cell table:number-columns-repeated="4"/>
          <table:table-cell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/>
          <table:table-cell office:value-type="string">
            <text:p>Vd</text:p>
          </table:table-cell>
          <table:table-cell/>
          <table:table-cell table:style-name="ce7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3" office:value-type="string">
            <text:p>sz</text:p>
          </table:table-cell>
          <table:table-cell table:number-columns-repeated="2" office:value-type="float" office:value="1">
            <text:p>1</text:p>
          </table:table-cell>
          <table:table-cell table:style-name="ce15" office:value-type="string">
            <text:p>M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Vm</text:p>
          </table:table-cell>
          <table:table-cell/>
          <table:table-cell table:style-name="ce11"/>
          <table:table-cell/>
          <table:table-cell office:value-type="string">
            <text:p>VSQRT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1060">
            <text:p>1060</text:p>
          </table:table-cell>
          <table:table-cell table:number-columns-repeated="33"/>
          <table:table-cell office:value-type="string">
            <text:p>VSRA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62">
            <text:p>1062</text:p>
          </table:table-cell>
          <table:table-cell table:number-columns-repeated="33"/>
          <table:table-cell office:value-type="string">
            <text:p>VSRI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64">
            <text:p>1064</text:p>
          </table:table-cell>
          <table:table-cell table:number-columns-repeated="33"/>
          <table:table-cell office:value-type="string">
            <text:p>VST1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68">
            <text:p>1068</text:p>
          </table:table-cell>
          <table:table-cell table:number-columns-repeated="33"/>
          <table:table-cell office:value-type="string">
            <text:p>VST2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72">
            <text:p>1072</text:p>
          </table:table-cell>
          <table:table-cell table:number-columns-repeated="33"/>
          <table:table-cell office:value-type="string">
            <text:p>VST3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76">
            <text:p>1076</text:p>
          </table:table-cell>
          <table:table-cell table:number-columns-repeated="33"/>
          <table:table-cell office:value-type="string">
            <text:p>VST4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80">
            <text:p>1080</text:p>
          </table:table-cell>
          <table:table-cell table:number-columns-repeated="4"/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string">
            <text:p>P</text:p>
          </table:table-cell>
          <table:table-cell table:style-name="ce15" office:value-type="string">
            <text:p>U</text:p>
          </table:table-cell>
          <table:table-cell office:value-type="string">
            <text:p>D</text:p>
          </table:table-cell>
          <table:table-cell table:style-name="ce15" office:value-type="string">
            <text:p>W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V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11"/>
          <table:table-cell/>
          <table:table-cell office:value-type="string">
            <text:p>VSTM (64-bit)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1080">
            <text:p>1080</text:p>
          </table:table-cell>
          <table:table-cell table:number-columns-repeated="4"/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string">
            <text:p>P</text:p>
          </table:table-cell>
          <table:table-cell table:style-name="ce15" office:value-type="string">
            <text:p>U</text:p>
          </table:table-cell>
          <table:table-cell office:value-type="string">
            <text:p>D</text:p>
          </table:table-cell>
          <table:table-cell table:style-name="ce15" office:value-type="string">
            <text:p>W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V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11"/>
          <table:table-cell/>
          <table:table-cell office:value-type="string">
            <text:p>VSTM (32-bit)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1082">
            <text:p>1082</text:p>
          </table:table-cell>
          <table:table-cell table:number-columns-repeated="4"/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5" office:value-type="string">
            <text:p>U</text:p>
          </table:table-cell>
          <table:table-cell office:value-type="string">
            <text:p>D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V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11"/>
          <table:table-cell/>
          <table:table-cell office:value-type="string">
            <text:p>VLDR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1082">
            <text:p>1082</text:p>
          </table:table-cell>
          <table:table-cell table:number-columns-repeated="4"/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5" office:value-type="string">
            <text:p>U</text:p>
          </table:table-cell>
          <table:table-cell office:value-type="string">
            <text:p>D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V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11"/>
          <table:table-cell/>
          <table:table-cell office:value-type="string">
            <text:p>VLDR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1084">
            <text:p>1084</text:p>
          </table:table-cell>
          <table:table-cell table:number-columns-repeated="33"/>
          <table:table-cell office:value-type="string">
            <text:p>VSUB (int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86">
            <text:p>1086</text:p>
          </table:table-cell>
          <table:table-cell table:number-columns-repeated="33"/>
          <table:table-cell office:value-type="string">
            <text:p>VSUB(fp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88">
            <text:p>1088</text:p>
          </table:table-cell>
          <table:table-cell table:number-columns-repeated="33"/>
          <table:table-cell office:value-type="string">
            <text:p>VSUBH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90">
            <text:p>1090</text:p>
          </table:table-cell>
          <table:table-cell table:number-columns-repeated="33"/>
          <table:table-cell office:value-type="string">
            <text:p>VSUBL, VSUBW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92">
            <text:p>1092</text:p>
          </table:table-cell>
          <table:table-cell table:number-columns-repeated="33"/>
          <table:table-cell office:value-type="string">
            <text:p>VSWP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94">
            <text:p>1094</text:p>
          </table:table-cell>
          <table:table-cell table:number-columns-repeated="33"/>
          <table:table-cell office:value-type="string">
            <text:p>VTBL,VTBX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96">
            <text:p>1096</text:p>
          </table:table-cell>
          <table:table-cell table:number-columns-repeated="33"/>
          <table:table-cell office:value-type="string">
            <text:p>VTR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98">
            <text:p>1098</text:p>
          </table:table-cell>
          <table:table-cell table:number-columns-repeated="33"/>
          <table:table-cell office:value-type="string">
            <text:p>VTST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100">
            <text:p>1100</text:p>
          </table:table-cell>
          <table:table-cell table:number-columns-repeated="33"/>
          <table:table-cell office:value-type="string">
            <text:p>VUZP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102">
            <text:p>1102</text:p>
          </table:table-cell>
          <table:table-cell table:number-columns-repeated="33"/>
          <table:table-cell office:value-type="string">
            <text:p>VZIP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104">
            <text:p>1104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FE</text:p>
          </table:table-cell>
          <table:table-cell office:value-type="string">
            <text:p>v6K, v7</text:p>
          </table:table-cell>
          <table:table-cell table:number-columns-repeated="988"/>
        </table:table-row>
        <table:table-row table:style-name="ro1">
          <table:table-cell office:value-type="float" office:value="1106">
            <text:p>1106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WFI</text:p>
          </table:table-cell>
          <table:table-cell office:value-type="string">
            <text:p>v6k, v7</text:p>
          </table:table-cell>
          <table:table-cell table:number-columns-repeated="988"/>
        </table:table-row>
        <table:table-row table:style-name="ro1">
          <table:table-cell office:value-type="float" office:value="1108">
            <text:p>1108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IELD</text:p>
          </table:table-cell>
          <table:table-cell office:value-type="string">
            <text:p>v6K, v7</text:p>
          </table:table-cell>
          <table:table-cell table:number-columns-repeated="988"/>
        </table:table-row>
        <table:table-row table:style-name="ro1" table:number-rows-repeated="10482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ory map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28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63" office:value-type="string">
            <text:p>TODO</text:p>
          </table:table-cell>
          <table:table-cell table:number-columns-repeated="10"/>
        </table:table-row>
        <table:table-row table:style-name="ro1">
          <table:table-cell/>
          <table:table-cell table:style-name="ce64" office:value-type="string">
            <text:p>Find where to place TLB data</text:p>
          </table:table-cell>
          <table:table-cell table:number-columns-repeated="10"/>
        </table:table-row>
        <table:table-row table:style-name="ro1">
          <table:table-cell/>
          <table:table-cell table:style-name="ce64" office:value-type="string">
            <text:p>32/64 bit mode affects COP register sizes. What mode are we supposed to be in?</text:p>
          </table:table-cell>
          <table:table-cell table:number-columns-repeated="10"/>
        </table:table-row>
        <table:table-row table:style-name="ro1">
          <table:table-cell/>
          <table:table-cell table:style-name="ce64"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65" office:value-type="string">
            <text:p>BASE</text:p>
          </table:table-cell>
          <table:table-cell table:style-name="ce80" office:value-type="string">
            <text:p>80000000</text:p>
          </table:table-cell>
          <table:table-cell table:number-columns-repeated="9"/>
        </table:table-row>
        <table:table-row table:style-name="ro1">
          <table:table-cell/>
          <table:table-cell table:style-name="ce74" office:value-type="string">
            <text:p>FP</text:p>
          </table:table-cell>
          <table:table-cell table:style-name="ce81" table:formula="of:=DEC2HEX(HEX2DEC([.B74])+4096)" office:value-type="string" office:string-value="83F01028">
            <text:p>83F01028</text:p>
          </table:table-cell>
          <table:table-cell/>
          <table:table-cell table:style-name="ce84" office:value-type="string">
            <text:p>MMAP size</text:p>
          </table:table-cell>
          <table:table-cell table:style-name="ce84" office:value-type="string">
            <text:p><text:s/>MB</text:p>
          </table:table-cell>
          <table:table-cell/>
          <table:table-cell office:value-type="string">
            <text:p>TLB</text:p>
          </table:table-cell>
          <table:table-cell table:formula="of:=256*32" office:value-type="float" office:value="8192">
            <text:p>8192</text:p>
          </table:table-cell>
          <table:table-cell office:value-type="string">
            <text:p>emulated MIPS TLB</text:p>
          </table:table-cell>
          <table:table-cell table:number-columns-repeated="2"/>
        </table:table-row>
        <table:table-row table:style-name="ro1">
          <table:table-cell/>
          <table:table-cell table:style-name="ce74" office:value-type="string">
            <text:p>sizeof(void*)</text:p>
          </table:table-cell>
          <table:table-cell table:style-name="ce81" office:value-type="float" office:value="4">
            <text:p>4</text:p>
          </table:table-cell>
          <table:table-cell/>
          <table:table-cell table:style-name="ce84" table:formula="of:=HEX2DEC([.B87])-HEX2DEC([.B70])" office:value-type="float" office:value="268435456">
            <text:p>268435456</text:p>
          </table:table-cell>
          <table:table-cell table:style-name="ce84" table:formula="of:=[.E9]/1024^2" office:value-type="float" office:value="256">
            <text:p>256</text:p>
          </table:table-cell>
          <table:table-cell table:number-columns-repeated="6"/>
        </table:table-row>
        <table:table-row table:style-name="ro1">
          <table:table-cell/>
          <table:table-cell table:style-name="ce75" office:value-type="string">
            <text:p>Tgt mode (32/64)</text:p>
          </table:table-cell>
          <table:table-cell table:style-name="ce82" office:value-type="float" office:value="32">
            <text:p>32</text:p>
          </table:table-cell>
          <table:table-cell/>
          <table:table-cell table:style-name="ce84" table:number-columns-repeated="2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76" office:value-type="string">
            <text:p>Emulated Register space</text:p>
          </table:table-cell>
          <table:table-cell table:style-name="ce83" table:number-columns-repeated="9"/>
          <table:table-cell table:style-name="ce90"/>
        </table:table-row>
        <table:table-row table:style-name="ro1">
          <table:table-cell/>
          <table:table-cell table:style-name="ce77" office:value-type="string">
            <text:p>Byte offset</text:p>
          </table:table-cell>
          <table:table-cell table:style-name="ce83" office:value-type="string">
            <text:p>COP RegID</text:p>
          </table:table-cell>
          <table:table-cell table:style-name="ce83" office:value-type="string">
            <text:p>Name</text:p>
          </table:table-cell>
          <table:table-cell table:style-name="ce83" office:value-type="string">
            <text:p>Size (bytes)</text:p>
          </table:table-cell>
          <table:table-cell table:style-name="ce83" office:value-type="string">
            <text:p>purpose</text:p>
          </table:table-cell>
          <table:table-cell table:style-name="ce83" table:number-columns-repeated="4"/>
          <table:table-cell table:style-name="ce85"/>
          <table:table-cell table:style-name="ce91"/>
        </table:table-row>
        <table:table-row table:style-name="ro1">
          <table:table-cell/>
          <table:table-cell table:style-name="ce78" office:value-type="string">
            <text:p>&lt; 0</text:p>
          </table:table-cell>
          <table:table-cell table:number-columns-repeated="2"/>
          <table:table-cell office:value-type="float" office:value="4096">
            <text:p>4096</text:p>
          </table:table-cell>
          <table:table-cell office:value-type="string">
            <text:p>1024 x 32bit Literals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 table:style-name="ce62"/>
          <table:table-cell table:style-name="ce74" office:value-type="float" office:value="0">
            <text:p>0</text:p>
          </table:table-cell>
          <table:table-cell/>
          <table:table-cell office:value-type="string">
            <text:p>Reg 0-31</text:p>
          </table:table-cell>
          <table:table-cell table:style-name="ce62" table:formula="of:=32*8" office:value-type="float" office:value="256">
            <text:p>256</text:p>
          </table:table-cell>
          <table:table-cell office:value-type="string">
            <text:p>emulated MIPS registers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15]+[.E15]" office:value-type="float" office:value="256">
            <text:p>256</text:p>
          </table:table-cell>
          <table:table-cell/>
          <table:table-cell office:value-type="string">
            <text:p>FPU reg 0-31</text:p>
          </table:table-cell>
          <table:table-cell table:style-name="ce62" table:formula="of:=32*8" office:value-type="float" office:value="256">
            <text:p>256</text:p>
          </table:table-cell>
          <table:table-cell office:value-type="string">
            <text:p>emulated MIPS FPU registers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/>
          <table:table-cell/>
          <table:table-cell table:style-name="ce63" office:value-type="string">
            <text:p>CoProcessor 0</text:p>
          </table:table-cell>
          <table:table-cell table:style-name="ce62"/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16]+[.E16]" office:value-type="float" office:value="512">
            <text:p>512</text:p>
          </table:table-cell>
          <table:table-cell office:value-type="float" office:value="0">
            <text:p>0</text:p>
          </table:table-cell>
          <table:table-cell office:value-type="string">
            <text:p>CP0 Index</text:p>
          </table:table-cell>
          <table:table-cell table:style-name="ce62" office:value-type="float" office:value="4">
            <text:p>4</text:p>
          </table:table-cell>
          <table:table-cell office:value-type="string">
            <text:p>Programmable pointer into TLB entry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18]+[.E18]" office:value-type="float" office:value="516">
            <text:p>516</text:p>
          </table:table-cell>
          <table:table-cell table:formula="of:=[.C18]+1" office:value-type="float" office:value="1">
            <text:p>1</text:p>
          </table:table-cell>
          <table:table-cell office:value-type="string">
            <text:p>CP0 Random</text:p>
          </table:table-cell>
          <table:table-cell table:style-name="ce62" office:value-type="float" office:value="4">
            <text:p>4</text:p>
          </table:table-cell>
          <table:table-cell office:value-type="string">
            <text:p>Random Pointer into TLB entry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19]+[.E19]" office:value-type="float" office:value="520">
            <text:p>520</text:p>
          </table:table-cell>
          <table:table-cell table:formula="of:=[.C19]+1" office:value-type="float" office:value="2">
            <text:p>2</text:p>
          </table:table-cell>
          <table:table-cell office:value-type="string">
            <text:p>CP0 EntryLo</text:p>
          </table:table-cell>
          <table:table-cell table:style-name="ce62" office:value-type="float" office:value="4">
            <text:p>4</text:p>
          </table:table-cell>
          <table:table-cell office:value-type="string">
            <text:p>Low Half of the TLB entry for even VPN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20]+[.E20]" office:value-type="float" office:value="524">
            <text:p>524</text:p>
          </table:table-cell>
          <table:table-cell table:formula="of:=[.C20]+1" office:value-type="float" office:value="3">
            <text:p>3</text:p>
          </table:table-cell>
          <table:table-cell office:value-type="string">
            <text:p>CP0 EntryHi</text:p>
          </table:table-cell>
          <table:table-cell table:style-name="ce62" office:value-type="float" office:value="4">
            <text:p>4</text:p>
          </table:table-cell>
          <table:table-cell office:value-type="string">
            <text:p>High Half of TLB entry for odd VPN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21]+[.E21]" office:value-type="float" office:value="528">
            <text:p>528</text:p>
          </table:table-cell>
          <table:table-cell table:formula="of:=[.C21]+1" office:value-type="float" office:value="4">
            <text:p>4</text:p>
          </table:table-cell>
          <table:table-cell office:value-type="string">
            <text:p>Context</text:p>
          </table:table-cell>
          <table:table-cell table:style-name="ce62" office:value-type="float" office:value="4">
            <text:p>4</text:p>
          </table:table-cell>
          <table:table-cell office:value-type="string">
            <text:p>Pointer to kernel PTE table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22]+[.E22]" office:value-type="float" office:value="532">
            <text:p>532</text:p>
          </table:table-cell>
          <table:table-cell table:formula="of:=[.C22]+1" office:value-type="float" office:value="5">
            <text:p>5</text:p>
          </table:table-cell>
          <table:table-cell office:value-type="string">
            <text:p>PageMask</text:p>
          </table:table-cell>
          <table:table-cell table:style-name="ce62" office:value-type="float" office:value="4">
            <text:p>4</text:p>
          </table:table-cell>
          <table:table-cell office:value-type="string">
            <text:p>TLB Page Mask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23]+[.E23]" office:value-type="float" office:value="536">
            <text:p>536</text:p>
          </table:table-cell>
          <table:table-cell table:formula="of:=[.C23]+1" office:value-type="float" office:value="6">
            <text:p>6</text:p>
          </table:table-cell>
          <table:table-cell office:value-type="string">
            <text:p>Wired</text:p>
          </table:table-cell>
          <table:table-cell table:style-name="ce62" office:value-type="float" office:value="4">
            <text:p>4</text:p>
          </table:table-cell>
          <table:table-cell office:value-type="string">
            <text:p>Number of wire TLB entries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24]+[.E24]" office:value-type="float" office:value="540">
            <text:p>540</text:p>
          </table:table-cell>
          <table:table-cell table:formula="of:=[.C24]+1" office:value-type="float" office:value="7">
            <text:p>7</text:p>
          </table:table-cell>
          <table:table-cell table:formula="of:=&quot;---&quot;" office:value-type="string" office:string-value="---">
            <text:p>---</text:p>
          </table:table-cell>
          <table:table-cell table:style-name="ce62" office:value-type="float" office:value="4">
            <text:p>4</text:p>
          </table:table-cell>
          <table:table-cell office:value-type="string">
            <text:p>Unused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25]+[.E25]" office:value-type="float" office:value="544">
            <text:p>544</text:p>
          </table:table-cell>
          <table:table-cell table:formula="of:=[.C25]+1" office:value-type="float" office:value="8">
            <text:p>8</text:p>
          </table:table-cell>
          <table:table-cell office:value-type="string">
            <text:p>BadVAddr</text:p>
          </table:table-cell>
          <table:table-cell table:style-name="ce62" office:value-type="float" office:value="4">
            <text:p>4</text:p>
          </table:table-cell>
          <table:table-cell office:value-type="string">
            <text:p>Bad virtual Address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26]+[.E26]" office:value-type="float" office:value="548">
            <text:p>548</text:p>
          </table:table-cell>
          <table:table-cell table:formula="of:=[.C26]+1" office:value-type="float" office:value="9">
            <text:p>9</text:p>
          </table:table-cell>
          <table:table-cell office:value-type="string">
            <text:p>Count</text:p>
          </table:table-cell>
          <table:table-cell table:style-name="ce62" office:value-type="float" office:value="4">
            <text:p>4</text:p>
          </table:table-cell>
          <table:table-cell office:value-type="string">
            <text:p>COUNT (to next interrupt) register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27]+[.E27]" office:value-type="float" office:value="552">
            <text:p>552</text:p>
          </table:table-cell>
          <table:table-cell table:formula="of:=[.C27]+1" office:value-type="float" office:value="10">
            <text:p>10</text:p>
          </table:table-cell>
          <table:table-cell office:value-type="string">
            <text:p>EntryHi</text:p>
          </table:table-cell>
          <table:table-cell table:style-name="ce62" office:value-type="float" office:value="4">
            <text:p>4</text:p>
          </table:table-cell>
          <table:table-cell office:value-type="string">
            <text:p>High half of TLB entry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28]+[.E28]" office:value-type="float" office:value="556">
            <text:p>556</text:p>
          </table:table-cell>
          <table:table-cell table:formula="of:=[.C28]+1" office:value-type="float" office:value="11">
            <text:p>11</text:p>
          </table:table-cell>
          <table:table-cell office:value-type="string">
            <text:p>Compare</text:p>
          </table:table-cell>
          <table:table-cell table:style-name="ce62" office:value-type="float" office:value="4">
            <text:p>4</text:p>
          </table:table-cell>
          <table:table-cell office:value-type="string">
            <text:p>Timer Compare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29]+[.E29]" office:value-type="float" office:value="560">
            <text:p>560</text:p>
          </table:table-cell>
          <table:table-cell table:formula="of:=[.C29]+1" office:value-type="float" office:value="12">
            <text:p>12</text:p>
          </table:table-cell>
          <table:table-cell office:value-type="string">
            <text:p>SR</text:p>
          </table:table-cell>
          <table:table-cell table:style-name="ce62" office:value-type="float" office:value="4">
            <text:p>4</text:p>
          </table:table-cell>
          <table:table-cell office:value-type="string">
            <text:p>STATUS register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30]+[.E30]" office:value-type="float" office:value="564">
            <text:p>564</text:p>
          </table:table-cell>
          <table:table-cell table:formula="of:=[.C30]+1" office:value-type="float" office:value="13">
            <text:p>13</text:p>
          </table:table-cell>
          <table:table-cell office:value-type="string">
            <text:p>Cause</text:p>
          </table:table-cell>
          <table:table-cell table:style-name="ce62" office:value-type="float" office:value="4">
            <text:p>4</text:p>
          </table:table-cell>
          <table:table-cell office:value-type="string">
            <text:p>Cause register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31]+[.E31]" office:value-type="float" office:value="568">
            <text:p>568</text:p>
          </table:table-cell>
          <table:table-cell table:formula="of:=[.C31]+1" office:value-type="float" office:value="14">
            <text:p>14</text:p>
          </table:table-cell>
          <table:table-cell office:value-type="string">
            <text:p>EPC</text:p>
          </table:table-cell>
          <table:table-cell table:style-name="ce62" office:value-type="float" office:value="4">
            <text:p>4</text:p>
          </table:table-cell>
          <table:table-cell office:value-type="string">
            <text:p>Exception Program Counter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32]+[.E32]" office:value-type="float" office:value="572">
            <text:p>572</text:p>
          </table:table-cell>
          <table:table-cell table:formula="of:=[.C32]+1" office:value-type="float" office:value="15">
            <text:p>15</text:p>
          </table:table-cell>
          <table:table-cell office:value-type="string">
            <text:p>Prid</text:p>
          </table:table-cell>
          <table:table-cell table:style-name="ce62" office:value-type="float" office:value="4">
            <text:p>4</text:p>
          </table:table-cell>
          <table:table-cell office:value-type="string">
            <text:p>Processor Revision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33]+[.E33]" office:value-type="float" office:value="576">
            <text:p>576</text:p>
          </table:table-cell>
          <table:table-cell table:formula="of:=[.C33]+1" office:value-type="float" office:value="16">
            <text:p>16</text:p>
          </table:table-cell>
          <table:table-cell office:value-type="string">
            <text:p>Config</text:p>
          </table:table-cell>
          <table:table-cell table:style-name="ce62" office:value-type="float" office:value="4">
            <text:p>4</text:p>
          </table:table-cell>
          <table:table-cell office:value-type="string">
            <text:p>Configuration register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34]+[.E34]" office:value-type="float" office:value="580">
            <text:p>580</text:p>
          </table:table-cell>
          <table:table-cell table:formula="of:=[.C34]+1" office:value-type="float" office:value="17">
            <text:p>17</text:p>
          </table:table-cell>
          <table:table-cell office:value-type="string">
            <text:p>LLAddr</text:p>
          </table:table-cell>
          <table:table-cell table:style-name="ce62" office:value-type="float" office:value="4">
            <text:p>4</text:p>
          </table:table-cell>
          <table:table-cell office:value-type="string">
            <text:p>Load Linked Address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35]+[.E35]" office:value-type="float" office:value="584">
            <text:p>584</text:p>
          </table:table-cell>
          <table:table-cell table:formula="of:=[.C35]+1" office:value-type="float" office:value="18">
            <text:p>18</text:p>
          </table:table-cell>
          <table:table-cell office:value-type="string">
            <text:p>WatchLo</text:p>
          </table:table-cell>
          <table:table-cell table:style-name="ce62" office:value-type="float" office:value="4">
            <text:p>4</text:p>
          </table:table-cell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36]+[.E36]" office:value-type="float" office:value="588">
            <text:p>588</text:p>
          </table:table-cell>
          <table:table-cell table:formula="of:=[.C36]+1" office:value-type="float" office:value="19">
            <text:p>19</text:p>
          </table:table-cell>
          <table:table-cell office:value-type="string">
            <text:p>WatchHi</text:p>
          </table:table-cell>
          <table:table-cell table:style-name="ce62" office:value-type="float" office:value="4">
            <text:p>4</text:p>
          </table:table-cell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37]+[.E37]" office:value-type="float" office:value="592">
            <text:p>592</text:p>
          </table:table-cell>
          <table:table-cell table:formula="of:=[.C37]+1" office:value-type="float" office:value="20">
            <text:p>20</text:p>
          </table:table-cell>
          <table:table-cell office:value-type="string">
            <text:p>Xcontext</text:p>
          </table:table-cell>
          <table:table-cell table:style-name="ce62" office:value-type="float" office:value="4">
            <text:p>4</text:p>
          </table:table-cell>
          <table:table-cell office:value-type="string">
            <text:p>Context register for MIPS-III addressing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38]+[.E38]" office:value-type="float" office:value="596">
            <text:p>596</text:p>
          </table:table-cell>
          <table:table-cell table:formula="of:=[.C38]+1" office:value-type="float" office:value="21">
            <text:p>21</text:p>
          </table:table-cell>
          <table:table-cell table:formula="of:=&quot;---&quot;" office:value-type="string" office:string-value="---">
            <text:p>---</text:p>
          </table:table-cell>
          <table:table-cell table:style-name="ce62" office:value-type="float" office:value="4">
            <text:p>4</text:p>
          </table:table-cell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39]+[.E39]" office:value-type="float" office:value="600">
            <text:p>600</text:p>
          </table:table-cell>
          <table:table-cell table:formula="of:=[.C39]+1" office:value-type="float" office:value="22">
            <text:p>22</text:p>
          </table:table-cell>
          <table:table-cell table:formula="of:=&quot;---&quot;" office:value-type="string" office:string-value="---">
            <text:p>---</text:p>
          </table:table-cell>
          <table:table-cell table:style-name="ce62" office:value-type="float" office:value="4">
            <text:p>4</text:p>
          </table:table-cell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40]+[.E40]" office:value-type="float" office:value="604">
            <text:p>604</text:p>
          </table:table-cell>
          <table:table-cell table:formula="of:=[.C40]+1" office:value-type="float" office:value="23">
            <text:p>23</text:p>
          </table:table-cell>
          <table:table-cell table:formula="of:=&quot;---&quot;" office:value-type="string" office:string-value="---">
            <text:p>---</text:p>
          </table:table-cell>
          <table:table-cell table:style-name="ce62" office:value-type="float" office:value="4">
            <text:p>4</text:p>
          </table:table-cell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41]+[.E41]" office:value-type="float" office:value="608">
            <text:p>608</text:p>
          </table:table-cell>
          <table:table-cell table:formula="of:=[.C41]+1" office:value-type="float" office:value="24">
            <text:p>24</text:p>
          </table:table-cell>
          <table:table-cell table:formula="of:=&quot;---&quot;" office:value-type="string" office:string-value="---">
            <text:p>---</text:p>
          </table:table-cell>
          <table:table-cell table:style-name="ce62" office:value-type="float" office:value="4">
            <text:p>4</text:p>
          </table:table-cell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42]+[.E42]" office:value-type="float" office:value="612">
            <text:p>612</text:p>
          </table:table-cell>
          <table:table-cell table:formula="of:=[.C42]+1" office:value-type="float" office:value="25">
            <text:p>25</text:p>
          </table:table-cell>
          <table:table-cell table:formula="of:=&quot;---&quot;" office:value-type="string" office:string-value="---">
            <text:p>---</text:p>
          </table:table-cell>
          <table:table-cell table:style-name="ce62" office:value-type="float" office:value="4">
            <text:p>4</text:p>
          </table:table-cell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43]+[.E43]" office:value-type="float" office:value="616">
            <text:p>616</text:p>
          </table:table-cell>
          <table:table-cell table:formula="of:=[.C43]+1" office:value-type="float" office:value="26">
            <text:p>26</text:p>
          </table:table-cell>
          <table:table-cell office:value-type="string">
            <text:p>Perr</text:p>
          </table:table-cell>
          <table:table-cell table:style-name="ce62" office:value-type="float" office:value="4">
            <text:p>4</text:p>
          </table:table-cell>
          <table:table-cell office:value-type="string">
            <text:p>Parity Error in Cache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44]+[.E44]" office:value-type="float" office:value="620">
            <text:p>620</text:p>
          </table:table-cell>
          <table:table-cell table:formula="of:=[.C44]+1" office:value-type="float" office:value="27">
            <text:p>27</text:p>
          </table:table-cell>
          <table:table-cell office:value-type="string">
            <text:p>CacheErr</text:p>
          </table:table-cell>
          <table:table-cell table:style-name="ce62" office:value-type="float" office:value="4">
            <text:p>4</text:p>
          </table:table-cell>
          <table:table-cell office:value-type="string">
            <text:p>Cache error and status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45]+[.E45]" office:value-type="float" office:value="624">
            <text:p>624</text:p>
          </table:table-cell>
          <table:table-cell table:formula="of:=[.C45]+1" office:value-type="float" office:value="28">
            <text:p>28</text:p>
          </table:table-cell>
          <table:table-cell office:value-type="string">
            <text:p>TagLo</text:p>
          </table:table-cell>
          <table:table-cell table:style-name="ce62" office:value-type="float" office:value="4">
            <text:p>4</text:p>
          </table:table-cell>
          <table:table-cell office:value-type="string">
            <text:p>Cache Tag register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46]+[.E46]" office:value-type="float" office:value="628">
            <text:p>628</text:p>
          </table:table-cell>
          <table:table-cell table:formula="of:=[.C46]+1" office:value-type="float" office:value="29">
            <text:p>29</text:p>
          </table:table-cell>
          <table:table-cell office:value-type="string">
            <text:p>TagHi</text:p>
          </table:table-cell>
          <table:table-cell table:style-name="ce62" office:value-type="float" office:value="4">
            <text:p>4</text:p>
          </table:table-cell>
          <table:table-cell office:value-type="string">
            <text:p>Cache Tag register (reserved)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47]+[.E47]" office:value-type="float" office:value="632">
            <text:p>632</text:p>
          </table:table-cell>
          <table:table-cell table:formula="of:=[.C47]+1" office:value-type="float" office:value="30">
            <text:p>30</text:p>
          </table:table-cell>
          <table:table-cell office:value-type="string">
            <text:p>ErrorEPC</text:p>
          </table:table-cell>
          <table:table-cell table:style-name="ce62" office:value-type="float" office:value="4">
            <text:p>4</text:p>
          </table:table-cell>
          <table:table-cell office:value-type="string">
            <text:p>Error Exception program counter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48]+[.E48]" office:value-type="float" office:value="636">
            <text:p>636</text:p>
          </table:table-cell>
          <table:table-cell table:formula="of:=[.C48]+1" office:value-type="float" office:value="31">
            <text:p>31</text:p>
          </table:table-cell>
          <table:table-cell table:formula="of:=&quot;---&quot;" office:value-type="string" office:string-value="---">
            <text:p>---</text:p>
          </table:table-cell>
          <table:table-cell table:style-name="ce62" office:value-type="float" office:value="4">
            <text:p>4</text:p>
          </table:table-cell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49]+[.E49]" office:value-type="float" office:value="640">
            <text:p>640</text:p>
          </table:table-cell>
          <table:table-cell/>
          <table:table-cell office:value-type="string">
            <text:p>PC</text:p>
          </table:table-cell>
          <table:table-cell table:style-name="ce62" office:value-type="float" office:value="8">
            <text:p>8</text:p>
          </table:table-cell>
          <table:table-cell office:value-type="string">
            <text:p>emulated MIPS program Counter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50]+[.E50]" office:value-type="float" office:value="648">
            <text:p>648</text:p>
          </table:table-cell>
          <table:table-cell/>
          <table:table-cell office:value-type="string">
            <text:p>FCR0</text:p>
          </table:table-cell>
          <table:table-cell table:style-name="ce62" office:value-type="float" office:value="4">
            <text:p>4</text:p>
          </table:table-cell>
          <table:table-cell office:value-type="string">
            <text:p>MIPS floating point Impl/Rev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51]+[.E51]" office:value-type="float" office:value="652">
            <text:p>652</text:p>
          </table:table-cell>
          <table:table-cell/>
          <table:table-cell office:value-type="string">
            <text:p>FCR31</text:p>
          </table:table-cell>
          <table:table-cell table:style-name="ce62" office:value-type="float" office:value="4">
            <text:p>4</text:p>
          </table:table-cell>
          <table:table-cell office:value-type="string">
            <text:p>MIPS Control/Status Registers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52]+[.E52]" office:value-type="float" office:value="656">
            <text:p>656</text:p>
          </table:table-cell>
          <table:table-cell/>
          <table:table-cell office:value-type="string">
            <text:p>MultHI</text:p>
          </table:table-cell>
          <table:table-cell table:style-name="ce62" office:value-type="float" office:value="8">
            <text:p>8</text:p>
          </table:table-cell>
          <table:table-cell office:value-type="string">
            <text:p>Multiply Divide registers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53]+[.E53]" office:value-type="float" office:value="664">
            <text:p>664</text:p>
          </table:table-cell>
          <table:table-cell/>
          <table:table-cell office:value-type="string">
            <text:p>MultLO</text:p>
          </table:table-cell>
          <table:table-cell table:style-name="ce62" office:value-type="float" office:value="8">
            <text:p>8</text:p>
          </table:table-cell>
          <table:table-cell office:value-type="string">
            <text:p>Multiply Divide registers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54]+[.E54]" office:value-type="float" office:value="672">
            <text:p>672</text:p>
          </table:table-cell>
          <table:table-cell/>
          <table:table-cell office:value-type="string">
            <text:p>LLBIT</text:p>
          </table:table-cell>
          <table:table-cell table:style-name="ce62" office:value-type="float" office:value="4">
            <text:p>4</text:p>
          </table:table-cell>
          <table:table-cell office:value-type="string">
            <text:p>Load Link bit (For SYNC/Atomic functions)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55]+[.E55]" office:value-type="float" office:value="676">
            <text:p>676</text:p>
          </table:table-cell>
          <table:table-cell table:number-columns-repeated="2"/>
          <table:table-cell table:style-name="ce62"/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56]+[.E56]" office:value-type="float" office:value="676">
            <text:p>676</text:p>
          </table:table-cell>
          <table:table-cell table:number-columns-repeated="2"/>
          <table:table-cell table:style-name="ce62"/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57]+[.E57]" office:value-type="float" office:value="676">
            <text:p>676</text:p>
          </table:table-cell>
          <table:table-cell/>
          <table:table-cell table:style-name="ce63" office:value-type="string">
            <text:p>Function pointers</text:p>
          </table:table-cell>
          <table:table-cell table:style-name="ce62" office:value-type="float" office:value="0">
            <text:p>0</text:p>
          </table:table-cell>
          <table:table-cell office:value-type="string">
            <text:p>A lookup table of function pointers into mupen64plus asm/C functions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58]+[.E58]" office:value-type="float" office:value="676">
            <text:p>676</text:p>
          </table:table-cell>
          <table:table-cell/>
          <table:table-cell office:value-type="string">
            <text:p>Gen_Interrupt</text:p>
          </table:table-cell>
          <table:table-cell table:style-name="ce62" office:value-type="float" office:value="4">
            <text:p>4</text:p>
          </table:table-cell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59]+[.E59]" office:value-type="float" office:value="680">
            <text:p>680</text:p>
          </table:table-cell>
          <table:table-cell/>
          <table:table-cell office:value-type="string">
            <text:p>Segment Branch to Unknown</text:p>
          </table:table-cell>
          <table:table-cell table:style-name="ce62" office:value-type="float" office:value="4">
            <text:p>4</text:p>
          </table:table-cell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60]+[.E60]" office:value-type="float" office:value="684">
            <text:p>684</text:p>
          </table:table-cell>
          <table:table-cell table:number-columns-repeated="2"/>
          <table:table-cell table:style-name="ce62"/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61]+[.E61]" office:value-type="float" office:value="684">
            <text:p>684</text:p>
          </table:table-cell>
          <table:table-cell table:number-columns-repeated="2"/>
          <table:table-cell table:style-name="ce62"/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62]+[.E62]" office:value-type="float" office:value="684">
            <text:p>684</text:p>
          </table:table-cell>
          <table:table-cell/>
          <table:table-cell office:value-type="string">
            <text:p>Segment</text:p>
          </table:table-cell>
          <table:table-cell table:style-name="ce62" office:value-type="float" office:value="4">
            <text:p>4</text:p>
          </table:table-cell>
          <table:table-cell office:value-type="string">
            <text:p>Reference to current code segment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63]+[.E63]" office:value-type="float" office:value="688">
            <text:p>688</text:p>
          </table:table-cell>
          <table:table-cell/>
          <table:table-cell office:value-type="string">
            <text:p>Zeros</text:p>
          </table:table-cell>
          <table:table-cell table:style-name="ce62" office:value-type="float" office:value="48">
            <text:p>48</text:p>
          </table:table-cell>
          <table:table-cell office:value-type="string">
            <text:p>Aid filling zeros into memory (fp,sp,pc,[base] registers would not be available so 12*4 bytes)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7"/>
          <table:table-cell table:style-name="ce83" table:number-columns-repeated="2"/>
          <table:table-cell table:style-name="ce88" table:formula="of:=SUM([.E15:.E64])" office:value-type="float" office:value="736">
            <text:p>736</text:p>
          </table:table-cell>
          <table:table-cell table:style-name="ce83" table:number-columns-repeated="6"/>
          <table:table-cell table:style-name="ce9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76" office:value-type="string">
            <text:p>Host Memory Map</text:p>
          </table:table-cell>
          <table:table-cell table:style-name="ce83" table:number-columns-repeated="7"/>
          <table:table-cell table:style-name="ce90"/>
          <table:table-cell table:number-columns-repeated="2"/>
        </table:table-row>
        <table:table-row table:style-name="ro1">
          <table:table-cell/>
          <table:table-cell table:style-name="ce77" office:value-type="string">
            <text:p>from</text:p>
          </table:table-cell>
          <table:table-cell table:style-name="ce83" office:value-type="string">
            <text:p>to</text:p>
          </table:table-cell>
          <table:table-cell table:style-name="ce83" office:value-type="string">
            <text:p>name</text:p>
          </table:table-cell>
          <table:table-cell table:style-name="ce83" office:value-type="string">
            <text:p>Size (bytes)</text:p>
          </table:table-cell>
          <table:table-cell table:style-name="ce83" office:value-type="string">
            <text:p>Start</text:p>
          </table:table-cell>
          <table:table-cell table:style-name="ce83" office:value-type="string">
            <text:p>spare</text:p>
          </table:table-cell>
          <table:table-cell table:style-name="ce83" office:value-type="string">
            <text:p>spare Mb</text:p>
          </table:table-cell>
          <table:table-cell table:style-name="ce83" office:value-type="string">
            <text:p>calculated size</text:p>
          </table:table-cell>
          <table:table-cell table:style-name="ce90" office:value-type="string">
            <text:p>KB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DEC2HEX(HEX2DEC([.C70])-[.E70])" office:value-type="string" office:string-value="80000000">
            <text:p>80000000</text:p>
          </table:table-cell>
          <table:table-cell table:style-name="ce84" table:formula="of:=[.C7]" office:value-type="string" office:string-value="80000000">
            <text:p>80000000</text:p>
          </table:table-cell>
          <table:table-cell office:value-type="string">
            <office:annotation draw:style-name="gr1" draw:text-style-name="P1" svg:width="2.899cm" svg:height="2.966cm" svg:x="10.022cm" svg:y="27.953cm" draw:caption-point-x="-0.61cm" draw:caption-point-y="1.51cm">
              <dc:date>2014-09-12T00:00:00</dc:date>
              <text:p text:style-name="P1"><text:span text:style-name="T1">As mips instructions <text:s/>are 32bit aligned, we can divide by 4 (then *4 for sizeof pointer on host)</text:span></text:p>
            </office:annotation>
            <text:p>CodeSeg Lookup Table</text:p>
          </table:table-cell>
          <table:table-cell table:number-columns-repeated="2" office:value-type="float" office:value="0">
            <text:p>0</text:p>
          </table:table-cell>
          <table:table-cell table:style-name="ce62" table:formula="of:=IF([.E70]&lt;&gt;&quot;&quot;;HEX2DEC([.B71])-HEX2DEC([.B70])-[.E70];0)" office:value-type="float" office:value="0">
            <text:p>0</text:p>
          </table:table-cell>
          <table:table-cell table:style-name="ce89" table:formula="of:=[.G70]/(1024^2)" office:value-type="float" office:value="0">
            <text:p>0</text:p>
          </table:table-cell>
          <table:table-cell table:formula="of:=[.E70]" office:value-type="float" office:value="0">
            <text:p>0</text:p>
          </table:table-cell>
          <table:table-cell table:style-name="ce93" table:formula="of:=[.I70]/102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71]&lt;&gt;&quot;&quot;;DEC2HEX(HEX2DEC([.C$7])+HEX2DEC([.F71]));DEC2HEX(HEX2DEC([.B70])+[.E71]))" office:value-type="string" office:string-value="80000000">
            <text:p>80000000</text:p>
          </table:table-cell>
          <table:table-cell table:style-name="ce84" table:formula="of:=IF([.E71]&lt;&gt;&quot;&quot;;DEC2HEX(HEX2DEC([.B71]) + [.E71]);DEC2HEX(HEX2DEC([.B72])))" office:value-type="string" office:string-value="80800000">
            <text:p>80800000</text:p>
          </table:table-cell>
          <table:table-cell table:style-name="ce86" office:value-type="string">
            <text:p>RDRAM</text:p>
          </table:table-cell>
          <table:table-cell table:style-name="ce62" table:formula="of:=8*1024^2" office:value-type="float" office:value="8388608">
            <text:p>8388608</text:p>
          </table:table-cell>
          <table:table-cell table:style-name="ce62" office:value-type="float" office:value="0">
            <text:p>0</text:p>
          </table:table-cell>
          <table:table-cell table:style-name="ce62" table:formula="of:=IF([.E71]&lt;&gt;&quot;&quot;;HEX2DEC([.B72])-HEX2DEC([.B71])-[.E71];0)" office:value-type="float" office:value="8388608">
            <text:p>8388608</text:p>
          </table:table-cell>
          <table:table-cell table:style-name="ce89" table:formula="of:=[.G71]/(1024^2)" office:value-type="float" office:value="8">
            <text:p>8</text:p>
          </table:table-cell>
          <table:table-cell table:formula="of:=IF([.E71]&lt;&gt;&quot;&quot;;[.E71];HEX2DEC([.B73])-HEX2DEC([.B71]))" office:value-type="float" office:value="8388608">
            <text:p>8388608</text:p>
          </table:table-cell>
          <table:table-cell table:style-name="ce93" table:formula="of:=[.I71]/1024" office:value-type="float" office:value="8192">
            <text:p>8192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72]&lt;&gt;&quot;&quot;;DEC2HEX(HEX2DEC([.C$7])+HEX2DEC([.F72]));DEC2HEX(HEX2DEC([.B71])+[.E72]))" office:value-type="string" office:string-value="81000000">
            <text:p>81000000</text:p>
          </table:table-cell>
          <table:table-cell table:style-name="ce84" table:formula="of:=IF([.E72]&lt;&gt;&quot;&quot;;DEC2HEX(HEX2DEC([.B72]) + [.E72]);DEC2HEX(HEX2DEC(#REF!)))" office:value-type="string" office:string-value="83000000">
            <text:p>83000000</text:p>
          </table:table-cell>
          <table:table-cell table:style-name="ce86" office:value-type="string">
            <text:p>ARM Recompiled Code</text:p>
          </table:table-cell>
          <table:table-cell table:style-name="ce62" table:formula="of:=32*1024*1024" office:value-type="float" office:value="33554432">
            <text:p>33554432</text:p>
          </table:table-cell>
          <table:table-cell table:style-name="ce62" office:value-type="float" office:value="1000000">
            <text:p>1000000</text:p>
          </table:table-cell>
          <table:table-cell table:style-name="ce62" table:formula="of:=IF([.E72]&lt;&gt;&quot;&quot;;HEX2DEC([.B73])-HEX2DEC([.B72])-[.E72];0)" office:value-type="float" office:value="15728640">
            <text:p>15728640</text:p>
          </table:table-cell>
          <table:table-cell table:style-name="ce89" table:formula="of:=[.G72]/(1024^2)" office:value-type="float" office:value="15">
            <text:p>15</text:p>
          </table:table-cell>
          <table:table-cell table:formula="of:=IF([.E72]&lt;&gt;&quot;&quot;;[.E72];HEX2DEC([.B74])-HEX2DEC([.B72]))" office:value-type="float" office:value="33554432">
            <text:p>33554432</text:p>
          </table:table-cell>
          <table:table-cell table:style-name="ce93" table:formula="of:=[.I72]/1024" office:value-type="float" office:value="32768">
            <text:p>32768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73]&lt;&gt;&quot;&quot;;DEC2HEX(HEX2DEC([.C$7])+HEX2DEC([.F73]));DEC2HEX(HEX2DEC(#REF!)+[.E73]))" office:value-type="string" office:string-value="83F00000">
            <text:p>83F00000</text:p>
          </table:table-cell>
          <table:table-cell table:style-name="ce84" table:formula="of:=IF([.E73]&lt;&gt;&quot;&quot;;DEC2HEX(HEX2DEC([.B73]) + [.E73]);DEC2HEX(HEX2DEC([.B74])))" office:value-type="string" office:string-value="83F00028">
            <text:p>83F00028</text:p>
          </table:table-cell>
          <table:table-cell table:style-name="ce86" office:value-type="string">
            <text:p>RDRAMregs</text:p>
          </table:table-cell>
          <table:table-cell table:style-name="ce62" office:value-type="float" office:value="40">
            <text:p>40</text:p>
          </table:table-cell>
          <table:table-cell table:style-name="ce62" office:value-type="string">
            <text:p>3F00000</text:p>
          </table:table-cell>
          <table:table-cell table:style-name="ce62" table:formula="of:=IF([.E73]&lt;&gt;&quot;&quot;;HEX2DEC([.B75])-HEX2DEC([.B73])-[.E73];0)" office:value-type="float" office:value="1048536">
            <text:p>1048536</text:p>
          </table:table-cell>
          <table:table-cell table:style-name="ce89" table:formula="of:=[.G73]/(1024^2)" office:value-type="float" office:value="0.999961853027344">
            <text:p>1</text:p>
          </table:table-cell>
          <table:table-cell table:formula="of:=IF([.E73]&lt;&gt;&quot;&quot;;[.E73];HEX2DEC([.B75])-HEX2DEC([.B73]))" office:value-type="float" office:value="40">
            <text:p>40</text:p>
          </table:table-cell>
          <table:table-cell table:style-name="ce93" table:formula="of:=[.I73]/1024" office:value-type="float" office:value="0.0390625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74]&lt;&gt;&quot;&quot;;DEC2HEX(HEX2DEC([.C$7])+HEX2DEC([.F74]));DEC2HEX(HEX2DEC([.B73])+[.E74]))" office:value-type="string" office:string-value="83F00028">
            <text:p>83F00028</text:p>
          </table:table-cell>
          <table:table-cell table:style-name="ce84" table:formula="of:=IF([.E74]&lt;&gt;&quot;&quot;;DEC2HEX(HEX2DEC([.B74]) + [.E74]);DEC2HEX(HEX2DEC([.B75])))" office:value-type="string" office:string-value="83F01308">
            <text:p>83F01308</text:p>
          </table:table-cell>
          <table:table-cell table:style-name="ce86" office:value-type="string">
            <office:annotation draw:style-name="gr1" draw:text-style-name="P1" svg:width="2.899cm" svg:height="0.596cm" svg:x="10.022cm" svg:y="29.66cm" draw:caption-point-x="-0.61cm" draw:caption-point-y="1.51cm">
              <dc:date>2014-09-12T00:00:00</dc:date>
              <text:p text:style-name="P1"><text:span text:style-name="T1">See above table</text:span></text:p>
            </office:annotation>
            <text:p>Emulated Register Store</text:p>
          </table:table-cell>
          <table:table-cell table:style-name="ce62" table:formula="of:=4096+[.E65]" office:value-type="float" office:value="4832">
            <text:p>4832</text:p>
          </table:table-cell>
          <table:table-cell table:style-name="ce62" office:value-type="string">
            <text:p>3F00028</text:p>
          </table:table-cell>
          <table:table-cell table:style-name="ce62" table:formula="of:=IF([.E74]&lt;&gt;&quot;&quot;;HEX2DEC([.B76])-HEX2DEC([.B74])-[.E74];0)" office:value-type="float" office:value="2092280">
            <text:p>2092280</text:p>
          </table:table-cell>
          <table:table-cell table:style-name="ce89" table:formula="of:=[.G74]/(1024^2)" office:value-type="float" office:value="1.99535369873047">
            <text:p>2</text:p>
          </table:table-cell>
          <table:table-cell table:formula="of:=IF([.E74]&lt;&gt;&quot;&quot;;[.E74];HEX2DEC([.B76])-HEX2DEC([.B74]))" office:value-type="float" office:value="4832">
            <text:p>4832</text:p>
          </table:table-cell>
          <table:table-cell table:style-name="ce93" table:formula="of:=[.I74]/1024" office:value-type="float" office:value="4.71875">
            <text:p>5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75]&lt;&gt;&quot;&quot;;DEC2HEX(HEX2DEC([.C$7])+HEX2DEC([.F75]));DEC2HEX(HEX2DEC([.B74])+[.E75]))" office:value-type="string" office:string-value="84000000">
            <text:p>84000000</text:p>
          </table:table-cell>
          <table:table-cell table:style-name="ce84" table:formula="of:=IF([.E75]&lt;&gt;&quot;&quot;;DEC2HEX(HEX2DEC([.B75]) + [.E75]);DEC2HEX(HEX2DEC([.B76])))" office:value-type="string" office:string-value="84080008">
            <text:p>84080008</text:p>
          </table:table-cell>
          <table:table-cell table:style-name="ce86" office:value-type="string">
            <text:p>SP Registers</text:p>
          </table:table-cell>
          <table:table-cell table:style-name="ce62" table:formula="of:=HEX2DEC(&quot;80008&quot;)" office:value-type="float" office:value="524296">
            <text:p>524296</text:p>
          </table:table-cell>
          <table:table-cell table:style-name="ce62" office:value-type="float" office:value="4000000">
            <text:p>4000000</text:p>
          </table:table-cell>
          <table:table-cell table:style-name="ce62" table:formula="of:=IF([.E75]&lt;&gt;&quot;&quot;;HEX2DEC([.B76])-HEX2DEC([.B75])-[.E75];0)" office:value-type="float" office:value="524280">
            <text:p>524280</text:p>
          </table:table-cell>
          <table:table-cell table:style-name="ce89" table:formula="of:=[.G75]/(1024^2)" office:value-type="float" office:value="0.499992370605469">
            <text:p>0</text:p>
          </table:table-cell>
          <table:table-cell table:formula="of:=IF([.E75]&lt;&gt;&quot;&quot;;[.E75];HEX2DEC([.B76])-HEX2DEC([.B75]))" office:value-type="float" office:value="524296">
            <text:p>524296</text:p>
          </table:table-cell>
          <table:table-cell table:style-name="ce93" table:formula="of:=[.I75]/1024" office:value-type="float" office:value="512.0078125">
            <text:p>512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76]&lt;&gt;&quot;&quot;;DEC2HEX(HEX2DEC([.C$7])+HEX2DEC([.F76]));DEC2HEX(HEX2DEC([.B75])+[.E76]))" office:value-type="string" office:string-value="84100000">
            <text:p>84100000</text:p>
          </table:table-cell>
          <table:table-cell table:style-name="ce84" table:formula="of:=IF([.E76]&lt;&gt;&quot;&quot;;DEC2HEX(HEX2DEC([.B76]) + [.E76]);DEC2HEX(HEX2DEC([.B77])))" office:value-type="string" office:string-value="84100020">
            <text:p>84100020</text:p>
          </table:table-cell>
          <table:table-cell table:style-name="ce86" office:value-type="string">
            <text:p>DP Command</text:p>
          </table:table-cell>
          <table:table-cell table:style-name="ce62" table:formula="of:=HEX2DEC(20)" office:value-type="float" office:value="32">
            <text:p>32</text:p>
          </table:table-cell>
          <table:table-cell table:style-name="ce62" office:value-type="float" office:value="4100000">
            <text:p>4100000</text:p>
          </table:table-cell>
          <table:table-cell table:style-name="ce62" table:formula="of:=IF([.E76]&lt;&gt;&quot;&quot;;HEX2DEC([.B77])-HEX2DEC([.B76])-[.E76];0)" office:value-type="float" office:value="1048544">
            <text:p>1048544</text:p>
          </table:table-cell>
          <table:table-cell table:style-name="ce89" table:formula="of:=[.G76]/(1024^2)" office:value-type="float" office:value="0.999969482421875">
            <text:p>1</text:p>
          </table:table-cell>
          <table:table-cell table:formula="of:=IF([.E76]&lt;&gt;&quot;&quot;;[.E76];HEX2DEC([.B77])-HEX2DEC([.B76]))" office:value-type="float" office:value="32">
            <text:p>32</text:p>
          </table:table-cell>
          <table:table-cell table:style-name="ce93" table:formula="of:=[.I76]/1024" office:value-type="float" office:value="0.03125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77]&lt;&gt;&quot;&quot;;DEC2HEX(HEX2DEC([.C$7])+HEX2DEC([.F77]));DEC2HEX(HEX2DEC([.B76])+[.E77]))" office:value-type="string" office:string-value="84200000">
            <text:p>84200000</text:p>
          </table:table-cell>
          <table:table-cell table:style-name="ce84" table:formula="of:=IF([.E77]&lt;&gt;&quot;&quot;;DEC2HEX(HEX2DEC([.B77]) + [.E77]);DEC2HEX(HEX2DEC([.B78])))" office:value-type="string" office:string-value="84200010">
            <text:p>84200010</text:p>
          </table:table-cell>
          <table:table-cell table:style-name="ce86" office:value-type="string">
            <text:p>DP Span</text:p>
          </table:table-cell>
          <table:table-cell table:style-name="ce62" table:formula="of:=HEX2DEC(10)" office:value-type="float" office:value="16">
            <text:p>16</text:p>
          </table:table-cell>
          <table:table-cell table:style-name="ce62" office:value-type="float" office:value="4200000">
            <text:p>4200000</text:p>
          </table:table-cell>
          <table:table-cell table:style-name="ce62" table:formula="of:=IF([.E77]&lt;&gt;&quot;&quot;;HEX2DEC([.B78])-HEX2DEC([.B77])-[.E77];0)" office:value-type="float" office:value="1048560">
            <text:p>1048560</text:p>
          </table:table-cell>
          <table:table-cell table:style-name="ce89" table:formula="of:=[.G77]/(1024^2)" office:value-type="float" office:value="0.999984741210938">
            <text:p>1</text:p>
          </table:table-cell>
          <table:table-cell table:formula="of:=IF([.E77]&lt;&gt;&quot;&quot;;[.E77];HEX2DEC([.B78])-HEX2DEC([.B77]))" office:value-type="float" office:value="16">
            <text:p>16</text:p>
          </table:table-cell>
          <table:table-cell table:style-name="ce93" table:formula="of:=[.I77]/1024" office:value-type="float" office:value="0.015625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78]&lt;&gt;&quot;&quot;;DEC2HEX(HEX2DEC([.C$7])+HEX2DEC([.F78]));DEC2HEX(HEX2DEC([.B77])+[.E78]))" office:value-type="string" office:string-value="84300000">
            <text:p>84300000</text:p>
          </table:table-cell>
          <table:table-cell table:style-name="ce84" table:formula="of:=IF([.E78]&lt;&gt;&quot;&quot;;DEC2HEX(HEX2DEC([.B78]) + [.E78]);DEC2HEX(HEX2DEC([.B79])))" office:value-type="string" office:string-value="84300010">
            <text:p>84300010</text:p>
          </table:table-cell>
          <table:table-cell table:style-name="ce86" office:value-type="string">
            <text:p>MI </text:p>
          </table:table-cell>
          <table:table-cell table:style-name="ce62" table:formula="of:=HEX2DEC(10)" office:value-type="float" office:value="16">
            <text:p>16</text:p>
          </table:table-cell>
          <table:table-cell table:style-name="ce62" office:value-type="float" office:value="4300000">
            <text:p>4300000</text:p>
          </table:table-cell>
          <table:table-cell table:style-name="ce62" table:formula="of:=IF([.E78]&lt;&gt;&quot;&quot;;HEX2DEC([.B79])-HEX2DEC([.B78])-[.E78];0)" office:value-type="float" office:value="1048560">
            <text:p>1048560</text:p>
          </table:table-cell>
          <table:table-cell table:style-name="ce89" table:formula="of:=[.G78]/(1024^2)" office:value-type="float" office:value="0.999984741210938">
            <text:p>1</text:p>
          </table:table-cell>
          <table:table-cell table:formula="of:=IF([.E78]&lt;&gt;&quot;&quot;;[.E78];HEX2DEC([.B79])-HEX2DEC([.B78]))" office:value-type="float" office:value="16">
            <text:p>16</text:p>
          </table:table-cell>
          <table:table-cell table:style-name="ce93" table:formula="of:=[.I78]/1024" office:value-type="float" office:value="0.015625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79]&lt;&gt;&quot;&quot;;DEC2HEX(HEX2DEC([.C$7])+HEX2DEC([.F79]));DEC2HEX(HEX2DEC([.B78])+[.E79]))" office:value-type="string" office:string-value="84400000">
            <text:p>84400000</text:p>
          </table:table-cell>
          <table:table-cell table:style-name="ce84" table:formula="of:=IF([.E79]&lt;&gt;&quot;&quot;;DEC2HEX(HEX2DEC([.B79]) + [.E79]);DEC2HEX(HEX2DEC([.B80])))" office:value-type="string" office:string-value="84400038">
            <text:p>84400038</text:p>
          </table:table-cell>
          <table:table-cell table:style-name="ce86" office:value-type="string">
            <text:p>VI</text:p>
          </table:table-cell>
          <table:table-cell table:style-name="ce62" table:formula="of:=HEX2DEC(38)" office:value-type="float" office:value="56">
            <text:p>56</text:p>
          </table:table-cell>
          <table:table-cell table:style-name="ce62" office:value-type="float" office:value="4400000">
            <text:p>4400000</text:p>
          </table:table-cell>
          <table:table-cell table:style-name="ce62" table:formula="of:=IF([.E79]&lt;&gt;&quot;&quot;;HEX2DEC([.B80])-HEX2DEC([.B79])-[.E79];0)" office:value-type="float" office:value="1048520">
            <text:p>1048520</text:p>
          </table:table-cell>
          <table:table-cell table:style-name="ce89" table:formula="of:=[.G79]/(1024^2)" office:value-type="float" office:value="0.999946594238281">
            <text:p>1</text:p>
          </table:table-cell>
          <table:table-cell table:formula="of:=IF([.E79]&lt;&gt;&quot;&quot;;[.E79];HEX2DEC([.B80])-HEX2DEC([.B79]))" office:value-type="float" office:value="56">
            <text:p>56</text:p>
          </table:table-cell>
          <table:table-cell table:style-name="ce93" table:formula="of:=[.I79]/1024" office:value-type="float" office:value="0.0546875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80]&lt;&gt;&quot;&quot;;DEC2HEX(HEX2DEC([.C$7])+HEX2DEC([.F80]));DEC2HEX(HEX2DEC([.B79])+[.E80]))" office:value-type="string" office:string-value="84500000">
            <text:p>84500000</text:p>
          </table:table-cell>
          <table:table-cell table:style-name="ce84" table:formula="of:=IF([.E80]&lt;&gt;&quot;&quot;;DEC2HEX(HEX2DEC([.B80]) + [.E80]);DEC2HEX(HEX2DEC([.B81])))" office:value-type="string" office:string-value="84500018">
            <text:p>84500018</text:p>
          </table:table-cell>
          <table:table-cell table:style-name="ce86" office:value-type="string">
            <text:p>AI</text:p>
          </table:table-cell>
          <table:table-cell table:style-name="ce62" table:formula="of:=HEX2DEC(18)" office:value-type="float" office:value="24">
            <text:p>24</text:p>
          </table:table-cell>
          <table:table-cell table:style-name="ce62" office:value-type="float" office:value="4500000">
            <text:p>4500000</text:p>
          </table:table-cell>
          <table:table-cell table:style-name="ce62" table:formula="of:=IF([.E80]&lt;&gt;&quot;&quot;;HEX2DEC([.B81])-HEX2DEC([.B80])-[.E80];0)" office:value-type="float" office:value="1048552">
            <text:p>1048552</text:p>
          </table:table-cell>
          <table:table-cell table:style-name="ce89" table:formula="of:=[.G80]/(1024^2)" office:value-type="float" office:value="0.999977111816406">
            <text:p>1</text:p>
          </table:table-cell>
          <table:table-cell table:formula="of:=IF([.E80]&lt;&gt;&quot;&quot;;[.E80];HEX2DEC([.B81])-HEX2DEC([.B80]))" office:value-type="float" office:value="24">
            <text:p>24</text:p>
          </table:table-cell>
          <table:table-cell table:style-name="ce93" table:formula="of:=[.I80]/1024" office:value-type="float" office:value="0.0234375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81]&lt;&gt;&quot;&quot;;DEC2HEX(HEX2DEC([.C$7])+HEX2DEC([.F81]));DEC2HEX(HEX2DEC([.B80])+[.E81]))" office:value-type="string" office:string-value="84600000">
            <text:p>84600000</text:p>
          </table:table-cell>
          <table:table-cell table:style-name="ce84" table:formula="of:=IF([.E81]&lt;&gt;&quot;&quot;;DEC2HEX(HEX2DEC([.B81]) + [.E81]);DEC2HEX(HEX2DEC([.B82])))" office:value-type="string" office:string-value="84600034">
            <text:p>84600034</text:p>
          </table:table-cell>
          <table:table-cell table:style-name="ce86" office:value-type="string">
            <text:p>PI</text:p>
          </table:table-cell>
          <table:table-cell table:style-name="ce62" table:formula="of:=HEX2DEC(34)" office:value-type="float" office:value="52">
            <text:p>52</text:p>
          </table:table-cell>
          <table:table-cell table:style-name="ce62" office:value-type="float" office:value="4600000">
            <text:p>4600000</text:p>
          </table:table-cell>
          <table:table-cell table:style-name="ce62" table:formula="of:=IF([.E81]&lt;&gt;&quot;&quot;;HEX2DEC([.B82])-HEX2DEC([.B81])-[.E81];0)" office:value-type="float" office:value="1048524">
            <text:p>1048524</text:p>
          </table:table-cell>
          <table:table-cell table:style-name="ce89" table:formula="of:=[.G81]/(1024^2)" office:value-type="float" office:value="0.999950408935547">
            <text:p>1</text:p>
          </table:table-cell>
          <table:table-cell table:formula="of:=IF([.E81]&lt;&gt;&quot;&quot;;[.E81];HEX2DEC([.B82])-HEX2DEC([.B81]))" office:value-type="float" office:value="52">
            <text:p>52</text:p>
          </table:table-cell>
          <table:table-cell table:style-name="ce93" table:formula="of:=[.I81]/1024" office:value-type="float" office:value="0.05078125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82]&lt;&gt;&quot;&quot;;DEC2HEX(HEX2DEC([.C$7])+HEX2DEC([.F82]));DEC2HEX(HEX2DEC([.B81])+[.E82]))" office:value-type="string" office:string-value="84700000">
            <text:p>84700000</text:p>
          </table:table-cell>
          <table:table-cell table:style-name="ce84" table:formula="of:=IF([.E82]&lt;&gt;&quot;&quot;;DEC2HEX(HEX2DEC([.B82]) + [.E82]);DEC2HEX(HEX2DEC([.B83])))" office:value-type="string" office:string-value="84700020">
            <text:p>84700020</text:p>
          </table:table-cell>
          <table:table-cell table:style-name="ce86" office:value-type="string">
            <text:p>RI</text:p>
          </table:table-cell>
          <table:table-cell table:style-name="ce62" table:formula="of:=HEX2DEC(20)" office:value-type="float" office:value="32">
            <text:p>32</text:p>
          </table:table-cell>
          <table:table-cell table:style-name="ce62" office:value-type="float" office:value="4700000">
            <text:p>4700000</text:p>
          </table:table-cell>
          <table:table-cell table:style-name="ce62" table:formula="of:=IF([.E82]&lt;&gt;&quot;&quot;;HEX2DEC([.B83])-HEX2DEC([.B82])-[.E82];0)" office:value-type="float" office:value="1048544">
            <text:p>1048544</text:p>
          </table:table-cell>
          <table:table-cell table:style-name="ce89" table:formula="of:=[.G82]/(1024^2)" office:value-type="float" office:value="0.999969482421875">
            <text:p>1</text:p>
          </table:table-cell>
          <table:table-cell table:formula="of:=IF([.E82]&lt;&gt;&quot;&quot;;[.E82];HEX2DEC([.B83])-HEX2DEC([.B82]))" office:value-type="float" office:value="32">
            <text:p>32</text:p>
          </table:table-cell>
          <table:table-cell table:style-name="ce93" table:formula="of:=[.I82]/1024" office:value-type="float" office:value="0.03125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83]&lt;&gt;&quot;&quot;;DEC2HEX(HEX2DEC([.C$7])+HEX2DEC([.F83]));DEC2HEX(HEX2DEC([.B82])+[.E83]))" office:value-type="string" office:string-value="84800000">
            <text:p>84800000</text:p>
          </table:table-cell>
          <table:table-cell table:style-name="ce84" table:formula="of:=IF([.E83]&lt;&gt;&quot;&quot;;DEC2HEX(HEX2DEC([.B83]) + [.E83]);DEC2HEX(HEX2DEC([.B84])))" office:value-type="string" office:string-value="8480001C">
            <text:p>8480001C</text:p>
          </table:table-cell>
          <table:table-cell table:style-name="ce86" office:value-type="string">
            <text:p>SI</text:p>
          </table:table-cell>
          <table:table-cell table:style-name="ce62" table:formula="of:=HEX2DEC(&quot;1c&quot;)" office:value-type="float" office:value="28">
            <text:p>28</text:p>
          </table:table-cell>
          <table:table-cell table:style-name="ce62" office:value-type="float" office:value="4800000">
            <text:p>4800000</text:p>
          </table:table-cell>
          <table:table-cell table:style-name="ce62" table:formula="of:=IF([.E83]&lt;&gt;&quot;&quot;;HEX2DEC([.B84])-HEX2DEC([.B83])-[.E83];0)" office:value-type="float" office:value="8388580">
            <text:p>8388580</text:p>
          </table:table-cell>
          <table:table-cell table:style-name="ce89" table:formula="of:=[.G83]/(1024^2)" office:value-type="float" office:value="7.99997329711914">
            <text:p>8</text:p>
          </table:table-cell>
          <table:table-cell table:formula="of:=IF([.E83]&lt;&gt;&quot;&quot;;[.E83];HEX2DEC([.B84])-HEX2DEC([.B83]))" office:value-type="float" office:value="28">
            <text:p>28</text:p>
          </table:table-cell>
          <table:table-cell table:style-name="ce93" table:formula="of:=[.I83]/1024" office:value-type="float" office:value="0.02734375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84]&lt;&gt;&quot;&quot;;DEC2HEX(HEX2DEC([.C$7])+HEX2DEC([.F84]));DEC2HEX(HEX2DEC([.B83])+[.E84]))" office:value-type="string" office:string-value="85000000">
            <text:p>85000000</text:p>
          </table:table-cell>
          <table:table-cell table:style-name="ce84" table:formula="of:=IF([.E84]&lt;&gt;&quot;&quot;;DEC2HEX(HEX2DEC([.B84]) + [.E84]);DEC2HEX(HEX2DEC([.B85])))" office:value-type="string" office:string-value="86000000">
            <text:p>86000000</text:p>
          </table:table-cell>
          <table:table-cell table:style-name="ce86" office:value-type="string">
            <text:p>Cart 2,1</text:p>
          </table:table-cell>
          <table:table-cell table:style-name="ce62"/>
          <table:table-cell table:style-name="ce62" office:value-type="float" office:value="5000000">
            <text:p>5000000</text:p>
          </table:table-cell>
          <table:table-cell table:style-name="ce62" table:formula="of:=IF([.E84]&lt;&gt;&quot;&quot;;HEX2DEC([.B85])-HEX2DEC([.B84])-[.E84];0)" office:value-type="float" office:value="0">
            <text:p>0</text:p>
          </table:table-cell>
          <table:table-cell table:style-name="ce89" table:formula="of:=[.G84]/(1024^2)" office:value-type="float" office:value="0">
            <text:p>0</text:p>
          </table:table-cell>
          <table:table-cell table:formula="of:=IF([.E84]&lt;&gt;&quot;&quot;;[.E84];HEX2DEC([.B85])-HEX2DEC([.B84]))" office:value-type="float" office:value="16777216">
            <text:p>16777216</text:p>
          </table:table-cell>
          <table:table-cell table:style-name="ce93" table:formula="of:=[.I84]/1024" office:value-type="float" office:value="16384">
            <text:p>16384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85]&lt;&gt;&quot;&quot;;DEC2HEX(HEX2DEC([.C$7])+HEX2DEC([.F85]));DEC2HEX(HEX2DEC([.B84])+[.E85]))" office:value-type="string" office:string-value="86000000">
            <text:p>86000000</text:p>
          </table:table-cell>
          <table:table-cell table:style-name="ce84" table:formula="of:=IF([.E85]&lt;&gt;&quot;&quot;;DEC2HEX(HEX2DEC([.B85]) + [.E85]);DEC2HEX(HEX2DEC([.B86])))" office:value-type="string" office:string-value="88000000">
            <text:p>88000000</text:p>
          </table:table-cell>
          <table:table-cell table:style-name="ce86" office:value-type="string">
            <text:p>Cart 1,1</text:p>
          </table:table-cell>
          <table:table-cell table:style-name="ce62"/>
          <table:table-cell table:style-name="ce62" office:value-type="float" office:value="6000000">
            <text:p>6000000</text:p>
          </table:table-cell>
          <table:table-cell table:style-name="ce62" table:formula="of:=IF([.E85]&lt;&gt;&quot;&quot;;HEX2DEC([.B86])-HEX2DEC([.B85])-[.E85];0)" office:value-type="float" office:value="0">
            <text:p>0</text:p>
          </table:table-cell>
          <table:table-cell table:style-name="ce89" table:formula="of:=[.G85]/(1024^2)" office:value-type="float" office:value="0">
            <text:p>0</text:p>
          </table:table-cell>
          <table:table-cell table:formula="of:=IF([.E85]&lt;&gt;&quot;&quot;;[.E85];HEX2DEC([.B86])-HEX2DEC([.B85]))" office:value-type="float" office:value="33554432">
            <text:p>33554432</text:p>
          </table:table-cell>
          <table:table-cell table:style-name="ce93" table:formula="of:=[.I85]/1024" office:value-type="float" office:value="32768">
            <text:p>32768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86]&lt;&gt;&quot;&quot;;DEC2HEX(HEX2DEC([.C$7])+HEX2DEC([.F86]));DEC2HEX(HEX2DEC([.B85])+[.E86]))" office:value-type="string" office:string-value="88000000">
            <text:p>88000000</text:p>
          </table:table-cell>
          <table:table-cell table:style-name="ce84" table:formula="of:=IF([.E86]&lt;&gt;&quot;&quot;;DEC2HEX(HEX2DEC([.B86]) + [.E86]);DEC2HEX(HEX2DEC([.B87])))" office:value-type="string" office:string-value="90000000">
            <text:p>90000000</text:p>
          </table:table-cell>
          <table:table-cell table:style-name="ce86" office:value-type="string">
            <text:p>Cart 1,1 SRAM</text:p>
          </table:table-cell>
          <table:table-cell table:style-name="ce62"/>
          <table:table-cell table:style-name="ce62" office:value-type="float" office:value="8000000">
            <text:p>8000000</text:p>
          </table:table-cell>
          <table:table-cell table:style-name="ce62" table:formula="of:=IF([.E86]&lt;&gt;&quot;&quot;;HEX2DEC([.B87])-HEX2DEC([.B86])-[.E86];0)" office:value-type="float" office:value="0">
            <text:p>0</text:p>
          </table:table-cell>
          <table:table-cell table:style-name="ce89" table:formula="of:=[.G86]/(1024^2)" office:value-type="float" office:value="0">
            <text:p>0</text:p>
          </table:table-cell>
          <table:table-cell table:formula="of:=IF([.E86]&lt;&gt;&quot;&quot;;[.E86];HEX2DEC([.B87])-HEX2DEC([.B86]))" office:value-type="float" office:value="134217728">
            <text:p>134217728</text:p>
          </table:table-cell>
          <table:table-cell table:style-name="ce93" table:formula="of:=[.I86]/1024" office:value-type="float" office:value="131072">
            <text:p>131072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87]&lt;&gt;&quot;&quot;;DEC2HEX(HEX2DEC([.C$7])+HEX2DEC([.F87]));DEC2HEX(HEX2DEC([.B86])+[.E87]))" office:value-type="string" office:string-value="90000000">
            <text:p>90000000</text:p>
          </table:table-cell>
          <table:table-cell table:style-name="ce84" table:formula="of:=IF([.E87]&lt;&gt;&quot;&quot;;DEC2HEX(HEX2DEC([.B87]) + [.E87]);DEC2HEX(HEX2DEC([.B88])))" office:value-type="string" office:string-value="90000040">
            <text:p>90000040</text:p>
          </table:table-cell>
          <table:table-cell table:style-name="ce86" office:value-type="string">
            <text:p>Cart 1,2 (ROM Header)</text:p>
          </table:table-cell>
          <table:table-cell table:style-name="ce62" table:formula="of:=HEX2DEC(&quot;40&quot;)" office:value-type="float" office:value="64">
            <text:p>64</text:p>
          </table:table-cell>
          <table:table-cell table:style-name="ce62" office:value-type="float" office:value="10000000">
            <text:p>10000000</text:p>
          </table:table-cell>
          <table:table-cell table:style-name="ce62" table:formula="of:=IF([.E87]&lt;&gt;&quot;&quot;;HEX2DEC([.B88])-HEX2DEC([.B87])-[.E87];0)" office:value-type="float" office:value="264241088">
            <text:p>264241088</text:p>
          </table:table-cell>
          <table:table-cell table:style-name="ce89" table:formula="of:=[.G87]/(1024^2)" office:value-type="float" office:value="251.999938964844">
            <text:p>252</text:p>
          </table:table-cell>
          <table:table-cell table:formula="of:=IF([.E87]&lt;&gt;&quot;&quot;;[.E87];HEX2DEC([.B88])-HEX2DEC([.B87]))" office:value-type="float" office:value="64">
            <text:p>64</text:p>
          </table:table-cell>
          <table:table-cell table:style-name="ce93" table:formula="of:=[.I87]/1024" office:value-type="float" office:value="0.0625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88]&lt;&gt;&quot;&quot;;DEC2HEX(HEX2DEC([.C$7])+HEX2DEC([.F88]));DEC2HEX(HEX2DEC([.B87])+[.E88]))" office:value-type="string" office:string-value="9FC00000">
            <text:p>9FC00000</text:p>
          </table:table-cell>
          <table:table-cell table:style-name="ce84" table:formula="of:=IF([.E88]&lt;&gt;&quot;&quot;;DEC2HEX(HEX2DEC([.B88]) + [.E88]);DEC2HEX(HEX2DEC([.B89])))" office:value-type="string" office:string-value="9FC007C0">
            <text:p>9FC007C0</text:p>
          </table:table-cell>
          <table:table-cell table:style-name="ce86" office:value-type="string">
            <text:p>PIF Boot ROM</text:p>
          </table:table-cell>
          <table:table-cell table:style-name="ce62" table:formula="of:=HEX2DEC(&quot;7c0&quot;)" office:value-type="float" office:value="1984">
            <text:p>1984</text:p>
          </table:table-cell>
          <table:table-cell table:style-name="ce62" office:value-type="string">
            <text:p>1FC00000</text:p>
          </table:table-cell>
          <table:table-cell table:style-name="ce62" table:formula="of:=IF([.E88]&lt;&gt;&quot;&quot;;HEX2DEC([.B89])-HEX2DEC([.B88])-[.E88];0)" office:value-type="float" office:value="0">
            <text:p>0</text:p>
          </table:table-cell>
          <table:table-cell table:style-name="ce89" table:formula="of:=[.G88]/(1024^2)" office:value-type="float" office:value="0">
            <text:p>0</text:p>
          </table:table-cell>
          <table:table-cell table:formula="of:=IF([.E88]&lt;&gt;&quot;&quot;;[.E88];HEX2DEC([.B89])-HEX2DEC([.B88]))" office:value-type="float" office:value="1984">
            <text:p>1984</text:p>
          </table:table-cell>
          <table:table-cell table:style-name="ce93" table:formula="of:=[.I88]/1024" office:value-type="float" office:value="1.9375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89]&lt;&gt;&quot;&quot;;DEC2HEX(HEX2DEC([.C$7])+HEX2DEC([.F89]));DEC2HEX(HEX2DEC([.B88])+[.E89]))" office:value-type="string" office:string-value="9FC007C0">
            <text:p>9FC007C0</text:p>
          </table:table-cell>
          <table:table-cell table:style-name="ce84" table:formula="of:=IF([.E89]&lt;&gt;&quot;&quot;;DEC2HEX(HEX2DEC([.B89]) + [.E89]);DEC2HEX(HEX2DEC([.B90])))" office:value-type="string" office:string-value="9FC00800">
            <text:p>9FC00800</text:p>
          </table:table-cell>
          <table:table-cell table:style-name="ce86" office:value-type="string">
            <text:p>PIF RAM</text:p>
          </table:table-cell>
          <table:table-cell table:style-name="ce62" table:formula="of:=HEX2DEC(&quot;800&quot;)-HEX2DEC(&quot;7c0&quot;)" office:value-type="float" office:value="64">
            <text:p>64</text:p>
          </table:table-cell>
          <table:table-cell table:style-name="ce62" office:value-type="string">
            <text:p>1fc007c0</text:p>
          </table:table-cell>
          <table:table-cell table:style-name="ce62" table:formula="of:=IF([.E89]&lt;&gt;&quot;&quot;;HEX2DEC([.B90])-HEX2DEC([.B89])-[.E89];0)" office:value-type="float" office:value="1046528">
            <text:p>1046528</text:p>
          </table:table-cell>
          <table:table-cell table:style-name="ce89" table:formula="of:=[.G89]/(1024^2)" office:value-type="float" office:value="0.998046875">
            <text:p>1</text:p>
          </table:table-cell>
          <table:table-cell table:formula="of:=IF([.E89]&lt;&gt;&quot;&quot;;[.E89];HEX2DEC([.B90])-HEX2DEC([.B89]))" office:value-type="float" office:value="64">
            <text:p>64</text:p>
          </table:table-cell>
          <table:table-cell table:style-name="ce93" table:formula="of:=[.I89]/1024" office:value-type="float" office:value="0.0625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90]&lt;&gt;&quot;&quot;;DEC2HEX(HEX2DEC([.C$7])+HEX2DEC([.F90]));DEC2HEX(HEX2DEC([.B89])+[.E90]))" office:value-type="string" office:string-value="9FD00000">
            <text:p>9FD00000</text:p>
          </table:table-cell>
          <table:table-cell table:style-name="ce84" table:formula="of:=IF([.E90]&lt;&gt;&quot;&quot;;DEC2HEX(HEX2DEC([.B90]) + [.E90]);DEC2HEX(HEX2DEC([.B91])))" office:value-type="string" office:string-value="9FD00000">
            <text:p>9FD00000</text:p>
          </table:table-cell>
          <table:table-cell table:style-name="ce86" office:value-type="string">
            <text:p>Cart 1,3</text:p>
          </table:table-cell>
          <table:table-cell table:style-name="ce62" office:value-type="float" office:value="0">
            <text:p>0</text:p>
          </table:table-cell>
          <table:table-cell table:style-name="ce62" office:value-type="string">
            <text:p>1fd00000</text:p>
          </table:table-cell>
          <table:table-cell table:style-name="ce62" table:formula="of:=IF([.E90]&lt;&gt;&quot;&quot;;HEX2DEC([.B91])-HEX2DEC([.B90])-[.E90];0)" office:value-type="float" office:value="0">
            <text:p>0</text:p>
          </table:table-cell>
          <table:table-cell table:style-name="ce89" table:formula="of:=[.G90]/(1024^2)" office:value-type="float" office:value="0">
            <text:p>0</text:p>
          </table:table-cell>
          <table:table-cell table:formula="of:=IF([.E90]&lt;&gt;&quot;&quot;;[.E90];HEX2DEC([.B91])-HEX2DEC([.B90]))" office:value-type="float" office:value="0">
            <text:p>0</text:p>
          </table:table-cell>
          <table:table-cell table:style-name="ce93" table:formula="of:=[.I90]/102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91]&lt;&gt;&quot;&quot;;DEC2HEX(HEX2DEC([.C$7])+HEX2DEC([.F91]));DEC2HEX(HEX2DEC([.B90])+[.E91]))" office:value-type="string" office:string-value="9FD00000">
            <text:p>9FD00000</text:p>
          </table:table-cell>
          <table:table-cell table:style-name="ce84" office:value-type="string">
            <text:p>FFFFFFFF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3"/>
          <table:table-cell table:style-name="ce92"/>
          <table:table-cell table:number-columns-repeated="2"/>
        </table:table-row>
        <table:table-row table:style-name="ro1">
          <table:table-cell/>
          <table:table-cell table:style-name="ce77"/>
          <table:table-cell table:style-name="ce83" table:number-columns-repeated="6"/>
          <table:table-cell table:style-name="ce83" table:formula="of:=SUM([.I71:.I91])" office:value-type="float" office:value="227023952">
            <text:p>227023952</text:p>
          </table:table-cell>
          <table:table-cell table:style-name="ce94" table:formula="of:=[.I92]/1024" office:value-type="float" office:value="221703.078125">
            <text:p>221703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76" office:value-type="string">
            <text:p>N64 Memory addressing</text:p>
          </table:table-cell>
          <table:table-cell table:style-name="ce83" table:number-columns-repeated="5"/>
          <table:table-cell table:style-name="ce90"/>
          <table:table-cell table:number-columns-repeated="4"/>
        </table:table-row>
        <table:table-row table:style-name="ro1">
          <table:table-cell/>
          <table:table-cell table:style-name="ce75" office:value-type="string">
            <text:p>from</text:p>
          </table:table-cell>
          <table:table-cell table:style-name="ce85" office:value-type="string">
            <text:p>to</text:p>
          </table:table-cell>
          <table:table-cell table:style-name="ce85" table:number-columns-repeated="4"/>
          <table:table-cell table:style-name="ce91"/>
          <table:table-cell table:number-columns-repeated="4"/>
        </table:table-row>
        <table:table-row table:style-name="ro8">
          <table:table-cell/>
          <table:table-cell table:style-name="ce74" office:value-type="string">
            <text:p>0x00000000</text:p>
          </table:table-cell>
          <table:table-cell office:value-type="string">
            <text:p>0x7FFFFFFF</text:p>
          </table:table-cell>
          <table:table-cell table:style-name="ce84" table:formula="of:=&quot;=&gt;&quot;" office:value-type="string" office:string-value="=&gt;">
            <text:p>=&gt;</text:p>
          </table:table-cell>
          <table:table-cell office:value-type="string">
            <text:p>TLB</text:p>
          </table:table-cell>
          <table:table-cell table:number-columns-repeated="2"/>
          <table:table-cell table:style-name="ce92"/>
          <table:table-cell table:number-columns-repeated="4"/>
        </table:table-row>
        <table:table-row table:style-name="ro8">
          <table:table-cell/>
          <table:table-cell table:style-name="ce74" office:value-type="string">
            <text:p>0x80000000</text:p>
          </table:table-cell>
          <table:table-cell office:value-type="string">
            <text:p>0x9FFFFFFF</text:p>
          </table:table-cell>
          <table:table-cell table:style-name="ce84" table:formula="of:=&quot;=&gt;&quot;" office:value-type="string" office:string-value="=&gt;">
            <text:p>=&gt;</text:p>
          </table:table-cell>
          <table:table-cell table:formula="of:=[.B71]" office:value-type="string" office:string-value="80000000">
            <text:p>80000000</text:p>
          </table:table-cell>
          <table:table-cell table:formula="of:=DEC2HEX(HEX2DEC([.B71]) + HEX2DEC(&quot;1fffffff&quot;))" office:value-type="string" office:string-value="9FFFFFFF">
            <office:annotation draw:style-name="gr16" draw:text-style-name="P1" svg:width="8.985cm" svg:height="0.991cm" svg:x="14.416cm" svg:y="40.351cm" draw:caption-point-x="-0.61cm" draw:caption-point-y="1.51cm">
              <dc:date>2014-09-12T00:00:00</dc:date>
              <text:p text:style-name="P1"><text:span text:style-name="T1">This could be dangerous! We don't want to modify certain parts of memory used for emulation</text:span></text:p>
            </office:annotation>
            <text:p>9FFFFFFF</text:p>
          </table:table-cell>
          <table:table-cell office:value-type="string">
            <text:p>Direct cache</text:p>
          </table:table-cell>
          <table:table-cell table:style-name="ce92"/>
          <table:table-cell table:number-columns-repeated="4"/>
        </table:table-row>
        <table:table-row table:style-name="ro8">
          <table:table-cell/>
          <table:table-cell table:style-name="ce74" office:value-type="string">
            <text:p>0xA0000000</text:p>
          </table:table-cell>
          <table:table-cell office:value-type="string">
            <text:p>0xBFFFFFFF</text:p>
          </table:table-cell>
          <table:table-cell table:style-name="ce84" table:formula="of:=&quot;=&gt;&quot;" office:value-type="string" office:string-value="=&gt;">
            <text:p>=&gt;</text:p>
          </table:table-cell>
          <table:table-cell table:formula="of:=[.B71]" office:value-type="string" office:string-value="80000000">
            <text:p>80000000</text:p>
          </table:table-cell>
          <table:table-cell table:formula="of:=DEC2HEX(HEX2DEC([.B71]) + HEX2DEC(&quot;1fffffff&quot;))" office:value-type="string" office:string-value="9FFFFFFF">
            <text:p>9FFFFFFF</text:p>
          </table:table-cell>
          <table:table-cell office:value-type="string">
            <text:p>Direct non-cache</text:p>
          </table:table-cell>
          <table:table-cell table:style-name="ce92"/>
          <table:table-cell table:number-columns-repeated="4"/>
        </table:table-row>
        <table:table-row table:style-name="ro8">
          <table:table-cell/>
          <table:table-cell table:style-name="ce75" office:value-type="string">
            <text:p>0xC0000000</text:p>
          </table:table-cell>
          <table:table-cell table:style-name="ce85" office:value-type="string">
            <text:p>0xFFFFFFFF</text:p>
          </table:table-cell>
          <table:table-cell table:style-name="ce87" table:formula="of:=&quot;=&gt;&quot;" office:value-type="string" office:string-value="=&gt;">
            <text:p>=&gt;</text:p>
          </table:table-cell>
          <table:table-cell table:style-name="ce85" office:value-type="string">
            <text:p>TLB</text:p>
          </table:table-cell>
          <table:table-cell table:style-name="ce85" table:number-columns-repeated="2"/>
          <table:table-cell table:style-name="ce91"/>
          <table:table-cell table:number-columns-repeated="4"/>
        </table:table-row>
        <table:table-row table:style-name="ro1" table:number-rows-repeated="104847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config" table:style-name="ta1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row table:style-name="ro1" table:number-rows-repeated="2">
          <table:table-cell table:number-columns-repeated="4"/>
        </table:table-row>
        <table:table-row table:style-name="ro4">
          <table:table-cell/>
          <table:table-cell office:value-type="string">
            <text:p>Confi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4">
          <table:table-cell/>
          <table:table-cell office:value-type="string">
            <text:p>EmulateCache</text:p>
          </table:table-cell>
          <table:table-cell office:value-type="string">
            <text:p>Boolean</text:p>
          </table:table-cell>
          <table:table-cell/>
        </table:table-row>
        <table:table-row table:style-name="ro4">
          <table:table-cell/>
          <table:table-cell office:value-type="string">
            <text:p>DoubleStorage</text:p>
          </table:table-cell>
          <table:table-cell office:value-type="string">
            <text:p>Boolean</text:p>
          </table:table-cell>
          <table:table-cell office:value-type="string">
            <text:p>Use LDRD/STRD</text:p>
          </table:table-cell>
        </table:table-row>
        <table:table-row table:style-name="ro4">
          <table:table-cell/>
          <table:table-cell office:value-type="string">
            <text:p>CompileOD</text:p>
          </table:table-cell>
          <table:table-cell office:value-type="string">
            <text:p>Boolean</text:p>
          </table:table-cell>
          <table:table-cell office:value-type="string">
            <text:p>Precompile or wait until branch to?</text:p>
          </table:table-cell>
        </table:table-row>
        <table:table-row table:style-name="ro4">
          <table:table-cell/>
          <table:table-cell office:value-type="string">
            <text:p>CountSaturates</text:p>
          </table:table-cell>
          <table:table-cell office:value-type="string">
            <text:p>Boolean</text:p>
          </table:table-cell>
          <table:table-cell office:value-type="string">
            <text:p>Alternative method for interrupts</text:p>
          </table:table-cell>
        </table:table-row>
        <table:table-row table:style-name="ro4">
          <table:table-cell/>
          <table:table-cell office:value-type="string">
            <text:p>AssumeHiLoB</text:p>
          </table:table-cell>
          <table:table-cell office:value-type="string">
            <text:p>Boolean</text:p>
          </table:table-cell>
          <table:table-cell office:value-type="string">
            <text:p>Assume HiLo regs not used across segments</text:p>
          </table:table-cell>
        </table:table-row>
        <table:table-row table:style-name="ro4">
          <table:table-cell/>
          <table:table-cell office:value-type="string">
            <text:p>CheckMemOffset</text:p>
          </table:table-cell>
          <table:table-cell office:value-type="string">
            <text:p>Boolean</text:p>
          </table:table-cell>
          <table:table-cell office:value-type="string">
            <text:p>Should Dynamic recompiler add offset to base before doing checking? Virtual address will do this automatically</text:p>
          </table:table-cell>
        </table:table-row>
        <table:table-row table:style-name="ro4">
          <table:table-cell/>
          <table:table-cell office:value-type="string">
            <text:p>InlineMemoryLookup</text:p>
          </table:table-cell>
          <table:table-cell office:value-type="string">
            <text:p>Boolean</text:p>
          </table:table-cell>
          <table:table-cell office:value-type="string">
            <text:p>Perform Inline Memory lookup</text:p>
          </table:table-cell>
        </table:table-row>
        <table:table-row table:style-name="ro4">
          <table:table-cell/>
          <table:table-cell office:value-type="string">
            <text:p>doDMAonInterrupt</text:p>
          </table:table-cell>
          <table:table-cell office:value-type="string">
            <text:p>Boolean</text:p>
          </table:table-cell>
          <table:table-cell office:value-type="string">
            <text:p>Check if DMA is required in ISR else on memory write</text:p>
          </table:table-cell>
        </table:table-row>
        <table:table-row table:style-name="ro1">
          <table:table-cell table:number-columns-repeated="4"/>
        </table:table-row>
        <table:table-row table:style-name="ro4">
          <table:table-cell/>
          <table:table-cell office:value-type="string">
            <text:p>DebugLevel</text:p>
          </table:table-cell>
          <table:table-cell office:value-type="string">
            <text:p>Int</text:p>
          </table:table-cell>
          <table:table-cell office:value-type="string">
            <text:p>0=none,1=segment, 2 = instruction</text:p>
          </table:table-cell>
        </table:table-row>
        <table:table-row table:style-name="ro4">
          <table:table-cell/>
          <table:table-cell office:value-type="string">
            <text:p>CountFrequency</text:p>
          </table:table-cell>
          <table:table-cell office:value-type="string">
            <text:p>Int</text:p>
          </table:table-cell>
          <table:table-cell office:value-type="string">
            <text:p>How many instructions before emit Count update and check</text:p>
          </table:table-cell>
        </table:table-row>
        <table:table-row table:style-name="ro4">
          <table:table-cell/>
          <table:table-cell office:value-type="string">
            <text:p>SegmentSeparation</text:p>
          </table:table-cell>
          <table:table-cell office:value-type="string">
            <text:p>Int</text:p>
          </table:table-cell>
          <table:table-cell office:value-type="string">
            <text:p>Number of 32-bit words between Segments (to allow for code expansion)</text:p>
          </table:table-cell>
        </table:table-row>
        <table:table-row table:style-name="ro1" table:number-rows-repeated="104855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eg Transformations" table:style-name="ta1">
        <office:forms form:automatic-focus="false" form:apply-design-mode="false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ce70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66"/>
          <table:table-cell table:style-name="ce71"/>
        </table:table-row>
        <table:table-row table:style-name="ro1">
          <table:table-cell/>
          <table:table-cell office:value-type="string">
            <text:p>Done</text:p>
          </table:table-cell>
          <table:table-cell table:style-name="ce66" office:value-type="string">
            <text:p>Translate</text:p>
          </table:table-cell>
          <table:table-cell table:style-name="ce71"/>
        </table:table-row>
        <table:table-row table:style-name="ro4">
          <table:table-cell/>
          <table:table-cell office:value-type="string">
            <text:p>Y</text:p>
          </table:table-cell>
          <table:table-cell table:style-name="ce66" office:value-type="string">
            <text:p>Init</text:p>
          </table:table-cell>
          <table:table-cell table:style-name="ce71" office:value-type="string">
            <text:p>Decode MIPS into intermediate code</text:p>
          </table:table-cell>
        </table:table-row>
        <table:table-row table:style-name="ro4">
          <table:table-cell table:number-columns-repeated="2"/>
          <table:table-cell table:style-name="ce67" office:value-type="string">
            <text:p>DelaySlot</text:p>
          </table:table-cell>
          <table:table-cell table:style-name="ce72" office:value-type="string">
            <text:p>Adds code to handle the DelaySlot effect</text:p>
          </table:table-cell>
        </table:table-row>
        <table:table-row table:style-name="ro4">
          <table:table-cell/>
          <table:table-cell office:value-type="string">
            <text:p>Y</text:p>
          </table:table-cell>
          <table:table-cell table:style-name="ce67" office:value-type="string">
            <text:p>Count</text:p>
          </table:table-cell>
          <table:table-cell table:style-name="ce72" office:value-type="string">
            <text:p>Adds code to update the COUNT register</text:p>
          </table:table-cell>
        </table:table-row>
        <table:table-row table:style-name="ro6">
          <table:table-cell table:number-columns-repeated="2"/>
          <table:table-cell table:style-name="ce67" office:value-type="string">
            <text:p>Constant Optimization</text:p>
          </table:table-cell>
          <table:table-cell table:style-name="ce72" office:value-type="string">
            <text:p>If constants done before Memory Translation then we can do better memory access</text:p>
          </table:table-cell>
        </table:table-row>
        <table:table-row table:style-name="ro4">
          <table:table-cell table:number-columns-repeated="2"/>
          <table:table-cell table:style-name="ce67" office:value-type="string">
            <text:p>Translate to 32Bit Instructions</text:p>
          </table:table-cell>
          <table:table-cell table:style-name="ce72" office:value-type="string">
            <text:p>Convert 64 bitwise instructions <text:s/>into 32 bit instructions.</text:p>
          </table:table-cell>
        </table:table-row>
        <table:table-row table:style-name="ro6">
          <table:table-cell table:number-columns-repeated="2"/>
          <table:table-cell table:style-name="ce67" office:value-type="string">
            <text:p>Memory</text:p>
          </table:table-cell>
          <table:table-cell table:style-name="ce72" office:value-type="string">
            <text:p>Transforms TARGET memory &lt;=&gt; HOST memory. Ignore existing HOST references</text:p>
          </table:table-cell>
        </table:table-row>
        <table:table-row table:style-name="ro4">
          <table:table-cell table:number-columns-repeated="2"/>
          <table:table-cell table:style-name="ce66" office:value-type="string">
            <text:p>Load/StoreWriteBack</text:p>
          </table:table-cell>
          <table:table-cell table:style-name="ce71" office:value-type="string">
            <text:p>Perform Load/Store Writeback Optimizations</text:p>
          </table:table-cell>
        </table:table-row>
        <table:table-row table:style-name="ro4">
          <table:table-cell table:number-columns-repeated="2"/>
          <table:table-cell table:style-name="ce67" office:value-type="string">
            <text:p>LoadCacheRegisters</text:p>
          </table:table-cell>
          <table:table-cell table:style-name="ce72" office:value-type="string">
            <text:p>Adds code to load used registers from cache</text:p>
          </table:table-cell>
        </table:table-row>
        <table:table-row table:style-name="ro7">
          <table:table-cell table:number-columns-repeated="2"/>
          <table:table-cell table:style-name="ce67" office:value-type="string">
            <text:p>StoreCacheRegisters</text:p>
          </table:table-cell>
          <table:table-cell table:style-name="ce72" office:value-type="string">
            <text:p>Adds code to save registers to cache after use. </text:p>
            <text:p>As we will be using HOST_FP + offset, we do not need any more registers to do this transform</text:p>
          </table:table-cell>
        </table:table-row>
        <table:table-row table:style-name="ro4">
          <table:table-cell/>
          <table:table-cell office:value-type="string">
            <text:p>Y</text:p>
          </table:table-cell>
          <table:table-cell table:style-name="ce67" office:value-type="string">
            <text:p>ReallocateRegisters</text:p>
          </table:table-cell>
          <table:table-cell table:style-name="ce72" office:value-type="string">
            <text:p>Re-number registers to fit into ARM GPRs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>
          <table:table-cell table:number-columns-repeated="4"/>
        </table:table-row>
        <table:table-row table:style-name="ro1" table:number-rows-repeated="163">
          <table:table-cell table:number-columns-repeated="2"/>
          <table:table-cell table:style-name="ce66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>
          <table:table-cell table:number-columns-repeated="2"/>
          <table:table-cell table:style-name="ce68"/>
          <table:table-cell table:style-name="ce71"/>
        </table:table-row>
        <table:table-row table:style-name="ro1" table:number-rows-repeated="2">
          <table:table-cell table:number-columns-repeated="2"/>
          <table:table-cell table:style-name="ce66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>
          <table:table-cell table:number-columns-repeated="2"/>
          <table:table-cell table:style-name="ce68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 table:number-rows-repeated="6">
          <table:table-cell table:number-columns-repeated="2"/>
          <table:table-cell table:style-name="ce66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 table:number-rows-repeated="6">
          <table:table-cell table:number-columns-repeated="2"/>
          <table:table-cell table:style-name="ce66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>
          <table:table-cell table:number-columns-repeated="2"/>
          <table:table-cell table:style-name="ce68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 table:number-rows-repeated="4">
          <table:table-cell table:number-columns-repeated="2"/>
          <table:table-cell table:style-name="ce66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 table:number-rows-repeated="2">
          <table:table-cell table:number-columns-repeated="2"/>
          <table:table-cell table:style-name="ce66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>
          <table:table-cell table:number-columns-repeated="2"/>
          <table:table-cell table:style-name="ce68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 table:number-rows-repeated="7">
          <table:table-cell table:number-columns-repeated="2"/>
          <table:table-cell table:style-name="ce66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>
          <table:table-cell table:number-columns-repeated="2"/>
          <table:table-cell table:style-name="ce68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 table:number-rows-repeated="10">
          <table:table-cell table:number-columns-repeated="2"/>
          <table:table-cell table:style-name="ce66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 table:number-rows-repeated="3">
          <table:table-cell table:number-columns-repeated="2"/>
          <table:table-cell table:style-name="ce68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 table:number-rows-repeated="6">
          <table:table-cell table:number-columns-repeated="2"/>
          <table:table-cell table:style-name="ce66"/>
          <table:table-cell table:style-name="ce73"/>
        </table:table-row>
        <table:table-row table:style-name="ro1">
          <table:table-cell table:number-columns-repeated="2"/>
          <table:table-cell table:style-name="ce66"/>
          <table:table-cell table:style-name="ce71"/>
        </table:table-row>
        <table:table-row table:style-name="ro1">
          <table:table-cell table:number-columns-repeated="2"/>
          <table:table-cell table:style-name="ce66"/>
          <table:table-cell table:style-name="ce73"/>
        </table:table-row>
        <table:table-row table:style-name="ro1" table:number-rows-repeated="2">
          <table:table-cell table:number-columns-repeated="2"/>
          <table:table-cell table:style-name="ce66"/>
          <table:table-cell table:style-name="ce71"/>
        </table:table-row>
        <table:table-row table:style-name="ro1">
          <table:table-cell table:number-columns-repeated="2"/>
          <table:table-cell table:style-name="ce66"/>
          <table:table-cell table:style-name="ce73"/>
        </table:table-row>
        <table:table-row table:style-name="ro1">
          <table:table-cell table:number-columns-repeated="2"/>
          <table:table-cell table:style-name="ce66"/>
          <table:table-cell table:style-name="ce71"/>
        </table:table-row>
        <table:table-row table:style-name="ro1">
          <table:table-cell table:number-columns-repeated="2"/>
          <table:table-cell table:style-name="ce66"/>
          <table:table-cell table:style-name="ce73"/>
        </table:table-row>
        <table:table-row table:style-name="ro1">
          <table:table-cell table:number-columns-repeated="2"/>
          <table:table-cell table:style-name="ce66"/>
          <table:table-cell table:style-name="ce71"/>
        </table:table-row>
        <table:table-row table:style-name="ro1" table:number-rows-repeated="3">
          <table:table-cell table:number-columns-repeated="2"/>
          <table:table-cell table:style-name="ce66"/>
          <table:table-cell table:style-name="ce73"/>
        </table:table-row>
        <table:table-row table:style-name="ro1" table:number-rows-repeated="4">
          <table:table-cell table:number-columns-repeated="2"/>
          <table:table-cell table:style-name="ce69"/>
          <table:table-cell table:style-name="ce73"/>
        </table:table-row>
        <table:table-row table:style-name="ro1" table:number-rows-repeated="2">
          <table:table-cell table:number-columns-repeated="2"/>
          <table:table-cell table:style-name="ce66"/>
          <table:table-cell table:style-name="ce73"/>
        </table:table-row>
        <table:table-row table:style-name="ro1" table:number-rows-repeated="2">
          <table:table-cell table:number-columns-repeated="2"/>
          <table:table-cell table:style-name="ce69"/>
          <table:table-cell table:style-name="ce73"/>
        </table:table-row>
        <table:table-row table:style-name="ro1" table:number-rows-repeated="4">
          <table:table-cell table:number-columns-repeated="2"/>
          <table:table-cell table:style-name="ce66"/>
          <table:table-cell table:style-name="ce73"/>
        </table:table-row>
        <table:table-row table:style-name="ro1">
          <table:table-cell table:number-columns-repeated="2"/>
          <table:table-cell table:style-name="ce66"/>
          <table:table-cell table:style-name="ce71"/>
        </table:table-row>
        <table:table-row table:style-name="ro1" table:number-rows-repeated="104830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/>
    </number:number-style>
    <number:number-style style:name="N111">
      <style:text-properties fo:color="#ff0000"/>
      <number:text>-</number:text>
      <number:number number:decimal-places="0" number:min-integer-digits="1"/>
      <style:map style:condition="value()&gt;=0" style:apply-style-name="N111P0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lumn" style:family="table-cell" style:parent-style-name="Default">
      <style:table-cell-properties fo:border-bottom="none" fo:border-left="0.06pt solid #000000" fo:border-right="none" fo:border-top="none" style:vertical-justify="auto"/>
      <style:paragraph-properties css3t:text-justify="auto"/>
    </style:style>
    <style:style style:name="Section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Hender</meta:initial-creator>
    <meta:creation-date>2014-06-09T10:08:38</meta:creation-date>
    <dc:date>2014-10-03T15:34:20</dc:date>
    <dc:creator>Richard Hender</dc:creator>
    <meta:editing-duration>P1DT18H14M15S</meta:editing-duration>
    <meta:editing-cycles>46</meta:editing-cycles>
    <meta:generator>LibreOffice/3.5$Linux_x86 LibreOffice_project/350m1$Build-2</meta:generator>
    <meta:document-statistic meta:table-count="4" meta:cell-count="4157" meta:object-count="0"/>
  </office:meta>
</office:document-meta>
</file>